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Symbol" svg:font-family="Symbol"/>
    <style:font-face style:name="Wingdings" svg:font-family="Wingding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fo:text-align="justify" style:justify-single-word="false"/>
    </style:style>
    <style:style style:name="P2" style:family="paragraph" style:parent-style-name="Standard">
      <style:paragraph-properties fo:margin-top="0in" fo:margin-bottom="0in" fo:line-height="100%" fo:text-align="justify" style:justify-single-word="false"/>
      <style:text-properties style:font-name="Times New Roman" fo:font-weight="bold" style:font-name-asian="Times New Roman1" style:font-weight-asian="bold" style:font-name-complex="Times New Roman1" style:font-weight-complex="bold"/>
    </style:style>
    <style:style style:name="P3" style:family="paragraph" style:parent-style-name="Standard">
      <style:paragraph-properties fo:margin-top="0in" fo:margin-bottom="0in" fo:line-height="100%" fo:text-align="justify" style:justify-single-word="false"/>
      <style:text-properties style:font-name="Times New Roman" style:font-name-complex="Times New Roman1"/>
    </style:style>
    <style:style style:name="P4" style:family="paragraph" style:parent-style-name="Standard">
      <style:paragraph-properties fo:margin-top="0in" fo:margin-bottom="0in" fo:line-height="100%" fo:text-align="justify" style:justify-single-word="false"/>
      <style:text-properties style:font-name="Times New Roman" style:font-name-asian="Times New Roman1" style:font-name-complex="Times New Roman1"/>
    </style:style>
    <style:style style:name="P5" style:family="paragraph" style:parent-style-name="Standard" style:master-page-name="Standard">
      <style:paragraph-properties fo:margin-top="0in" fo:margin-bottom="0in" fo:line-height="100%" fo:text-align="justify" style:justify-single-word="false" style:page-number="auto"/>
    </style:style>
    <style:style style:name="P6" style:family="paragraph" style:parent-style-name="Standard" style:list-style-name="L1">
      <style:paragraph-properties fo:margin-left="0in" fo:margin-right="0in" fo:margin-top="0in" fo:margin-bottom="0in" fo:line-height="100%" fo:text-align="justify" style:justify-single-word="false" fo:text-indent="0in" style:auto-text-indent="false"/>
    </style:style>
    <style:style style:name="P7" style:family="paragraph" style:parent-style-name="Standard" style:list-style-name="L2">
      <style:paragraph-properties fo:margin-left="0in" fo:margin-right="0in" fo:margin-top="0in" fo:margin-bottom="0in" fo:line-height="100%" fo:text-align="justify" style:justify-single-word="false" fo:text-indent="0in" style:auto-text-indent="false"/>
    </style:style>
    <style:style style:name="P8" style:family="paragraph" style:parent-style-name="Standard" style:list-style-name="L3">
      <style:paragraph-properties fo:margin-left="0in" fo:margin-right="0in" fo:margin-top="0in" fo:margin-bottom="0in" fo:line-height="100%" fo:text-align="justify" style:justify-single-word="false" fo:text-indent="0in" style:auto-text-indent="false"/>
    </style:style>
    <style:style style:name="P9" style:family="paragraph" style:parent-style-name="Standard" style:list-style-name="L4">
      <style:paragraph-properties fo:margin-left="0in" fo:margin-right="0in" fo:margin-top="0in" fo:margin-bottom="0in" fo:line-height="100%" fo:text-align="justify" style:justify-single-word="false" fo:text-indent="0in" style:auto-text-indent="false"/>
    </style:style>
    <style:style style:name="P10" style:family="paragraph" style:parent-style-name="Standard" style:list-style-name="L5">
      <style:paragraph-properties fo:margin-left="0in" fo:margin-right="0in" fo:margin-top="0in" fo:margin-bottom="0in" fo:line-height="100%" fo:text-align="justify" style:justify-single-word="false" fo:text-indent="0in" style:auto-text-indent="false"/>
    </style:style>
    <style:style style:name="P11" style:family="paragraph" style:parent-style-name="Standard" style:list-style-name="L6">
      <style:paragraph-properties fo:margin-left="0in" fo:margin-right="0in" fo:margin-top="0in" fo:margin-bottom="0in" fo:line-height="100%" fo:text-align="justify" style:justify-single-word="false" fo:text-indent="0in" style:auto-text-indent="false"/>
    </style:style>
    <style:style style:name="P12" style:family="paragraph" style:parent-style-name="Heading_20_5">
      <style:paragraph-properties fo:margin-top="0in" fo:margin-bottom="0in" fo:line-height="100%" fo:text-align="justify" style:justify-single-word="false"/>
    </style:style>
    <style:style style:name="P13" style:family="paragraph" style:parent-style-name="Heading_20_4">
      <style:paragraph-properties fo:margin-top="0in" fo:margin-bottom="0in" fo:line-height="100%" fo:text-align="justify" style:justify-single-word="false"/>
    </style:style>
    <style:style style:name="P14" style:family="paragraph" style:parent-style-name="Heading_20_3">
      <style:paragraph-properties fo:margin-top="0in" fo:margin-bottom="0in" fo:line-height="100%" fo:text-align="justify" style:justify-single-word="false"/>
    </style:style>
    <style:style style:name="P15" style:family="paragraph" style:parent-style-name="Heading_20_2">
      <style:paragraph-properties fo:margin-top="0in" fo:margin-bottom="0in" fo:text-align="justify" style:justify-single-word="false"/>
      <style:text-properties fo:font-size="11pt" style:font-size-asian="11pt" style:font-size-complex="11pt"/>
    </style:style>
    <style:style style:name="P16" style:family="paragraph" style:parent-style-name="Heading_20_2">
      <style:paragraph-properties fo:margin-top="0in" fo:margin-bottom="0in" fo:text-align="justify" style:justify-single-word="false"/>
    </style:style>
    <style:style style:name="P17" style:family="paragraph" style:parent-style-name="HTML_20_Preformatted">
      <style:paragraph-properties fo:text-align="justify" style:justify-single-word="false"/>
    </style:style>
    <style:style style:name="P18" style:family="paragraph" style:parent-style-name="HTML_20_Preformatted">
      <style:paragraph-properties fo:text-align="justify" style:justify-single-word="false"/>
      <style:text-properties style:font-name="Times New Roman" fo:font-size="11pt" style:font-size-asian="11pt" style:font-name-complex="Times New Roman1" style:font-size-complex="11pt"/>
    </style:style>
    <style:style style:name="P19" style:family="paragraph" style:parent-style-name="Normal_20__28_Web_29_">
      <style:paragraph-properties fo:margin-top="0in" fo:margin-bottom="0in" fo:text-align="justify" style:justify-single-word="false"/>
    </style:style>
    <style:style style:name="P20" style:family="paragraph" style:parent-style-name="Normal_20__28_Web_29_">
      <style:paragraph-properties fo:margin-top="0in" fo:margin-bottom="0in" fo:text-align="justify" style:justify-single-word="false"/>
      <style:text-properties fo:font-size="11pt" style:font-size-asian="11pt" style:font-size-complex="11pt"/>
    </style:style>
    <style:style style:name="P21" style:family="paragraph" style:parent-style-name="Footer" style:master-page-name="Converted1">
      <style:paragraph-properties fo:text-align="center" style:justify-single-word="false" style:page-number="auto"/>
    </style:style>
    <style:style style:name="P22" style:family="paragraph">
      <style:paragraph-properties fo:text-align="center"/>
    </style:style>
    <style:style style:name="T1" style:family="text">
      <style:text-properties style:font-name="Times New Roman" fo:font-weight="bold" style:font-name-asian="Times New Roman1" style:font-weight-asian="bold" style:font-name-complex="Times New Roman1" style:font-weight-complex="bold"/>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size="14pt" fo:font-weight="bold" style:font-name-asian="Times New Roman1" style:font-size-asian="14pt" style:font-weight-asian="bold" style:font-name-complex="Times New Roman1" style:font-weight-complex="bold"/>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11pt" style:font-size-asian="11pt" style:font-name-complex="Times New Roman1" style:font-size-complex="11pt"/>
    </style:style>
    <style:style style:name="T6" style:family="text">
      <style:text-properties style:font-name="Times New Roman" fo:font-size="11pt" style:font-size-asian="11pt" style:font-name-complex="Calibri1" style:font-size-complex="11pt"/>
    </style:style>
    <style:style style:name="T7" style:family="text">
      <style:text-properties style:font-name="Times New Roman" fo:font-size="11pt" style:font-size-asian="11pt" style:font-name-complex="F" style:font-size-complex="11pt"/>
    </style:style>
    <style:style style:name="T8" style:family="text">
      <style:text-properties style:font-name="Times New Roman" fo:font-size="11pt" fo:font-weight="bold" style:font-size-asian="11pt" style:font-weight-asian="bold" style:font-name-complex="Calibri1" style:font-size-complex="11pt" style:font-weight-complex="bold"/>
    </style:style>
    <style:style style:name="T9" style:family="text">
      <style:text-properties style:font-name="Times New Roman" style:font-name-complex="Times New Roman1"/>
    </style:style>
    <style:style style:name="T10" style:family="text">
      <style:text-properties style:font-name="Times New Roman" fo:font-style="italic" style:font-name-asian="Times New Roman1" style:font-style-asian="italic" style:font-name-complex="Times New Roman1" style:font-style-complex="italic"/>
    </style:style>
    <style:style style:name="T11" style:family="text">
      <style:text-properties style:font-name="Times New Roman" style:text-underline-style="solid" style:text-underline-width="auto" style:text-underline-color="font-color" fo:font-weight="bold" style:font-weight-asian="bold" style:font-name-complex="Times New Roman1"/>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font-weight-complex="bold"/>
    </style:style>
    <style:style style:name="T14" style:family="text">
      <style:text-properties fo:color="#0000ff" style:font-name="Times New Roman" style:text-underline-style="solid" style:text-underline-width="auto" style:text-underline-color="font-color" style:font-name-asian="Times New Roman1" style:font-name-complex="Times New Roman1"/>
    </style:style>
    <style:style style:name="T15" style:family="text">
      <style:text-properties fo:color="#0000ff" style:font-name="Times New Roman" fo:font-size="11pt" style:text-underline-style="solid" style:text-underline-width="auto" style:text-underline-color="font-color" style:font-size-asian="11pt" style:font-name-complex="Calibri1" style:font-size-complex="11pt"/>
    </style:style>
    <style:style style:name="T16" style:family="text">
      <style:text-properties fo:font-size="20pt" fo:font-weight="bold" style:font-size-asian="20pt" style:font-weight-asian="bold"/>
    </style:style>
    <text:list-style style:name="L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rect text:anchor-type="as-char" svg:y="0in" draw:z-index="92" draw:style-name="gr1" draw:text-style-name="P22" svg:width="0.0398in" svg:height="0.0398in"><text:p/></draw:rect><draw:rect text:anchor-type="as-char" svg:y="0in" draw:z-index="91" draw:style-name="gr1" draw:text-style-name="P22" svg:width="0.0398in" svg:height="0.0398in"><text:p/></draw:rect><draw:rect text:anchor-type="as-char" svg:y="0in" draw:z-index="90" draw:style-name="gr1" draw:text-style-name="P22" svg:width="0.0398in" svg:height="0.0398in"><text:p/></draw:rect><draw:rect text:anchor-type="as-char" svg:y="0in" draw:z-index="89" draw:style-name="gr1" draw:text-style-name="P22" svg:width="0.0398in" svg:height="0.0398in"><text:p/></draw:rect><draw:rect text:anchor-type="as-char" svg:y="0in" draw:z-index="88" draw:style-name="gr1" draw:text-style-name="P22" svg:width="0.0398in" svg:height="0.0398in"><text:p/></draw:rect><draw:rect text:anchor-type="as-char" svg:y="0in" draw:z-index="87" draw:style-name="gr1" draw:text-style-name="P22" svg:width="0.0398in" svg:height="0.0398in"><text:p/></draw:rect><draw:rect text:anchor-type="as-char" svg:y="0in" draw:z-index="86" draw:style-name="gr1" draw:text-style-name="P22" svg:width="0.0398in" svg:height="0.0398in"><text:p/></draw:rect><draw:rect text:anchor-type="as-char" svg:y="0in" draw:z-index="85" draw:style-name="gr1" draw:text-style-name="P22" svg:width="0.0398in" svg:height="0.0398in"><text:p/></draw:rect><draw:rect text:anchor-type="as-char" svg:y="0in" draw:z-index="84" draw:style-name="gr1" draw:text-style-name="P22" svg:width="0.0398in" svg:height="0.0398in"><text:p/></draw:rect><draw:rect text:anchor-type="as-char" svg:y="0in" draw:z-index="83" draw:style-name="gr1" draw:text-style-name="P22" svg:width="0.0398in" svg:height="0.0398in"><text:p/></draw:rect><draw:rect text:anchor-type="as-char" svg:y="0in" draw:z-index="82" draw:style-name="gr1" draw:text-style-name="P22" svg:width="0.0398in" svg:height="0.0398in"><text:p/></draw:rect><draw:rect text:anchor-type="as-char" svg:y="0in" draw:z-index="81" draw:style-name="gr1" draw:text-style-name="P22" svg:width="0.0398in" svg:height="0.0398in"><text:p/></draw:rect><draw:rect text:anchor-type="as-char" svg:y="0in" draw:z-index="80" draw:style-name="gr1" draw:text-style-name="P22" svg:width="0.0398in" svg:height="0.0398in"><text:p/></draw:rect><draw:rect text:anchor-type="as-char" svg:y="0in" draw:z-index="79" draw:style-name="gr1" draw:text-style-name="P22" svg:width="0.0398in" svg:height="0.0398in"><text:p/></draw:rect><draw:rect text:anchor-type="as-char" svg:y="0in" draw:z-index="78" draw:style-name="gr1" draw:text-style-name="P22" svg:width="0.0398in" svg:height="0.0398in"><text:p/></draw:rect><draw:rect text:anchor-type="as-char" svg:y="0in" draw:z-index="77" draw:style-name="gr1" draw:text-style-name="P22" svg:width="0.0398in" svg:height="0.0398in"><text:p/></draw:rect><draw:rect text:anchor-type="as-char" svg:y="0in" draw:z-index="76" draw:style-name="gr1" draw:text-style-name="P22" svg:width="0.0398in" svg:height="0.0398in"><text:p/></draw:rect><draw:rect text:anchor-type="as-char" svg:y="0in" draw:z-index="75" draw:style-name="gr1" draw:text-style-name="P22" svg:width="0.0398in" svg:height="0.0398in"><text:p/></draw:rect><draw:rect text:anchor-type="as-char" svg:y="0in" draw:z-index="74" draw:style-name="gr1" draw:text-style-name="P22" svg:width="0.0398in" svg:height="0.0398in"><text:p/></draw:rect><draw:rect text:anchor-type="as-char" svg:y="0in" draw:z-index="73" draw:style-name="gr1" draw:text-style-name="P22" svg:width="0.0398in" svg:height="0.0398in"><text:p/></draw:rect><draw:rect text:anchor-type="as-char" svg:y="0in" draw:z-index="72" draw:style-name="gr1" draw:text-style-name="P22" svg:width="0.0398in" svg:height="0.0398in"><text:p/></draw:rect><draw:rect text:anchor-type="as-char" svg:y="0in" draw:z-index="71" draw:style-name="gr1" draw:text-style-name="P22" svg:width="0.0398in" svg:height="0.0398in"><text:p/></draw:rect><draw:rect text:anchor-type="as-char" svg:y="0in" draw:z-index="70" draw:style-name="gr1" draw:text-style-name="P22" svg:width="0.0398in" svg:height="0.0398in"><text:p/></draw:rect><draw:rect text:anchor-type="as-char" svg:y="0in" draw:z-index="69" draw:style-name="gr1" draw:text-style-name="P22" svg:width="0.0398in" svg:height="0.0398in"><text:p/></draw:rect><draw:rect text:anchor-type="as-char" svg:y="0in" draw:z-index="68" draw:style-name="gr1" draw:text-style-name="P22" svg:width="0.0398in" svg:height="0.0398in"><text:p/></draw:rect><draw:rect text:anchor-type="as-char" svg:y="0in" draw:z-index="67" draw:style-name="gr1" draw:text-style-name="P22" svg:width="0.0398in" svg:height="0.0398in"><text:p/></draw:rect><draw:rect text:anchor-type="as-char" svg:y="0in" draw:z-index="66" draw:style-name="gr1" draw:text-style-name="P22" svg:width="0.0398in" svg:height="0.0398in"><text:p/></draw:rect><draw:rect text:anchor-type="as-char" svg:y="0in" draw:z-index="65" draw:style-name="gr1" draw:text-style-name="P22" svg:width="0.0398in" svg:height="0.0398in"><text:p/></draw:rect><draw:rect text:anchor-type="as-char" svg:y="0in" draw:z-index="64" draw:style-name="gr1" draw:text-style-name="P22" svg:width="0.0398in" svg:height="0.0398in"><text:p/></draw:rect><draw:rect text:anchor-type="as-char" svg:y="0in" draw:z-index="63" draw:style-name="gr1" draw:text-style-name="P22" svg:width="0.0398in" svg:height="0.0398in"><text:p/></draw:rect><draw:rect text:anchor-type="as-char" svg:y="0in" draw:z-index="62" draw:style-name="gr1" draw:text-style-name="P22" svg:width="0.0398in" svg:height="0.0398in"><text:p/></draw:rect><draw:rect text:anchor-type="as-char" svg:y="0in" draw:z-index="61" draw:style-name="gr1" draw:text-style-name="P22" svg:width="0.0398in" svg:height="0.0398in"><text:p/></draw:rect><draw:rect text:anchor-type="as-char" svg:y="0in" draw:z-index="60" draw:style-name="gr1" draw:text-style-name="P22" svg:width="0.0398in" svg:height="0.0398in"><text:p/></draw:rect><draw:rect text:anchor-type="as-char" svg:y="0in" draw:z-index="59" draw:style-name="gr1" draw:text-style-name="P22" svg:width="0.0398in" svg:height="0.0398in"><text:p/></draw:rect><draw:rect text:anchor-type="as-char" svg:y="0in" draw:z-index="58" draw:style-name="gr1" draw:text-style-name="P22" svg:width="0.0398in" svg:height="0.0398in"><text:p/></draw:rect><draw:rect text:anchor-type="as-char" svg:y="0in" draw:z-index="57" draw:style-name="gr1" draw:text-style-name="P22" svg:width="0.0398in" svg:height="0.0398in"><text:p/></draw:rect><draw:rect text:anchor-type="as-char" svg:y="0in" draw:z-index="56" draw:style-name="gr1" draw:text-style-name="P22" svg:width="0.0398in" svg:height="0.0398in"><text:p/></draw:rect><draw:rect text:anchor-type="as-char" svg:y="0in" draw:z-index="55" draw:style-name="gr1" draw:text-style-name="P22" svg:width="0.0398in" svg:height="0.0398in"><text:p/></draw:rect><draw:rect text:anchor-type="as-char" svg:y="0in" draw:z-index="54" draw:style-name="gr1" draw:text-style-name="P22" svg:width="0.0398in" svg:height="0.0398in"><text:p/></draw:rect><draw:rect text:anchor-type="as-char" svg:y="0in" draw:z-index="53" draw:style-name="gr1" draw:text-style-name="P22" svg:width="0.0398in" svg:height="0.0398in"><text:p/></draw:rect><draw:rect text:anchor-type="as-char" svg:y="0in" draw:z-index="52" draw:style-name="gr1" draw:text-style-name="P22" svg:width="0.0398in" svg:height="0.0398in"><text:p/></draw:rect><draw:rect text:anchor-type="as-char" svg:y="0in" draw:z-index="51" draw:style-name="gr1" draw:text-style-name="P22" svg:width="0.0398in" svg:height="0.0398in"><text:p/></draw:rect><draw:rect text:anchor-type="as-char" svg:y="0in" draw:z-index="50" draw:style-name="gr1" draw:text-style-name="P22" svg:width="0.0398in" svg:height="0.0398in"><text:p/></draw:rect><draw:rect text:anchor-type="as-char" svg:y="0in" draw:z-index="49" draw:style-name="gr1" draw:text-style-name="P22" svg:width="0.0398in" svg:height="0.0398in"><text:p/></draw:rect><draw:rect text:anchor-type="as-char" svg:y="0in" draw:z-index="48" draw:style-name="gr1" draw:text-style-name="P22" svg:width="0.0398in" svg:height="0.0398in"><text:p/></draw:rect><draw:rect text:anchor-type="as-char" svg:y="0in" draw:z-index="47" draw:style-name="gr1" draw:text-style-name="P22" svg:width="0.0398in" svg:height="0.0398in"><text:p/></draw:rect><draw:rect text:anchor-type="as-char" svg:y="0in" draw:z-index="46" draw:style-name="gr1" draw:text-style-name="P22" svg:width="0.0398in" svg:height="0.0398in"><text:p/></draw:rect><draw:rect text:anchor-type="as-char" svg:y="0in" draw:z-index="45" draw:style-name="gr1" draw:text-style-name="P22" svg:width="0.0398in" svg:height="0.0398in"><text:p/></draw:rect><draw:rect text:anchor-type="as-char" svg:y="0in" draw:z-index="44" draw:style-name="gr1" draw:text-style-name="P22" svg:width="0.0398in" svg:height="0.0398in"><text:p/></draw:rect><draw:rect text:anchor-type="as-char" svg:y="0in" draw:z-index="43" draw:style-name="gr1" draw:text-style-name="P22" svg:width="0.0398in" svg:height="0.0398in"><text:p/></draw:rect><draw:rect text:anchor-type="as-char" svg:y="0in" draw:z-index="42" draw:style-name="gr1" draw:text-style-name="P22" svg:width="0.0398in" svg:height="0.0398in"><text:p/></draw:rect><draw:rect text:anchor-type="as-char" svg:y="0in" draw:z-index="41" draw:style-name="gr1" draw:text-style-name="P22" svg:width="0.0398in" svg:height="0.0398in"><text:p/></draw:rect><draw:rect text:anchor-type="as-char" svg:y="0in" draw:z-index="40" draw:style-name="gr1" draw:text-style-name="P22" svg:width="0.0398in" svg:height="0.0398in"><text:p/></draw:rect><draw:rect text:anchor-type="as-char" svg:y="0in" draw:z-index="39" draw:style-name="gr1" draw:text-style-name="P22" svg:width="0.0398in" svg:height="0.0398in"><text:p/></draw:rect><draw:rect text:anchor-type="as-char" svg:y="0in" draw:z-index="38" draw:style-name="gr1" draw:text-style-name="P22" svg:width="0.0398in" svg:height="0.0398in"><text:p/></draw:rect><draw:rect text:anchor-type="as-char" svg:y="0in" draw:z-index="37" draw:style-name="gr1" draw:text-style-name="P22" svg:width="0.0398in" svg:height="0.0398in"><text:p/></draw:rect><draw:rect text:anchor-type="as-char" svg:y="0in" draw:z-index="36" draw:style-name="gr1" draw:text-style-name="P22" svg:width="0.0398in" svg:height="0.0398in"><text:p/></draw:rect><draw:rect text:anchor-type="as-char" svg:y="0in" draw:z-index="35" draw:style-name="gr1" draw:text-style-name="P22" svg:width="0.0398in" svg:height="0.0398in"><text:p/></draw:rect><draw:rect text:anchor-type="as-char" svg:y="0in" draw:z-index="34" draw:style-name="gr1" draw:text-style-name="P22" svg:width="0.0398in" svg:height="0.0398in"><text:p/></draw:rect><draw:rect text:anchor-type="as-char" svg:y="0in" draw:z-index="33" draw:style-name="gr1" draw:text-style-name="P22" svg:width="0.0398in" svg:height="0.0398in"><text:p/></draw:rect><draw:rect text:anchor-type="as-char" svg:y="0in" draw:z-index="32" draw:style-name="gr1" draw:text-style-name="P22" svg:width="0.0398in" svg:height="0.0398in"><text:p/></draw:rect><draw:rect text:anchor-type="as-char" svg:y="0in" draw:z-index="31" draw:style-name="gr1" draw:text-style-name="P22" svg:width="0.0398in" svg:height="0.0398in"><text:p/></draw:rect><draw:rect text:anchor-type="as-char" svg:y="0in" draw:z-index="30" draw:style-name="gr1" draw:text-style-name="P22" svg:width="0.0398in" svg:height="0.0398in"><text:p/></draw:rect><draw:rect text:anchor-type="as-char" svg:y="0in" draw:z-index="29" draw:style-name="gr1" draw:text-style-name="P22" svg:width="0.0398in" svg:height="0.0398in"><text:p/></draw:rect><draw:rect text:anchor-type="as-char" svg:y="0in" draw:z-index="28" draw:style-name="gr1" draw:text-style-name="P22" svg:width="0.0398in" svg:height="0.0398in"><text:p/></draw:rect><draw:rect text:anchor-type="as-char" svg:y="0in" draw:z-index="27" draw:style-name="gr1" draw:text-style-name="P22" svg:width="0.0398in" svg:height="0.0398in"><text:p/></draw:rect><draw:rect text:anchor-type="as-char" svg:y="0in" draw:z-index="26" draw:style-name="gr1" draw:text-style-name="P22" svg:width="0.0398in" svg:height="0.0398in"><text:p/></draw:rect><draw:rect text:anchor-type="as-char" svg:y="0in" draw:z-index="25" draw:style-name="gr1" draw:text-style-name="P22" svg:width="0.0398in" svg:height="0.0398in"><text:p/></draw:rect><draw:rect text:anchor-type="as-char" svg:y="0in" draw:z-index="24" draw:style-name="gr1" draw:text-style-name="P22" svg:width="0.0398in" svg:height="0.0398in"><text:p/></draw:rect><draw:rect text:anchor-type="as-char" svg:y="0in" draw:z-index="23" draw:style-name="gr1" draw:text-style-name="P22" svg:width="0.0398in" svg:height="0.0398in"><text:p/></draw:rect><draw:rect text:anchor-type="as-char" svg:y="0in" draw:z-index="22" draw:style-name="gr1" draw:text-style-name="P22" svg:width="0.0398in" svg:height="0.0398in"><text:p/></draw:rect><draw:rect text:anchor-type="as-char" svg:y="0in" draw:z-index="21" draw:style-name="gr1" draw:text-style-name="P22" svg:width="0.0398in" svg:height="0.0398in"><text:p/></draw:rect><draw:rect text:anchor-type="as-char" svg:y="0in" draw:z-index="20" draw:style-name="gr1" draw:text-style-name="P22" svg:width="0.0398in" svg:height="0.0398in"><text:p/></draw:rect><draw:rect text:anchor-type="as-char" svg:y="0in" draw:z-index="19" draw:style-name="gr1" draw:text-style-name="P22" svg:width="0.0398in" svg:height="0.0398in"><text:p/></draw:rect><draw:rect text:anchor-type="as-char" svg:y="0in" draw:z-index="18" draw:style-name="gr1" draw:text-style-name="P22" svg:width="0.0398in" svg:height="0.0398in"><text:p/></draw:rect><draw:rect text:anchor-type="as-char" svg:y="0in" draw:z-index="17" draw:style-name="gr1" draw:text-style-name="P22" svg:width="0.0398in" svg:height="0.0398in"><text:p/></draw:rect><draw:rect text:anchor-type="as-char" svg:y="0in" draw:z-index="16" draw:style-name="gr1" draw:text-style-name="P22" svg:width="0.0398in" svg:height="0.0398in"><text:p/></draw:rect><draw:rect text:anchor-type="as-char" svg:y="0in" draw:z-index="15" draw:style-name="gr1" draw:text-style-name="P22" svg:width="0.0398in" svg:height="0.0398in"><text:p/></draw:rect><draw:rect text:anchor-type="as-char" svg:y="0in" draw:z-index="14" draw:style-name="gr1" draw:text-style-name="P22" svg:width="0.0398in" svg:height="0.0398in"><text:p/></draw:rect><draw:rect text:anchor-type="as-char" svg:y="0in" draw:z-index="13" draw:style-name="gr1" draw:text-style-name="P22" svg:width="0.0398in" svg:height="0.0398in"><text:p/></draw:rect><draw:rect text:anchor-type="as-char" svg:y="0in" draw:z-index="12" draw:style-name="gr1" draw:text-style-name="P22" svg:width="0.0398in" svg:height="0.0398in"><text:p/></draw:rect><draw:rect text:anchor-type="as-char" svg:y="0in" draw:z-index="11" draw:style-name="gr1" draw:text-style-name="P22" svg:width="0.0398in" svg:height="0.0398in"><text:p/></draw:rect><draw:rect text:anchor-type="as-char" svg:y="0in" draw:z-index="10" draw:style-name="gr1" draw:text-style-name="P22" svg:width="0.0398in" svg:height="0.0398in"><text:p/></draw:rect><draw:rect text:anchor-type="as-char" svg:y="0in" draw:z-index="9" draw:style-name="gr1" draw:text-style-name="P22" svg:width="0.0398in" svg:height="0.0398in"><text:p/></draw:rect><draw:rect text:anchor-type="as-char" svg:y="0in" draw:z-index="8" draw:style-name="gr1" draw:text-style-name="P22" svg:width="0.0398in" svg:height="0.0398in"><text:p/></draw:rect><draw:rect text:anchor-type="as-char" svg:y="0in" draw:z-index="7" draw:style-name="gr1" draw:text-style-name="P22" svg:width="0.0398in" svg:height="0.0398in"><text:p/></draw:rect><draw:rect text:anchor-type="as-char" svg:y="0in" draw:z-index="6" draw:style-name="gr1" draw:text-style-name="P22" svg:width="0.0398in" svg:height="0.0398in"><text:p/></draw:rect><draw:rect text:anchor-type="as-char" svg:y="0in" draw:z-index="5" draw:style-name="gr1" draw:text-style-name="P22" svg:width="0.0398in" svg:height="0.0398in"><text:p/></draw:rect><draw:rect text:anchor-type="as-char" svg:y="0in" draw:z-index="4" draw:style-name="gr1" draw:text-style-name="P22" svg:width="0.0398in" svg:height="0.0398in"><text:p/></draw:rect><draw:rect text:anchor-type="as-char" svg:y="0in" draw:z-index="3" draw:style-name="gr1" draw:text-style-name="P22" svg:width="0.0398in" svg:height="0.0398in"><text:p/></draw:rect><draw:rect text:anchor-type="as-char" svg:y="0in" draw:z-index="2" draw:style-name="gr1" draw:text-style-name="P22" svg:width="0.0398in" svg:height="0.0398in"><text:p/></draw:rect><draw:rect text:anchor-type="as-char" svg:y="0in" draw:z-index="1" draw:style-name="gr1" draw:text-style-name="P22" svg:width="0.0398in" svg:height="0.0398in"><text:p/></draw:rect><draw:rect text:anchor-type="as-char" svg:y="0in" draw:z-index="0" draw:style-name="gr1" draw:text-style-name="P22" svg:width="0.0398in" svg:height="0.0398in"><text:p/></draw:rect><text:bookmark-start text:name="SECTION00731000000000000000"/><text:span text:style-name="T1">URL FOR THE FOLLOWING DOWNLOADED NOTES: </text:span></text:p>
      <text:p text:style-name="P1"><text:span text:style-name="T1"><text:s text:c="48"/></text:span><text:a xlink:type="simple" xlink:href="http://www.tldp.org/LDP/lpg/node49.html"><text:span text:style-name="Internet_20_link"><text:span text:style-name="T3">http://www.tldp.org/LDP/lpg/node49.html</text:span></text:span></text:a></text:p>
      <text:p text:style-name="P2"/>
      <text:p text:style-name="P1"><text:span text:style-name="T1">6.3.1 Basic Concepts</text:span><text:bookmark-end text:name="SECTION00731000000000000000"/></text:p>
      <text:p text:style-name="P1"><text:span text:style-name="T4">A named pipe works much like a regular pipe, but does have some noticeable differences. </text:span></text:p>
      <text:list xml:id="list519976029" text:style-name="L1">
        <text:list-item>
          <text:p text:style-name="P6"><text:span text:style-name="T4">Named pipes exist as a device special file in the file system.</text:span></text:p>
        </text:list-item>
        <text:list-item>
          <text:p text:style-name="P6"><text:span text:style-name="T4">Processes of different ancestry can share data through a named pipe.</text:span></text:p>
        </text:list-item>
        <text:list-item>
          <text:p text:style-name="P6"><text:span text:style-name="T4">When all I/O is done by sharing processes, the named pipe remains in the file system for later use. </text:span></text:p>
        </text:list-item>
      </text:list>
      <text:h text:style-name="P15" text:outline-level="2"><text:bookmark-start text:name="SECTION00732000000000000000"/></text:h>
      <text:h text:style-name="P16" text:outline-level="2"><text:bookmark text:name="_GoBack"/><text:span text:style-name="T12">6.3.2 Creating a FIFO</text:span><text:bookmark-end text:name="SECTION00732000000000000000"/></text:h>
      <text:p text:style-name="P19"><text:span text:style-name="T12">There are several ways of creating a named pipe. The first two can be done directly from the shell. </text:span></text:p>
      <text:p text:style-name="P17"><text:span text:style-name="T5"><text:s text:c="8"/>mknod MYFIFO p</text:span></text:p>
      <text:p text:style-name="P17"><text:span text:style-name="T5"><text:s text:c="8"/>mkfifo a=rw MYFIFO</text:span></text:p>
      <text:p text:style-name="P19"><text:span text:style-name="T12">The above two commands perform identical operations, with one exception. The mkfifo command provides a hook for altering the permissions on the FIFO file directly after creation. With mknod, a quick call to the chmod command will be necessary. </text:span></text:p>
      <text:p text:style-name="P19"><text:span text:style-name="T12">FIFO files can be quickly identified in a physical file system by the ``p'' indicator seen here in a long directory listing: </text:span></text:p>
      <text:p text:style-name="P17"><text:span text:style-name="T5"><text:s text:c="8"/>$ ls -l MYFIFO</text:span></text:p>
      <text:p text:style-name="P17"><text:span text:style-name="T5"><text:s text:c="8"/>prw-r--r-- <text:s text:c="2"/>1 root <text:s text:c="4"/>root <text:s text:c="11"/>0 Dec 14 22:15 MYFIFO|</text:span></text:p>
      <text:p text:style-name="P19"><text:span text:style-name="T12">Also notice the vertical bar (``pipe sign'') located directly after the file name. Another great reason to run Linux, eh? </text:span></text:p>
      <text:p text:style-name="P19"><text:span text:style-name="T12">To create a FIFO in C, we can make use of the mknod() system call: </text:span></text:p>
      <text:p text:style-name="P3"/>
      <text:p text:style-name="P17"><text:span text:style-name="T5"><text:s text:c="2"/>LIBRARY FUNCTION: mknod(); <text:s text:c="51"/></text:span></text:p>
      <text:p text:style-name="P18"/>
      <text:p text:style-name="P17"><text:span text:style-name="T5"><text:s text:c="2"/>PROTOTYPE: int mknod( char *pathname, mode_t mode, dev_t dev); <text:s text:c="15"/></text:span></text:p>
      <text:p text:style-name="P17"><text:span text:style-name="T5"><text:s text:c="4"/>RETURNS: 0 on success, <text:s text:c="53"/></text:span></text:p>
      <text:p text:style-name="P17"><text:span text:style-name="T5"><text:s text:c="13"/>-1 on error: errno = EFAULT (pathname invalid) <text:s text:c="20"/></text:span></text:p>
      <text:p text:style-name="P17"><text:span text:style-name="T5"><text:s text:c="34"/>EACCES (permission denied) <text:s text:c="19"/></text:span></text:p>
      <text:p text:style-name="P17"><text:span text:style-name="T5"><text:s text:c="34"/>ENAMETOOLONG (pathname too long) <text:s text:c="13"/></text:span></text:p>
      <text:p text:style-name="P17"><text:span text:style-name="T5"><text:s text:c="34"/>ENOENT (invalid pathname) <text:s text:c="20"/></text:span></text:p>
      <text:p text:style-name="P17"><text:span text:style-name="T5"><text:s text:c="34"/>ENOTDIR (invalid pathname) <text:s text:c="19"/></text:span></text:p>
      <text:p text:style-name="P17"><text:span text:style-name="T5"><text:s text:c="34"/>(see man page for mknod for others) <text:s text:c="10"/></text:span></text:p>
      <text:p text:style-name="P18"/>
      <text:p text:style-name="P17"><text:span text:style-name="T5"><text:s text:c="2"/>NOTES: Creates a filesystem node (file, device file, or FIFO)</text:span></text:p>
      <text:p text:style-name="P3"/>
      <text:p text:style-name="P1"><text:span text:style-name="T9">I will leave a more detailed discussion of mknod() to the man page, but let's consider a simple example of FIFO creation from C: </text:span></text:p>
      <text:p text:style-name="P17"><text:span text:style-name="T5"><text:s text:c="16"/>mknod("/tmp/MYFIFO", S_IFIFO|0666, 0);</text:span></text:p>
      <text:p text:style-name="P19"><text:span text:style-name="T12">In this case, the file ``/tmp/MYFIFO'' is created as a FIFO file. The requested permissions are ``0666'', although they are affected by the umask setting as follows: </text:span></text:p>
      <text:p text:style-name="P17"><text:soft-page-break/><text:span text:style-name="T5"><text:s text:c="16"/>final_umask = requested_permissions &amp; ~original_umask</text:span></text:p>
      <text:p text:style-name="P19"><text:span text:style-name="T12">A common trick is to use the umask() system call to temporarily zap the umask value: </text:span></text:p>
      <text:p text:style-name="P17"><text:span text:style-name="T5"><text:s text:c="16"/>umask(0);</text:span></text:p>
      <text:p text:style-name="P17"><text:span text:style-name="T5"><text:s text:c="16"/>mknod("/tmp/MYFIFO", S_IFIFO|0666, 0);</text:span></text:p>
      <text:p text:style-name="P19"><text:span text:style-name="T12">In addition, the third argument to mknod() is ignored unless we are creating a device file. In that instance, it should specify the major and minor numbers of the device file. </text:span></text:p>
      <text:h text:style-name="P16" text:outline-level="2"><text:bookmark-start text:name="SECTION00733000000000000000"/><text:span text:style-name="T12">6.3.3 FIFO Operations</text:span><text:bookmark-end text:name="SECTION00733000000000000000"/></text:h>
      <text:p text:style-name="P19"><text:span text:style-name="T12">I/O operations on a FIFO are essentially the same as for normal pipes, with once major exception. An ``open'' system call or library function should be used to physically open up a channel to the pipe. With half-duplex pipes, this is unnecessary, since the pipe resides in the kernel and not on a physical filesystem. In our examples, we will treat the pipe as a stream, opening it up with fopen(), and closing it with fclose(). </text:span></text:p>
      <text:p text:style-name="P19"><text:span text:style-name="T12">Consider a simple server process: </text:span></text:p>
      <text:p text:style-name="P17"><text:span text:style-name="T5">/*****************************************************************************</text:span></text:p>
      <text:p text:style-name="P17"><text:span text:style-name="T5"><text:s/>Excerpt from "Linux Programmer's Guide - Chapter 6"</text:span></text:p>
      <text:p text:style-name="P17"><text:span text:style-name="T5"><text:s/>(C)opyright 1994-1995, Scott Burkett</text:span></text:p>
      <text:p text:style-name="P17"><text:span text:style-name="T5"><text:s/>***************************************************************************** </text:span></text:p>
      <text:p text:style-name="P17"><text:span text:style-name="T5"><text:s/>MODULE: fifoserver.c</text:span></text:p>
      <text:p text:style-name="P17"><text:span text:style-name="T5"><text:s/>*****************************************************************************/</text:span></text:p>
      <text:p text:style-name="P18"/>
      <text:p text:style-name="P17"><text:span text:style-name="T5">#include &lt;stdio.h&gt;</text:span></text:p>
      <text:p text:style-name="P17"><text:span text:style-name="T5">#include &lt;stdlib.h&gt;</text:span></text:p>
      <text:p text:style-name="P17"><text:span text:style-name="T5">#include &lt;sys/stat.h&gt;</text:span></text:p>
      <text:p text:style-name="P17"><text:span text:style-name="T5">#include &lt;unistd.h&gt;</text:span></text:p>
      <text:p text:style-name="P18"/>
      <text:p text:style-name="P17"><text:span text:style-name="T5">#include &lt;linux/stat.h&gt;</text:span></text:p>
      <text:p text:style-name="P18"/>
      <text:p text:style-name="P17"><text:span text:style-name="T5">#define FIFO_FILE <text:s text:c="6"/>"MYFIFO"</text:span></text:p>
      <text:p text:style-name="P18"/>
      <text:p text:style-name="P17"><text:span text:style-name="T5">int main(void)</text:span></text:p>
      <text:p text:style-name="P17"><text:span text:style-name="T5">{</text:span></text:p>
      <text:p text:style-name="P17"><text:span text:style-name="T5"><text:s text:c="8"/>FILE *fp;</text:span></text:p>
      <text:p text:style-name="P17"><text:span text:style-name="T5"><text:s text:c="8"/>char readbuf[80];</text:span></text:p>
      <text:p text:style-name="P18"/>
      <text:p text:style-name="P17"><text:span text:style-name="T5"><text:s text:c="8"/>/* Create the FIFO if it does not exist */</text:span></text:p>
      <text:p text:style-name="P17"><text:span text:style-name="T5"><text:s text:c="8"/>umask(0);</text:span></text:p>
      <text:p text:style-name="P17"><text:span text:style-name="T5"><text:s text:c="8"/>mknod(FIFO_FILE, S_IFIFO|0666, 0);</text:span></text:p>
      <text:p text:style-name="P18"/>
      <text:p text:style-name="P17"><text:span text:style-name="T5"><text:s text:c="8"/>while(1)</text:span></text:p>
      <text:p text:style-name="P17"><text:span text:style-name="T5"><text:s text:c="8"/>{</text:span></text:p>
      <text:p text:style-name="P17"><text:span text:style-name="T5"><text:s text:c="16"/>fp = fopen(FIFO_FILE, "r");</text:span></text:p>
      <text:p text:style-name="P17"><text:span text:style-name="T5"><text:s text:c="16"/>fgets(readbuf, 80, fp);</text:span></text:p>
      <text:p text:style-name="P17"><text:span text:style-name="T5"><text:s text:c="16"/>printf("Received string: %s\n", readbuf);</text:span></text:p>
      <text:p text:style-name="P17"><text:span text:style-name="T5"><text:s text:c="16"/>fclose(fp);</text:span></text:p>
      <text:p text:style-name="P17"><text:span text:style-name="T5"><text:s text:c="8"/>}</text:span></text:p>
      <text:p text:style-name="P18"/>
      <text:p text:style-name="P17"><text:soft-page-break/><text:span text:style-name="T5"><text:s text:c="8"/>return(0);</text:span></text:p>
      <text:p text:style-name="P17"><text:span text:style-name="T5">}</text:span></text:p>
      <text:p text:style-name="P19"><text:span text:style-name="T12">Since a FIFO blocks by default, run the server in the background after you compile it: </text:span></text:p>
      <text:p text:style-name="P17"><text:span text:style-name="T5"><text:s text:c="8"/>$ fifoserver&amp;</text:span></text:p>
      <text:p text:style-name="P19"><text:span text:style-name="T12">We will discuss a FIFO's blocking action in a moment. First, consider the following simple client frontend to our server: </text:span></text:p>
      <text:p text:style-name="P17"><text:span text:style-name="T5">/*****************************************************************************</text:span></text:p>
      <text:p text:style-name="P17"><text:span text:style-name="T5"><text:s/>Excerpt from "Linux Programmer's Guide - Chapter 6"</text:span></text:p>
      <text:p text:style-name="P17"><text:span text:style-name="T5"><text:s/>(C)opyright 1994-1995, Scott Burkett</text:span></text:p>
      <text:p text:style-name="P17"><text:span text:style-name="T5"><text:s/>***************************************************************************** </text:span></text:p>
      <text:p text:style-name="P17"><text:span text:style-name="T5"><text:s/>MODULE: fifoclient.c</text:span></text:p>
      <text:p text:style-name="P17"><text:span text:style-name="T5"><text:s/>*****************************************************************************/</text:span></text:p>
      <text:p text:style-name="P18"/>
      <text:p text:style-name="P17"><text:span text:style-name="T5">#include &lt;stdio.h&gt;</text:span></text:p>
      <text:p text:style-name="P17"><text:span text:style-name="T5">#include &lt;stdlib.h&gt;</text:span></text:p>
      <text:p text:style-name="P18"/>
      <text:p text:style-name="P17"><text:span text:style-name="T5">#define FIFO_FILE <text:s text:c="6"/>"MYFIFO"</text:span></text:p>
      <text:p text:style-name="P18"/>
      <text:p text:style-name="P17"><text:span text:style-name="T5">int main(int argc, char *argv[])</text:span></text:p>
      <text:p text:style-name="P17"><text:span text:style-name="T5">{</text:span></text:p>
      <text:p text:style-name="P17"><text:span text:style-name="T5"><text:s text:c="8"/>FILE *fp;</text:span></text:p>
      <text:p text:style-name="P18"/>
      <text:p text:style-name="P17"><text:span text:style-name="T5"><text:s text:c="8"/>if ( argc != 2 ) {</text:span></text:p>
      <text:p text:style-name="P17"><text:span text:style-name="T5"><text:s text:c="16"/>printf("USAGE: fifoclient [string]\n");</text:span></text:p>
      <text:p text:style-name="P17"><text:span text:style-name="T5"><text:s text:c="16"/>exit(1);</text:span></text:p>
      <text:p text:style-name="P17"><text:span text:style-name="T5"><text:s text:c="8"/>}</text:span></text:p>
      <text:p text:style-name="P18"/>
      <text:p text:style-name="P17"><text:span text:style-name="T5"><text:s text:c="8"/>if((fp = fopen(FIFO_FILE, "w")) == NULL) {</text:span></text:p>
      <text:p text:style-name="P17"><text:span text:style-name="T5"><text:s text:c="16"/>perror("fopen");</text:span></text:p>
      <text:p text:style-name="P17"><text:span text:style-name="T5"><text:s text:c="16"/>exit(1);</text:span></text:p>
      <text:p text:style-name="P17"><text:span text:style-name="T5"><text:s text:c="8"/>}</text:span></text:p>
      <text:p text:style-name="P18"/>
      <text:p text:style-name="P17"><text:span text:style-name="T5"><text:s text:c="8"/>fputs(argv[1], fp);</text:span></text:p>
      <text:p text:style-name="P18"/>
      <text:p text:style-name="P17"><text:span text:style-name="T5"><text:s text:c="8"/>fclose(fp);</text:span></text:p>
      <text:p text:style-name="P17"><text:span text:style-name="T5"><text:s text:c="8"/>return(0);</text:span></text:p>
      <text:p text:style-name="P17"><text:span text:style-name="T5">}</text:span></text:p>
      <text:p text:style-name="P3"/>
      <text:p text:style-name="P3"/>
      <text:h text:style-name="P16" text:outline-level="2"><text:bookmark-start text:name="SECTION00734000000000000000"/><text:span text:style-name="T12">6.3.4 Blocking Actions on a FIFO</text:span><text:bookmark-end text:name="SECTION00734000000000000000"/></text:h>
      <text:p text:style-name="P19"><text:span text:style-name="T12">Normally, blocking occurs on a FIFO. In other words, if the FIFO is opened for reading, the process will "block" until some other process opens it for writing. This action works vice-versa as well. If this behavior is undesirable, the O_NONBLOCK flag can be used in an open() call to disable the default blocking action. </text:span></text:p>
      <text:p text:style-name="P19"><text:span text:style-name="T12">In the case with our simple server, we just shoved it into the background, and let it do its blocking there. The alternative would be to jump to another virtual console and run the client end, switching back and forth to see the resulting action. </text:span></text:p>
      <text:p text:style-name="P3"/>
      <text:h text:style-name="P16" text:outline-level="2"><text:bookmark-start text:name="SECTION00735000000000000000"/><text:soft-page-break/><text:span text:style-name="T12">6.3.5 The Infamous SIGPIPE Signal</text:span><text:bookmark-end text:name="SECTION00735000000000000000"/></text:h>
      <text:p text:style-name="P19"><text:span text:style-name="T12">On a last note, pipes must have a reader and a writer. If a process tries to write to a pipe that has no reader, it will be sent the SIGPIPE signal from the kernel. This is imperative when more than two processes are involved in a pipeline. </text:span></text:p>
      <text:p text:style-name="P3"/>
      <text:p text:style-name="P1"><text:bookmark-start text:name="SECTION00741000000000000000"/><text:span text:style-name="T1">6.4.1 Fundamental Concepts</text:span><text:bookmark-end text:name="SECTION00741000000000000000"/></text:p>
      <text:p text:style-name="P1"><text:span text:style-name="T4">With System V, AT&amp;T introduced three new forms of IPC facilities (message queues, semaphores, and shared memory). While the POSIX committee has not yet completed its standardization of these facilities, most implementations do support these. In addition, Berkeley (BSD) uses sockets as its primary form of IPC, rather than the System V elements. Linux has the ability to use both forms of IPC (BSD and System V), although we will not discuss sockets until a later chapter. </text:span></text:p>
      <text:p text:style-name="P1"><text:span text:style-name="T4">The Linux implementation of System V IPC was authored by </text:span><text:span text:style-name="T10">Krishna Balasubramanian</text:span><text:span text:style-name="T4">, at balasub@cis.ohio-state.edu. </text:span></text:p>
      <text:p text:style-name="P4"/>
      <text:p text:style-name="P4"/>
      <text:list xml:id="list548106044" text:style-name="L2">
        <text:list-item>
          <text:p text:style-name="P7"><text:bookmark-start text:name="tex2html651"/><text:a xlink:type="simple" xlink:href="http://www.tldp.org/LDP/lpg/node23.html"><text:span text:style-name="T14">IPC Identifiers</text:span></text:a><text:bookmark-end text:name="tex2html651"/><text:span text:style-name="T4"> </text:span></text:p>
        </text:list-item>
        <text:list-item>
          <text:p text:style-name="P7"><text:bookmark-start text:name="tex2html652"/><text:a xlink:type="simple" xlink:href="http://www.tldp.org/LDP/lpg/node24.html"><text:span text:style-name="T14">IPC Keys</text:span></text:a><text:bookmark-end text:name="tex2html652"/><text:span text:style-name="T4"> </text:span></text:p>
        </text:list-item>
        <text:list-item>
          <text:p text:style-name="P7"><text:bookmark-start text:name="tex2html653"/><text:a xlink:type="simple" xlink:href="http://www.tldp.org/LDP/lpg/node25.html"><text:span text:style-name="T14">The ipcs Command</text:span></text:a><text:bookmark-end text:name="tex2html653"/><text:span text:style-name="T4"> </text:span></text:p>
        </text:list-item>
        <text:list-item>
          <text:p text:style-name="P7"><text:bookmark-start text:name="tex2html654"/><text:a xlink:type="simple" xlink:href="http://www.tldp.org/LDP/lpg/node26.html"><text:span text:style-name="T14">The ipcrm Command</text:span></text:a><text:bookmark-end text:name="tex2html654"/><text:span text:style-name="T4"> </text:span></text:p>
        </text:list-item>
      </text:list>
      <text:h text:style-name="P14" text:outline-level="3"><text:bookmark-start text:name="SECTION00741100000000000000"/><text:span text:style-name="T9">IPC Identifiers</text:span><text:bookmark-end text:name="SECTION00741100000000000000"/></text:h>
      <text:p text:style-name="P19"><text:span text:style-name="T12">Each IPC </text:span><text:span text:style-name="Emphasis"><text:span text:style-name="T12">object</text:span></text:span><text:span text:style-name="T12"> has a unique IPC identifier associated with it. When we say ``IPC object'', we are speaking of a single message queue, semaphore set, or shared memory segment. This identifier is used within the kernel to uniquely identify an IPC object. For example, to access a particular shared memory segment, the only item you need is the unique ID value which has been assigned to that segment. </text:span></text:p>
      <text:p text:style-name="P19"><text:span text:style-name="T12">The uniqueness of an identifier is relevant to the </text:span><text:span text:style-name="Emphasis"><text:span text:style-name="T12">type</text:span></text:span><text:span text:style-name="T12"> of object in question. To illustrate this, assume a numeric identifier of ``12345''. While there can never be two message queues with this same identifier, there exists the distinct possibility of a message queue and, say, a shared memory segment, which have the same numeric identifier. </text:span></text:p>
      <text:h text:style-name="P14" text:outline-level="3"><text:bookmark-start text:name="SECTION00741200000000000000"/><text:span text:style-name="T9">IPC Keys</text:span><text:bookmark-end text:name="SECTION00741200000000000000"/></text:h>
      <text:p text:style-name="P19"><text:span text:style-name="T12">To obtain a unique ID, a </text:span><text:span text:style-name="Emphasis"><text:span text:style-name="T12">key</text:span></text:span><text:span text:style-name="T12"> must be used. The key must be mutually agreed upon by both client and server processes. This represents the first step in constructing a client/server framework for an application. </text:span></text:p>
      <text:p text:style-name="P19"><text:span text:style-name="Emphasis"><text:span text:style-name="T12">When you use a telephone to call someone, you must know their number. In addition, the phone company must know how to relay your outgoing call to its final destination. Once the other party responds by answering the telephone call, the connection is made.</text:span></text:span><text:span text:style-name="T12"> </text:span></text:p>
      <text:p text:style-name="P19"><text:span text:style-name="T12">In the case of System V IPC facilities, the ``telephone'' correllates directly with the type of object being used. The ``phone company'', or routing method, can be directly associated with an IPC key. </text:span></text:p>
      <text:p text:style-name="P19"><text:span text:style-name="T12">The key can be the same value every time, by hardcoding a key value into an application. This has the disadvantage of the key possibly being in use already. Often, the ftok() function is used to generate key values for both the client and the server. </text:span></text:p>
      <text:p text:style-name="P3"/>
      <text:p text:style-name="P17"><text:soft-page-break/><text:span text:style-name="T5"><text:s text:c="2"/>LIBRARY FUNCTION: ftok();</text:span></text:p>
      <text:p text:style-name="P18"/>
      <text:p text:style-name="P17"><text:span text:style-name="T5"><text:s text:c="2"/>PROTOTYPE: key_t ftok ( char *pathname, char proj );</text:span></text:p>
      <text:p text:style-name="P17"><text:span text:style-name="T5"><text:s text:c="4"/>RETURNS: new IPC key value if successful</text:span></text:p>
      <text:p text:style-name="P17"><text:span text:style-name="T5"><text:s text:c="13"/>-1 if unsuccessful, errno set to return of stat() call</text:span></text:p>
      <text:p text:style-name="P3"/>
      <text:p text:style-name="P1"><text:span text:style-name="T9">The returned key value from ftok() is generated by combining the inode number and minor device number from the file in argument one, with the one character project indentifier in the second argument. This doesn't guarantee uniqueness, but an application can check for collisions and retry the key generation. </text:span></text:p>
      <text:p text:style-name="P3"/>
      <text:p text:style-name="P17"><text:span text:style-name="T5"><text:s text:c="8"/>key_t <text:s text:c="2"/>mykey;</text:span></text:p>
      <text:p text:style-name="P17"><text:span text:style-name="T5"><text:s text:c="8"/>mykey = ftok("/tmp/myapp", 'a');</text:span></text:p>
      <text:p text:style-name="P3"/>
      <text:p text:style-name="P1"><text:span text:style-name="T9">In the above snippet, the directory </text:span><text:span text:style-name="HTML_20_Typewriter"><text:span text:style-name="T6">/tmp/myapp</text:span></text:span><text:span text:style-name="T9"> is combined with the one letter identifier of </text:span><text:span text:style-name="HTML_20_Typewriter"><text:span text:style-name="T6">'a'</text:span></text:span><text:span text:style-name="T9">. Another common example is to use the current directory: </text:span></text:p>
      <text:p text:style-name="P3"/>
      <text:p text:style-name="P17"><text:span text:style-name="T5"><text:s text:c="8"/>key_t <text:s text:c="2"/>mykey;</text:span></text:p>
      <text:p text:style-name="P17"><text:span text:style-name="T5"><text:s text:c="8"/>mykey = ftok(".", 'a');</text:span></text:p>
      <text:p text:style-name="P3"/>
      <text:p text:style-name="P1"><text:span text:style-name="T9">The key generation algorithm used is completely up to the discretion of the application programmer. As long as measures are in place to prevent race conditions, deadlocks, etc, any method is viable. For our demonstration purposes, we will use the ftok() approach. If we assume that each client process will be running from a unique ``home'' directory, the keys generated should suffice for our needs. </text:span></text:p>
      <text:p text:style-name="P19"><text:span text:style-name="T12">The key value, however it is obtained, is used in subsequent IPC system calls to create or gain access to IPC objects. </text:span></text:p>
      <text:h text:style-name="P14" text:outline-level="3"><text:bookmark-start text:name="SECTION00741300000000000000"/><text:span text:style-name="T9">The </text:span><text:span text:style-name="HTML_20_Typewriter"><text:span text:style-name="T7">ipcs</text:span></text:span><text:span text:style-name="T9"> Command</text:span><text:bookmark-end text:name="SECTION00741300000000000000"/></text:h>
      <text:p text:style-name="P19"><text:span text:style-name="T12">The </text:span><text:span text:style-name="HTML_20_Typewriter"><text:span text:style-name="T5">ipcs</text:span></text:span><text:span text:style-name="T12"> command can be used to obtain the status of all System V IPC objects. The Linux version of this tool was also authored by </text:span><text:span text:style-name="Emphasis"><text:span text:style-name="T12">Krishna Balasubramanian</text:span></text:span><text:span text:style-name="T12">. </text:span></text:p>
      <text:p text:style-name="P3"/>
      <text:p text:style-name="P17"><text:span text:style-name="T5">ipcs <text:s text:c="4"/>-q: <text:s text:c="3"/>Show only message queues</text:span></text:p>
      <text:p text:style-name="P17"><text:span text:style-name="T5">ipcs <text:s text:c="4"/>-s: <text:s text:c="3"/>Show only semaphores</text:span></text:p>
      <text:p text:style-name="P17"><text:span text:style-name="T5">ipcs <text:s text:c="4"/>-m: <text:s text:c="3"/>Show only shared memory</text:span></text:p>
      <text:p text:style-name="P17"><text:span text:style-name="T5">ipcs --help: <text:s text:c="3"/>Additional arguments</text:span></text:p>
      <text:p text:style-name="P3"/>
      <text:p text:style-name="P1"><text:span text:style-name="T9">By default, all three categories of objects are shown. Consider the following sample output of </text:span><text:span text:style-name="HTML_20_Typewriter"><text:span text:style-name="T6">ipcs</text:span></text:span><text:span text:style-name="T9">: </text:span></text:p>
      <text:p text:style-name="P3"/>
      <text:p text:style-name="P17"><text:span text:style-name="T5">------ Shared Memory Segments --------</text:span></text:p>
      <text:p text:style-name="P17"><text:span text:style-name="T5">shmid <text:s text:c="4"/>owner <text:s text:c="4"/>perms <text:s text:c="4"/>bytes <text:s text:c="4"/>nattch <text:s text:c="3"/>status <text:s text:c="5"/></text:span></text:p>
      <text:p text:style-name="P18"/>
      <text:p text:style-name="P17"><text:span text:style-name="T5">------ Semaphore Arrays --------</text:span></text:p>
      <text:p text:style-name="P17"><text:span text:style-name="T5">semid <text:s text:c="4"/>owner <text:s text:c="4"/>perms <text:s text:c="4"/>nsems <text:s text:c="4"/>status <text:s text:c="5"/></text:span></text:p>
      <text:p text:style-name="P18"/>
      <text:p text:style-name="P17"><text:span text:style-name="T5">------ Message Queues --------</text:span></text:p>
      <text:p text:style-name="P17"><text:span text:style-name="T5">msqid <text:s text:c="4"/>owner <text:s text:c="4"/>perms <text:s text:c="4"/>used-bytes <text:s/>messages <text:s text:c="3"/></text:span></text:p>
      <text:p text:style-name="P17"><text:span text:style-name="T5">0 <text:s text:c="8"/>root <text:s text:c="5"/>660 <text:s text:c="6"/>5 <text:s text:c="10"/>1</text:span></text:p>
      <text:p text:style-name="P3"/>
      <text:p text:style-name="P1"><text:span text:style-name="T9">Here we see a single message queue which has an identifier of ``0''. It is owned by the user </text:span><text:span text:style-name="Emphasis"><text:span text:style-name="T9">root</text:span></text:span><text:span text:style-name="T9">, and has octal permissions of </text:span><text:span text:style-name="HTML_20_Typewriter"><text:span text:style-name="T6">660</text:span></text:span><text:span text:style-name="T9">, or </text:span><text:span text:style-name="HTML_20_Typewriter"><text:span text:style-name="T6">-rw-rw--</text:span></text:span><text:span text:style-name="T9">. There is one message in the queue, and that message has a total size of 5 bytes. </text:span></text:p>
      <text:p text:style-name="P19"><text:soft-page-break/><text:span text:style-name="T12">The </text:span><text:span text:style-name="HTML_20_Typewriter"><text:span text:style-name="T5">ipcs</text:span></text:span><text:span text:style-name="T12"> command is a very powerful tool which provides a peek into the kernel's storage mechanisms for IPC objects. Learn it, use it, revere it. </text:span></text:p>
      <text:h text:style-name="P14" text:outline-level="3"><text:bookmark-start text:name="SECTION00741400000000000000"/><text:span text:style-name="T9">The </text:span><text:span text:style-name="HTML_20_Typewriter"><text:span text:style-name="T7">ipcrm</text:span></text:span><text:span text:style-name="T9"> Command</text:span><text:bookmark-end text:name="SECTION00741400000000000000"/></text:h>
      <text:p text:style-name="P19"><text:span text:style-name="T12">The </text:span><text:span text:style-name="HTML_20_Typewriter"><text:span text:style-name="T5">ipcrm</text:span></text:span><text:span text:style-name="T12"> command can be used to remove an IPC object from the kernel. While IPC objects can be removed via system calls in user code (we'll see how in a moment), the need often arises, especially under development environments, to remove IPC objects manually. Its usage is simple: </text:span></text:p>
      <text:p text:style-name="P3"/>
      <text:p text:style-name="P17"><text:span text:style-name="T5">ipcrm &lt;msg | sem | shm&gt; <text:s/>&lt;IPC ID&gt;</text:span></text:p>
      <text:p text:style-name="P3"/>
      <text:p text:style-name="P1"><text:span text:style-name="T9">Simply specify whether the object to be deleted is a message queue (</text:span><text:span text:style-name="Emphasis"><text:span text:style-name="T9">msg</text:span></text:span><text:span text:style-name="T9">), a semaphore set (</text:span><text:span text:style-name="Emphasis"><text:span text:style-name="T9">sem</text:span></text:span><text:span text:style-name="T9">), or a shared memory segment (</text:span><text:span text:style-name="Emphasis"><text:span text:style-name="T9">shm</text:span></text:span><text:span text:style-name="T9">). The IPC ID can be obtained by the </text:span><text:span text:style-name="HTML_20_Typewriter"><text:span text:style-name="T6">ipcs</text:span></text:span><text:span text:style-name="T9"> command. You have to specify the type of object, since identifiers are unique among the same type (recall our discussion of this earlier).</text:span></text:p>
      <text:p text:style-name="P3"/>
      <text:p text:style-name="P1"><text:bookmark-start text:name="SECTION00742000000000000000"/><text:span text:style-name="T1">6.4.2 Message Queues</text:span><text:bookmark-end text:name="SECTION00742000000000000000"/></text:p>
      <text:p text:style-name="P4"/>
      <text:p text:style-name="P4"/>
      <text:list xml:id="list708646077" text:style-name="L3">
        <text:list-item>
          <text:p text:style-name="P8"><text:bookmark-start text:name="tex2html708"/><text:a xlink:type="simple" xlink:href="http://www.tldp.org/LDP/lpg/node28.html"><text:span text:style-name="T14">Basic Concepts</text:span></text:a><text:bookmark-end text:name="tex2html708"/><text:span text:style-name="T4"> </text:span></text:p>
        </text:list-item>
        <text:list-item>
          <text:p text:style-name="P8"><text:bookmark-start text:name="tex2html709"/><text:a xlink:type="simple" xlink:href="http://www.tldp.org/LDP/lpg/node29.html"><text:span text:style-name="T14">Internal and User Data Structures</text:span></text:a><text:bookmark-end text:name="tex2html709"/><text:span text:style-name="T4"> </text:span></text:p>
          <text:list>
            <text:list-item>
              <text:p text:style-name="P8"><text:bookmark-start text:name="tex2html710"/><text:a xlink:type="simple" xlink:href="http://www.tldp.org/LDP/lpg/node30.html"><text:span text:style-name="T14">Message buffer</text:span></text:a><text:bookmark-end text:name="tex2html710"/><text:span text:style-name="T4"> </text:span></text:p>
            </text:list-item>
            <text:list-item>
              <text:p text:style-name="P8"><text:bookmark-start text:name="tex2html711"/><text:a xlink:type="simple" xlink:href="http://www.tldp.org/LDP/lpg/node31.html"><text:span text:style-name="T14">Kernel msg structure</text:span></text:a><text:bookmark-end text:name="tex2html711"/><text:span text:style-name="T4"> </text:span></text:p>
            </text:list-item>
            <text:list-item>
              <text:p text:style-name="P8"><text:bookmark-start text:name="tex2html712"/><text:a xlink:type="simple" xlink:href="http://www.tldp.org/LDP/lpg/node32.html"><text:span text:style-name="T14">Kernel msqid_ds structure</text:span></text:a><text:bookmark-end text:name="tex2html712"/><text:span text:style-name="T4"> </text:span></text:p>
            </text:list-item>
            <text:list-item>
              <text:p text:style-name="P8"><text:bookmark-start text:name="tex2html713"/><text:a xlink:type="simple" xlink:href="http://www.tldp.org/LDP/lpg/node33.html"><text:span text:style-name="T14">Kernel ipc_perm structure</text:span></text:a><text:bookmark-end text:name="tex2html713"/><text:span text:style-name="T4"> </text:span></text:p>
            </text:list-item>
          </text:list>
        </text:list-item>
        <text:list-item>
          <text:p text:style-name="P8"><text:bookmark-start text:name="tex2html714"/><text:a xlink:type="simple" xlink:href="http://www.tldp.org/LDP/lpg/node34.html"><text:span text:style-name="T14">SYSTEM CALL: msgget()</text:span></text:a><text:bookmark-end text:name="tex2html714"/><text:span text:style-name="T4"> </text:span></text:p>
        </text:list-item>
        <text:list-item>
          <text:p text:style-name="P8"><text:bookmark-start text:name="tex2html715"/><text:a xlink:type="simple" xlink:href="http://www.tldp.org/LDP/lpg/node35.html"><text:span text:style-name="T14">SYSTEM CALL: msgsnd()</text:span></text:a><text:bookmark-end text:name="tex2html715"/><text:span text:style-name="T4"> </text:span></text:p>
        </text:list-item>
        <text:list-item>
          <text:p text:style-name="P8"><text:bookmark-start text:name="tex2html716"/><text:a xlink:type="simple" xlink:href="http://www.tldp.org/LDP/lpg/node36.html"><text:span text:style-name="T14">SYSTEM CALL: msgctl()</text:span></text:a><text:bookmark-end text:name="tex2html716"/><text:span text:style-name="T4"> </text:span></text:p>
        </text:list-item>
        <text:list-item>
          <text:p text:style-name="P8"><text:bookmark-start text:name="tex2html717"/><text:a xlink:type="simple" xlink:href="http://www.tldp.org/LDP/lpg/node37.html"><text:span text:style-name="T14">msgtool: An interactive message queue manipulator</text:span></text:a><text:bookmark-end text:name="tex2html717"/><text:span text:style-name="T4"> </text:span></text:p>
          <text:list>
            <text:list-item>
              <text:p text:style-name="P8"><text:bookmark-start text:name="tex2html718"/><text:a xlink:type="simple" xlink:href="http://www.tldp.org/LDP/lpg/node38.html"><text:span text:style-name="T14">Background</text:span></text:a><text:bookmark-end text:name="tex2html718"/><text:span text:style-name="T4"> </text:span></text:p>
            </text:list-item>
            <text:list-item>
              <text:p text:style-name="P8"><text:bookmark-start text:name="tex2html719"/><text:a xlink:type="simple" xlink:href="http://www.tldp.org/LDP/lpg/node39.html"><text:span text:style-name="T14">Command Line Syntax</text:span></text:a><text:bookmark-end text:name="tex2html719"/><text:span text:style-name="T4"> </text:span></text:p>
              <text:list>
                <text:list-item>
                  <text:p text:style-name="P8"><text:bookmark-start text:name="tex2html720"/><text:a xlink:type="simple" xlink:href="http://www.tldp.org/LDP/lpg/node40.html"><text:span text:style-name="T14">Sending Messages </text:span></text:a><text:bookmark-end text:name="tex2html720"/></text:p>
                </text:list-item>
                <text:list-item>
                  <text:p text:style-name="P8"><text:bookmark-start text:name="tex2html721"/><text:a xlink:type="simple" xlink:href="http://www.tldp.org/LDP/lpg/node41.html"><text:span text:style-name="T14">Retrieving Messages</text:span></text:a><text:bookmark-end text:name="tex2html721"/><text:span text:style-name="T4"> </text:span></text:p>
                </text:list-item>
                <text:list-item>
                  <text:p text:style-name="P8"><text:bookmark-start text:name="tex2html722"/><text:a xlink:type="simple" xlink:href="http://www.tldp.org/LDP/lpg/node42.html"><text:span text:style-name="T14">Changing the Permissions (mode)</text:span></text:a><text:bookmark-end text:name="tex2html722"/><text:span text:style-name="T4"> </text:span></text:p>
                </text:list-item>
                <text:list-item>
                  <text:p text:style-name="P8"><text:bookmark-start text:name="tex2html723"/><text:a xlink:type="simple" xlink:href="http://www.tldp.org/LDP/lpg/node43.html"><text:span text:style-name="T14">Deleting a Queue</text:span></text:a><text:bookmark-end text:name="tex2html723"/><text:span text:style-name="T4"> </text:span></text:p>
                </text:list-item>
              </text:list>
            </text:list-item>
            <text:list-item>
              <text:p text:style-name="P8"><text:bookmark-start text:name="tex2html724"/><text:a xlink:type="simple" xlink:href="http://www.tldp.org/LDP/lpg/node44.html"><text:span text:style-name="T14">Examples</text:span></text:a><text:bookmark-end text:name="tex2html724"/><text:span text:style-name="T4"> </text:span></text:p>
            </text:list-item>
            <text:list-item>
              <text:p text:style-name="P8"><text:bookmark-start text:name="tex2html725"/><text:a xlink:type="simple" xlink:href="http://www.tldp.org/LDP/lpg/node45.html"><text:span text:style-name="T14">The Source</text:span></text:a><text:bookmark-end text:name="tex2html725"/><text:span text:style-name="T4"> </text:span></text:p>
            </text:list-item>
          </text:list>
        </text:list-item>
      </text:list>
      <text:h text:style-name="P14" text:outline-level="3"><text:bookmark-start text:name="SECTION00742100000000000000"/><text:span text:style-name="T9">Basic Concepts</text:span><text:bookmark-end text:name="SECTION00742100000000000000"/></text:h>
      <text:p text:style-name="P19"><text:span text:style-name="T12">Message queues can be best described as an internal linked list within the kernel's addressing space. Messages can be sent to the queue in order and retrieved from the queue in several different ways. Each message queue (of course) is uniquely identified by an IPC identifier. </text:span></text:p>
      <text:h text:style-name="P14" text:outline-level="3"><text:bookmark-start text:name="SECTION00742200000000000000"/><text:span text:style-name="T9">Internal and User Data Structures</text:span><text:bookmark-end text:name="SECTION00742200000000000000"/></text:h>
      <text:p text:style-name="P19"><text:span text:style-name="T12">The key to fully understanding such complex topics as System V IPC is to become intimately familiar with the various internal data structures that reside within the confines of the kernel itself. Direct access to some of these structures is necessary for even the most primitive operations, while others reside at a much lower level. </text:span></text:p>
      <text:p text:style-name="P20"/>
      <text:p text:style-name="P3"/>
      <text:list xml:id="list53236633" text:style-name="L4">
        <text:list-item>
          <text:p text:style-name="P9"><text:bookmark-start text:name="tex2html748"/><text:a xlink:type="simple" xlink:href="http://www.tldp.org/LDP/lpg/node30.html"><text:span text:style-name="Internet_20_link"><text:span text:style-name="T9">Message buffer</text:span></text:span></text:a><text:bookmark-end text:name="tex2html748"/><text:span text:style-name="T9"> </text:span></text:p>
        </text:list-item>
        <text:list-item>
          <text:p text:style-name="P9"><text:bookmark-start text:name="tex2html749"/><text:soft-page-break/><text:a xlink:type="simple" xlink:href="http://www.tldp.org/LDP/lpg/node31.html"><text:span text:style-name="Internet_20_link"><text:span text:style-name="T9">Kernel </text:span></text:span></text:a><text:a xlink:type="simple" xlink:href="http://www.tldp.org/LDP/lpg/node31.html"><text:span text:style-name="HTML_20_Typewriter"><text:span text:style-name="T15">msg</text:span></text:span></text:a><text:a xlink:type="simple" xlink:href="http://www.tldp.org/LDP/lpg/node31.html"><text:span text:style-name="Internet_20_link"><text:span text:style-name="T9"> structure</text:span></text:span></text:a><text:bookmark-end text:name="tex2html749"/><text:span text:style-name="T9"> </text:span></text:p>
        </text:list-item>
        <text:list-item>
          <text:p text:style-name="P9"><text:bookmark-start text:name="tex2html750"/><text:a xlink:type="simple" xlink:href="http://www.tldp.org/LDP/lpg/node32.html"><text:span text:style-name="Internet_20_link"><text:span text:style-name="T9">Kernel </text:span></text:span></text:a><text:a xlink:type="simple" xlink:href="http://www.tldp.org/LDP/lpg/node32.html"><text:span text:style-name="HTML_20_Typewriter"><text:span text:style-name="T15">msqid_ds</text:span></text:span></text:a><text:a xlink:type="simple" xlink:href="http://www.tldp.org/LDP/lpg/node32.html"><text:span text:style-name="Internet_20_link"><text:span text:style-name="T9"> structure</text:span></text:span></text:a><text:bookmark-end text:name="tex2html750"/><text:span text:style-name="T9"> </text:span></text:p>
        </text:list-item>
        <text:list-item>
          <text:p text:style-name="P9"><text:bookmark-start text:name="tex2html751"/><text:a xlink:type="simple" xlink:href="http://www.tldp.org/LDP/lpg/node33.html"><text:span text:style-name="Internet_20_link"><text:span text:style-name="T9">Kernel </text:span></text:span></text:a><text:a xlink:type="simple" xlink:href="http://www.tldp.org/LDP/lpg/node33.html"><text:span text:style-name="HTML_20_Typewriter"><text:span text:style-name="T15">ipc_perm</text:span></text:span></text:a><text:a xlink:type="simple" xlink:href="http://www.tldp.org/LDP/lpg/node33.html"><text:span text:style-name="Internet_20_link"><text:span text:style-name="T9"> structure</text:span></text:span></text:a><text:bookmark-end text:name="tex2html751"/><text:span text:style-name="T9"> </text:span></text:p>
        </text:list-item>
      </text:list>
      <text:h text:style-name="P13" text:outline-level="4"><text:bookmark-start text:name="SECTION00742210000000000000"/><text:span text:style-name="T9">Message buffer</text:span><text:bookmark-end text:name="SECTION00742210000000000000"/></text:h>
      <text:p text:style-name="P19"><text:span text:style-name="T12">The first structure we'll visit is the </text:span><text:span text:style-name="HTML_20_Typewriter"><text:span text:style-name="T5">msgbuf</text:span></text:span><text:span text:style-name="T12"> structure. This particular data structure can be thought of as a </text:span><text:span text:style-name="Emphasis"><text:span text:style-name="T12">template</text:span></text:span><text:span text:style-name="T12"> for message data. While it is up to the programmer to define structures of this type, it is imperative that you understand that there </text:span><text:span text:style-name="T13">is</text:span><text:span text:style-name="T12"> actually a structure of type </text:span><text:span text:style-name="HTML_20_Typewriter"><text:span text:style-name="T5">msgbuf</text:span></text:span><text:span text:style-name="T12">. It is declared in </text:span><text:span text:style-name="HTML_20_Typewriter"><text:span text:style-name="T5">linux/msg.h</text:span></text:span><text:span text:style-name="T12"> as follows: </text:span></text:p>
      <text:p text:style-name="P3"/>
      <text:p text:style-name="P17"><text:span text:style-name="T5">/* message buffer for msgsnd and msgrcv calls */</text:span></text:p>
      <text:p text:style-name="P17"><text:span text:style-name="T5">struct msgbuf {</text:span></text:p>
      <text:p text:style-name="P17"><text:span text:style-name="T5"><text:s text:c="4"/>long mtype; <text:s text:c="8"/>/* type of message */</text:span></text:p>
      <text:p text:style-name="P17"><text:span text:style-name="T5"><text:s text:c="4"/>char mtext[1]; <text:s text:c="5"/>/* message text */</text:span></text:p>
      <text:p text:style-name="P17"><text:span text:style-name="T5">};</text:span></text:p>
      <text:p text:style-name="P3"/>
      <text:p text:style-name="P1"><text:span text:style-name="T9">There are two members in the </text:span><text:span text:style-name="HTML_20_Typewriter"><text:span text:style-name="T6">msgbuf</text:span></text:span><text:span text:style-name="T9"> structure: </text:span></text:p>
      <text:p text:style-name="P1"><text:span text:style-name="HTML_20_Typewriter"><text:span text:style-name="T8">mtype</text:span></text:span><text:span text:style-name="T9"> </text:span></text:p>
      <text:p text:style-name="P19"><text:span text:style-name="T12">The message </text:span><text:span text:style-name="Emphasis"><text:span text:style-name="T12">type</text:span></text:span><text:span text:style-name="T12">, represented in a positive number. This </text:span><text:span text:style-name="Emphasis"><text:span text:style-name="T12">must</text:span></text:span><text:span text:style-name="T12"> be a positive number! </text:span></text:p>
      <text:p text:style-name="P1"><text:span text:style-name="HTML_20_Typewriter"><text:span text:style-name="T8">mtext</text:span></text:span><text:span text:style-name="T9"> </text:span></text:p>
      <text:p text:style-name="P19"><text:span text:style-name="T12">The message data itself. </text:span></text:p>
      <text:p text:style-name="P19"><text:span text:style-name="T12">The ability to assign a given message a </text:span><text:span text:style-name="Emphasis"><text:span text:style-name="T12">type</text:span></text:span><text:span text:style-name="T12">, essentially gives you the capability to </text:span><text:span text:style-name="Emphasis"><text:span text:style-name="T12">multiplex</text:span></text:span><text:span text:style-name="T12"> messages on a single queue. For instance, client processes could be assigned a magic number, which could be used as the message type for messages sent from a server process. The server itself could use some other number, which clients could use to send messages to it. In another scenario, an application could mark error messages as having a message type of 1, request messages could be type 2, etc. The possibilities are endless. </text:span></text:p>
      <text:p text:style-name="P19"><text:span text:style-name="T12">On another note, do not be misled by the almost too-descriptive name assigned to the message data element (</text:span><text:span text:style-name="HTML_20_Typewriter"><text:span text:style-name="T5">mtext</text:span></text:span><text:span text:style-name="T12">). This field is not restricted to holding only arrays of characters, but any data, in any form. The field itself is actually completely arbitrary, since this structure gets redefined by the application programmer. Consider this redefinition: </text:span></text:p>
      <text:p text:style-name="P3"/>
      <text:p text:style-name="P17"><text:span text:style-name="T5">struct my_msgbuf {</text:span></text:p>
      <text:p text:style-name="P17"><text:span text:style-name="T5"><text:s text:c="8"/>long <text:s text:c="3"/>mtype; <text:s text:c="9"/>/* Message type */</text:span></text:p>
      <text:p text:style-name="P17"><text:span text:style-name="T5"><text:s text:c="8"/>long <text:s text:c="3"/>request_id; <text:s text:c="4"/>/* Request identifier */</text:span></text:p>
      <text:p text:style-name="P17"><text:span text:style-name="T5"><text:s text:c="8"/>struct <text:s/>client info; <text:s text:c="3"/>/* Client information structure */</text:span></text:p>
      <text:p text:style-name="P17"><text:span text:style-name="T5">};</text:span></text:p>
      <text:p text:style-name="P3"/>
      <text:p text:style-name="P1"><text:span text:style-name="T9">Here we see the message type, as before, but the remainder of the structure has been replaced by two other elements, one of which is another structure! This is the beauty of message queues. The kernel makes no translations of data whatsoever. Any information can be sent. </text:span></text:p>
      <text:p text:style-name="P19"><text:span text:style-name="T12">There does exist an internal limit, however, of the maximum size of a given message. In Linux, this is defined in </text:span><text:span text:style-name="HTML_20_Typewriter"><text:span text:style-name="T5">linux/msg.h</text:span></text:span><text:span text:style-name="T12"> as follows: </text:span></text:p>
      <text:p text:style-name="P3"/>
      <text:p text:style-name="P17"><text:span text:style-name="T5">#define MSGMAX <text:s/>4056 <text:s text:c="2"/>/* &lt;= 4056 */ <text:s text:c="2"/>/* max size of message (bytes) */</text:span></text:p>
      <text:p text:style-name="P3"><text:soft-page-break/></text:p>
      <text:p text:style-name="P1"><text:span text:style-name="T9">Messages can be no larger than 4,056 bytes in total size, including the </text:span><text:span text:style-name="HTML_20_Typewriter"><text:span text:style-name="T6">mtype</text:span></text:span><text:span text:style-name="T9"> member, which is 4 bytes in length (</text:span><text:span text:style-name="HTML_20_Typewriter"><text:span text:style-name="T6">long</text:span></text:span><text:span text:style-name="T9">).</text:span></text:p>
      <text:p text:style-name="P3"/>
      <text:h text:style-name="P13" text:outline-level="4"><text:bookmark-start text:name="SECTION00742220000000000000"/><text:span text:style-name="T9">Kernel </text:span><text:span text:style-name="HTML_20_Typewriter"><text:span text:style-name="T7">msg</text:span></text:span><text:span text:style-name="T9"> structure</text:span><text:bookmark-end text:name="SECTION00742220000000000000"/></text:h>
      <text:p text:style-name="P19"><text:span text:style-name="T12">The kernel stores each message in the queue within the framework of the </text:span><text:span text:style-name="HTML_20_Typewriter"><text:span text:style-name="T5">msg</text:span></text:span><text:span text:style-name="T12"> structure. It is defined for us in </text:span><text:span text:style-name="HTML_20_Typewriter"><text:span text:style-name="T5">linux/msg.h</text:span></text:span><text:span text:style-name="T12"> as follows: </text:span></text:p>
      <text:p text:style-name="P3"/>
      <text:p text:style-name="P17"><text:span text:style-name="T5">/* one msg structure for each message */</text:span></text:p>
      <text:p text:style-name="P17"><text:span text:style-name="T5">struct msg {</text:span></text:p>
      <text:p text:style-name="P17"><text:span text:style-name="T5"><text:s text:c="4"/>struct msg *msg_next; <text:s text:c="2"/>/* next message on queue */</text:span></text:p>
      <text:p text:style-name="P17"><text:span text:style-name="T5"><text:s text:c="4"/>long <text:s/>msg_type; <text:s text:c="9"/></text:span></text:p>
      <text:p text:style-name="P17"><text:span text:style-name="T5"><text:s text:c="4"/>char *msg_spot; <text:s text:c="8"/>/* message text address */</text:span></text:p>
      <text:p text:style-name="P17"><text:span text:style-name="T5"><text:s text:c="4"/>short msg_ts; <text:s text:c="10"/>/* message text size */</text:span></text:p>
      <text:p text:style-name="P17"><text:span text:style-name="T5">};</text:span></text:p>
      <text:p text:style-name="P3"/>
      <text:p text:style-name="P1"><text:span text:style-name="HTML_20_Typewriter"><text:span text:style-name="T8">msg_next</text:span></text:span><text:span text:style-name="T9"> </text:span></text:p>
      <text:p text:style-name="P19"><text:span text:style-name="T12">This is a pointer to the next message in the queue. They are stored as a singly linked list within kernel addressing space. </text:span></text:p>
      <text:p text:style-name="P1"><text:span text:style-name="HTML_20_Typewriter"><text:span text:style-name="T8">msg_type</text:span></text:span><text:span text:style-name="T9"> </text:span></text:p>
      <text:p text:style-name="P19"><text:span text:style-name="T12">This is the message type, as assigned in the user structure </text:span><text:span text:style-name="HTML_20_Typewriter"><text:span text:style-name="T5">msgbuf</text:span></text:span><text:span text:style-name="T12">. </text:span></text:p>
      <text:p text:style-name="P1"><text:span text:style-name="HTML_20_Typewriter"><text:span text:style-name="T8">msg_spot</text:span></text:span><text:span text:style-name="T9"> </text:span></text:p>
      <text:p text:style-name="P19"><text:span text:style-name="T12">A pointer to the beginning of the message body. </text:span></text:p>
      <text:p text:style-name="P1"><text:span text:style-name="HTML_20_Typewriter"><text:span text:style-name="T8">msg_ts</text:span></text:span><text:span text:style-name="T9"> </text:span></text:p>
      <text:p text:style-name="P19"><text:span text:style-name="T12">The length of the message text, or body. </text:span></text:p>
      <text:h text:style-name="P13" text:outline-level="4"><text:bookmark-start text:name="SECTION00742230000000000000"/><text:span text:style-name="T9">Kernel </text:span><text:span text:style-name="HTML_20_Typewriter"><text:span text:style-name="T7">msqid_ds</text:span></text:span><text:span text:style-name="T9"> structure</text:span><text:bookmark-end text:name="SECTION00742230000000000000"/></text:h>
      <text:p text:style-name="P19"><text:span text:style-name="T12">Each of the three types of IPC objects has an internal data structure which is maintained by the kernel. For message queues, this is the </text:span><text:span text:style-name="HTML_20_Typewriter"><text:span text:style-name="T5">msqid_ds</text:span></text:span><text:span text:style-name="T12"> structure. The kernel creates, stores, and maintains an instance of this structure for every message queue created on the system. It is defined in </text:span><text:span text:style-name="HTML_20_Typewriter"><text:span text:style-name="T5">linux/msg.h</text:span></text:span><text:span text:style-name="T12"> as follows: </text:span></text:p>
      <text:p text:style-name="P3"/>
      <text:p text:style-name="P17"><text:span text:style-name="T5">/* one msqid structure for each queue on the system */</text:span></text:p>
      <text:p text:style-name="P17"><text:span text:style-name="T5">struct msqid_ds {</text:span></text:p>
      <text:p text:style-name="P17"><text:span text:style-name="T5"><text:s text:c="4"/>struct ipc_perm msg_perm;</text:span></text:p>
      <text:p text:style-name="P17"><text:span text:style-name="T5"><text:s text:c="4"/>struct msg *msg_first; <text:s/>/* first message on queue */</text:span></text:p>
      <text:p text:style-name="P17"><text:span text:style-name="T5"><text:s text:c="4"/>struct msg *msg_last; <text:s text:c="2"/>/* last message in queue */</text:span></text:p>
      <text:p text:style-name="P17"><text:span text:style-name="T5"><text:s text:c="4"/>time_t msg_stime; <text:s text:c="6"/>/* last msgsnd time */</text:span></text:p>
      <text:p text:style-name="P17"><text:span text:style-name="T5"><text:s text:c="4"/>time_t msg_rtime; <text:s text:c="6"/>/* last msgrcv time */</text:span></text:p>
      <text:p text:style-name="P17"><text:span text:style-name="T5"><text:s text:c="4"/>time_t msg_ctime; <text:s text:c="6"/>/* last change time */</text:span></text:p>
      <text:p text:style-name="P17"><text:span text:style-name="T5"><text:s text:c="4"/>struct wait_queue *wwait;</text:span></text:p>
      <text:p text:style-name="P17"><text:span text:style-name="T5"><text:s text:c="4"/>struct wait_queue *rwait;</text:span></text:p>
      <text:p text:style-name="P17"><text:span text:style-name="T5"><text:s text:c="4"/>ushort msg_cbytes; <text:s text:c="3"/></text:span></text:p>
      <text:p text:style-name="P17"><text:span text:style-name="T5"><text:s text:c="4"/>ushort msg_qnum; <text:s text:c="4"/></text:span></text:p>
      <text:p text:style-name="P17"><text:span text:style-name="T5"><text:s text:c="4"/>ushort msg_qbytes; <text:s text:c="5"/>/* max number of bytes on queue */</text:span></text:p>
      <text:p text:style-name="P17"><text:span text:style-name="T5"><text:s text:c="4"/>ushort msg_lspid; <text:s text:c="6"/>/* pid of last msgsnd */</text:span></text:p>
      <text:p text:style-name="P17"><text:span text:style-name="T5"><text:s text:c="4"/>ushort msg_lrpid; <text:s text:c="6"/>/* last receive pid */</text:span></text:p>
      <text:p text:style-name="P17"><text:span text:style-name="T5">};</text:span></text:p>
      <text:p text:style-name="P3"/>
      <text:p text:style-name="P1"><text:soft-page-break/><text:span text:style-name="T9">While you will rarely have to concern yourself with most of the members of this structure, a brief description of each is in order to complete our tour: </text:span></text:p>
      <text:p text:style-name="P1"><text:span text:style-name="HTML_20_Typewriter"><text:span text:style-name="T8">msg_perm</text:span></text:span><text:span text:style-name="T9"> </text:span></text:p>
      <text:p text:style-name="P19"><text:span text:style-name="T12">An instance of the </text:span><text:span text:style-name="HTML_20_Typewriter"><text:span text:style-name="T5">ipc_perm</text:span></text:span><text:span text:style-name="T12"> structure, which is defined for us in </text:span><text:span text:style-name="HTML_20_Typewriter"><text:span text:style-name="T5">linux/ipc.h</text:span></text:span><text:span text:style-name="T12">. This holds the permission information for the message queue, including the access permissions, and information about the creator of the queue (uid, etc). </text:span></text:p>
      <text:p text:style-name="P1"><text:span text:style-name="HTML_20_Typewriter"><text:span text:style-name="T8">msg_first</text:span></text:span><text:span text:style-name="T9"> </text:span></text:p>
      <text:p text:style-name="P19"><text:span text:style-name="T12">Link to the first message in the queue (the head of the list). </text:span></text:p>
      <text:p text:style-name="P1"><text:span text:style-name="HTML_20_Typewriter"><text:span text:style-name="T8">msg_last</text:span></text:span><text:span text:style-name="T9"> </text:span></text:p>
      <text:p text:style-name="P19"><text:span text:style-name="T12">Link to the last message in the queue (the tail of the list). </text:span></text:p>
      <text:p text:style-name="P1"><text:span text:style-name="HTML_20_Typewriter"><text:span text:style-name="T8">msg_stime</text:span></text:span><text:span text:style-name="T9"> </text:span></text:p>
      <text:p text:style-name="P19"><text:span text:style-name="T12">Timestamp (</text:span><text:span text:style-name="HTML_20_Typewriter"><text:span text:style-name="T5">time_t</text:span></text:span><text:span text:style-name="T12">) of the last message that was sent to the queue. </text:span></text:p>
      <text:p text:style-name="P1"><text:span text:style-name="HTML_20_Typewriter"><text:span text:style-name="T8">msg_rtime</text:span></text:span><text:span text:style-name="T9"> </text:span></text:p>
      <text:p text:style-name="P19"><text:span text:style-name="T12">Timestamp of the last message retrieved from the queue. </text:span></text:p>
      <text:p text:style-name="P1"><text:span text:style-name="HTML_20_Typewriter"><text:span text:style-name="T8">msg_ctime</text:span></text:span><text:span text:style-name="T9"> </text:span></text:p>
      <text:p text:style-name="P19"><text:span text:style-name="T12">Timestamp of the last ``change'' made to the queue (more on this later). </text:span></text:p>
      <text:p text:style-name="P1"><text:span text:style-name="HTML_20_Typewriter"><text:span text:style-name="T8">wwait</text:span></text:span><text:span text:style-name="T9"> </text:span></text:p>
      <text:p text:style-name="P19"><text:span text:style-name="T12">and </text:span></text:p>
      <text:p text:style-name="P1"><text:span text:style-name="HTML_20_Typewriter"><text:span text:style-name="T8">rwait</text:span></text:span><text:span text:style-name="T9"> </text:span></text:p>
      <text:p text:style-name="P19"><text:span text:style-name="T12">Pointers into the kernel's </text:span><text:span text:style-name="Emphasis"><text:span text:style-name="T12">wait queue</text:span></text:span><text:span text:style-name="T12">. They are used when an operation on a message queue deems the process go into a sleep state (i.e. queue is full and the process is waiting for an opening). </text:span></text:p>
      <text:p text:style-name="P1"><text:span text:style-name="HTML_20_Typewriter"><text:span text:style-name="T8">msg_cbytes</text:span></text:span><text:span text:style-name="T9"> </text:span></text:p>
      <text:p text:style-name="P19"><text:span text:style-name="T12">Total number of bytes residing on the queue (sum of the sizes of all messages). </text:span></text:p>
      <text:p text:style-name="P1"><text:span text:style-name="HTML_20_Typewriter"><text:span text:style-name="T8">msg_qnum</text:span></text:span><text:span text:style-name="T9"> </text:span></text:p>
      <text:p text:style-name="P19"><text:span text:style-name="T12">Number of messages currently in the queue. </text:span></text:p>
      <text:p text:style-name="P1"><text:span text:style-name="HTML_20_Typewriter"><text:span text:style-name="T8">msg_qbytes</text:span></text:span><text:span text:style-name="T9"> </text:span></text:p>
      <text:p text:style-name="P19"><text:span text:style-name="T12">Maximum number of bytes on the queue. </text:span></text:p>
      <text:p text:style-name="P1"><text:span text:style-name="HTML_20_Typewriter"><text:span text:style-name="T8">msg_lspid</text:span></text:span><text:span text:style-name="T9"> </text:span></text:p>
      <text:p text:style-name="P19"><text:span text:style-name="T12">The PID of the process who sent the last message. </text:span></text:p>
      <text:p text:style-name="P1"><text:span text:style-name="HTML_20_Typewriter"><text:span text:style-name="T8">msg_lrpid</text:span></text:span><text:span text:style-name="T9"> </text:span></text:p>
      <text:p text:style-name="P19"><text:span text:style-name="T12">The PID of the process who retrieved the last message. </text:span></text:p>
      <text:p text:style-name="P20"/>
      <text:p text:style-name="P20"/>
      <text:h text:style-name="P13" text:outline-level="4"><text:bookmark-start text:name="SECTION00742240000000000000"/><text:span text:style-name="T9">Kernel </text:span><text:span text:style-name="HTML_20_Typewriter"><text:span text:style-name="T7">ipc_perm</text:span></text:span><text:span text:style-name="T9"> structure</text:span><text:bookmark-end text:name="SECTION00742240000000000000"/></text:h>
      <text:p text:style-name="P19"><text:span text:style-name="T12">The kernel stores permission information for IPC objects in a structure of type </text:span><text:span text:style-name="HTML_20_Typewriter"><text:span text:style-name="T5">ipc_perm</text:span></text:span><text:span text:style-name="T12">. For example, in the internal structure for a message queue described above, the </text:span><text:span text:style-name="HTML_20_Typewriter"><text:span text:style-name="T5">msg_perm</text:span></text:span><text:span text:style-name="T12"> member is of this type. It is declared for us in </text:span><text:span text:style-name="HTML_20_Typewriter"><text:span text:style-name="T5">linux/ipc.h</text:span></text:span><text:span text:style-name="T12"> as follows: </text:span></text:p>
      <text:p text:style-name="P3"/>
      <text:p text:style-name="P17"><text:span text:style-name="T5">struct ipc_perm</text:span></text:p>
      <text:p text:style-name="P17"><text:span text:style-name="T5">{</text:span></text:p>
      <text:p text:style-name="P17"><text:span text:style-name="T5"><text:s text:c="2"/>key_t <text:s/>key;</text:span></text:p>
      <text:p text:style-name="P17"><text:span text:style-name="T5"><text:s text:c="2"/>ushort uid; <text:s text:c="2"/>/* owner euid and egid */</text:span></text:p>
      <text:p text:style-name="P17"><text:span text:style-name="T5"><text:s text:c="2"/>ushort gid;</text:span></text:p>
      <text:p text:style-name="P17"><text:span text:style-name="T5"><text:s text:c="2"/>ushort cuid; <text:s/>/* creator euid and egid */</text:span></text:p>
      <text:p text:style-name="P17"><text:span text:style-name="T5"><text:s text:c="2"/>ushort cgid;</text:span></text:p>
      <text:p text:style-name="P17"><text:soft-page-break/><text:span text:style-name="T5"><text:s text:c="2"/>ushort mode; <text:s/>/* access modes see mode flags below */</text:span></text:p>
      <text:p text:style-name="P17"><text:span text:style-name="T5"><text:s text:c="2"/>ushort seq; <text:s text:c="2"/>/* slot usage sequence number */</text:span></text:p>
      <text:p text:style-name="P17"><text:span text:style-name="T5">};</text:span></text:p>
      <text:p text:style-name="P3"/>
      <text:p text:style-name="P1"><text:span text:style-name="T9">All of the above are fairly self-explanatory. Stored along with the IPC key of the object is information about both the creator and owner of the object (they may be different). The octal access modes are also stored here, as an </text:span><text:span text:style-name="HTML_20_Typewriter"><text:span text:style-name="T6">unsigned short</text:span></text:span><text:span text:style-name="T9">. Finally, the </text:span><text:span text:style-name="Emphasis"><text:span text:style-name="T9">slot usage sequence</text:span></text:span><text:span text:style-name="T9"> number is stored at the end. Each time an IPC object is closed via a system call (destroyed), this value gets incremented by the maximum number of IPC objects that can reside in a system. Will you have to concern yourself with this value? No. </text:span></text:p>
      <text:p text:style-name="P19"><text:span text:style-name="T13">NOTE:</text:span><text:span text:style-name="Emphasis"><text:span text:style-name="T12">There is an excellent discussion on this topic, and the security reasons as to its existence and behavior, in Richard Stevens' </text:span></text:span><text:span text:style-name="Emphasis"><text:span text:style-name="T13">UNIX Network Programming</text:span></text:span><text:span text:style-name="Emphasis"><text:span text:style-name="T12"> book, pp. 125.</text:span></text:span><text:span text:style-name="T12"> </text:span></text:p>
      <text:p text:style-name="P20"/>
      <text:h text:style-name="P14" text:outline-level="3"><text:bookmark-start text:name="SECTION00742300000000000000"/><text:span text:style-name="T9">SYSTEM CALL: msgget()</text:span><text:bookmark-end text:name="SECTION00742300000000000000"/></text:h>
      <text:p text:style-name="P19"><text:span text:style-name="T12">In order to create a new message queue, or access an existing queue, the </text:span><text:span text:style-name="HTML_20_Typewriter"><text:span text:style-name="T5">msgget()</text:span></text:span><text:span text:style-name="T12"> system call is used. </text:span></text:p>
      <text:p text:style-name="P3"/>
      <text:p text:style-name="P17"><text:span text:style-name="T5"><text:s text:c="2"/>SYSTEM CALL: msgget(); <text:s text:c="57"/></text:span></text:p>
      <text:p text:style-name="P18"/>
      <text:p text:style-name="P17"><text:span text:style-name="T5"><text:s text:c="2"/>PROTOTYPE: int msgget ( key_t key, int msgflg ); <text:s text:c="44"/></text:span></text:p>
      <text:p text:style-name="P17"><text:span text:style-name="T5"><text:s text:c="4"/>RETURNS: message queue identifier on success <text:s text:c="54"/></text:span></text:p>
      <text:p text:style-name="P17"><text:span text:style-name="T5"><text:s text:c="13"/>-1 on error: errno = EACCESS (permission denied)</text:span></text:p>
      <text:p text:style-name="P17"><text:span text:style-name="T5"><text:s text:c="34"/>EEXIST (Queue exists, cannot create)</text:span></text:p>
      <text:p text:style-name="P17"><text:span text:style-name="T5"><text:s text:c="34"/>EIDRM (Queue is marked for deletion)</text:span></text:p>
      <text:p text:style-name="P17"><text:span text:style-name="T5"><text:s text:c="34"/>ENOENT (Queue does not exist)</text:span></text:p>
      <text:p text:style-name="P17"><text:span text:style-name="T5"><text:s text:c="34"/>ENOMEM (Not enough memory to create queue)</text:span></text:p>
      <text:p text:style-name="P17"><text:span text:style-name="T5"><text:s text:c="34"/>ENOSPC (Maximum queue limit exceeded)</text:span></text:p>
      <text:p text:style-name="P17"><text:span text:style-name="T5"><text:s text:c="2"/>NOTES:</text:span></text:p>
      <text:p text:style-name="P3"/>
      <text:p text:style-name="P1"><text:span text:style-name="T9">The first argument to </text:span><text:span text:style-name="HTML_20_Typewriter"><text:span text:style-name="T6">msgget()</text:span></text:span><text:span text:style-name="T9"> is the key value (in our case returned by a call to </text:span><text:span text:style-name="HTML_20_Typewriter"><text:span text:style-name="T6">ftok()</text:span></text:span><text:span text:style-name="T9">). This key value is then compared to existing key values that exist within the kernel for other message queues. At that point, the open or access operation is dependent upon the contents of the </text:span><text:span text:style-name="HTML_20_Typewriter"><text:span text:style-name="T6">msgflg</text:span></text:span><text:span text:style-name="T9"> argument. </text:span></text:p>
      <text:p text:style-name="P1"><text:span text:style-name="Strong_20_Emphasis"><text:span text:style-name="T9">IPC_CREAT</text:span></text:span><text:span text:style-name="T9"> </text:span></text:p>
      <text:p text:style-name="P19"><text:span text:style-name="T12">Create the queue if it doesn't already exist in the kernel. </text:span></text:p>
      <text:p text:style-name="P1"><text:span text:style-name="Strong_20_Emphasis"><text:span text:style-name="T9">IPC_EXCL</text:span></text:span><text:span text:style-name="T9"> </text:span></text:p>
      <text:p text:style-name="P19"><text:span text:style-name="T12">When used with IPC_CREAT, fail if queue already exists. </text:span></text:p>
      <text:p text:style-name="P19"><text:span text:style-name="T12">If </text:span><text:span text:style-name="HTML_20_Typewriter"><text:span text:style-name="T5">IPC_CREAT</text:span></text:span><text:span text:style-name="T12"> is used alone, </text:span><text:span text:style-name="HTML_20_Typewriter"><text:span text:style-name="T5">msgget()</text:span></text:span><text:span text:style-name="T12"> either returns the message queue identifier for a newly created message queue, or returns the identifier for a queue which exists with the same key value. If </text:span><text:span text:style-name="HTML_20_Typewriter"><text:span text:style-name="T5">IPC_EXCL</text:span></text:span><text:span text:style-name="T12"> is used along with </text:span><text:span text:style-name="HTML_20_Typewriter"><text:span text:style-name="T5">IPC_CREAT</text:span></text:span><text:span text:style-name="T12">, then either a new queue is created, or if the queue exists, the call fails with -1. </text:span><text:span text:style-name="HTML_20_Typewriter"><text:span text:style-name="T5">IPC_EXCL</text:span></text:span><text:span text:style-name="T12"> is useless by itself, but when combined with </text:span><text:span text:style-name="HTML_20_Typewriter"><text:span text:style-name="T5">IPC_CREAT</text:span></text:span><text:span text:style-name="T12">, it can be used as a facility to guarantee that no existing queue is opened for access. </text:span></text:p>
      <text:p text:style-name="P19"><text:span text:style-name="T12">An optional octal mode may be OR'd into the mask, since each IPC object has permissions that are similar in functionality to file permissions on a UNIX file system! </text:span></text:p>
      <text:p text:style-name="P19"><text:span text:style-name="T12">Let's create a quick wrapper function for opening or creating message queue: </text:span></text:p>
      <text:p text:style-name="P3"/>
      <text:p text:style-name="P17"><text:span text:style-name="T5">int open_queue( key_t keyval )</text:span></text:p>
      <text:p text:style-name="P17"><text:soft-page-break/><text:span text:style-name="T5">{</text:span></text:p>
      <text:p text:style-name="P17"><text:span text:style-name="T5"><text:s text:c="8"/>int <text:s text:c="4"/>qid;</text:span></text:p>
      <text:p text:style-name="P17"><text:span text:style-name="T5"><text:s text:c="8"/></text:span></text:p>
      <text:p text:style-name="P17"><text:span text:style-name="T5"><text:s text:c="8"/>if((qid = msgget( keyval, IPC_CREAT | 0660 )) == -1)</text:span></text:p>
      <text:p text:style-name="P17"><text:span text:style-name="T5"><text:s text:c="8"/>{</text:span></text:p>
      <text:p text:style-name="P17"><text:span text:style-name="T5"><text:s text:c="16"/>return(-1);</text:span></text:p>
      <text:p text:style-name="P17"><text:span text:style-name="T5"><text:s text:c="8"/>}</text:span></text:p>
      <text:p text:style-name="P17"><text:span text:style-name="T5"><text:s text:c="8"/></text:span></text:p>
      <text:p text:style-name="P17"><text:span text:style-name="T5"><text:s text:c="8"/>return(qid);</text:span></text:p>
      <text:p text:style-name="P17"><text:span text:style-name="T5">}</text:span></text:p>
      <text:p text:style-name="P3"/>
      <text:p text:style-name="P19"><text:span text:style-name="T12">Note the use of the explicit permissions of </text:span><text:span text:style-name="HTML_20_Typewriter"><text:span text:style-name="T5">0660</text:span></text:span><text:span text:style-name="T12">. This small function either returns a message queue identifier (</text:span><text:span text:style-name="HTML_20_Typewriter"><text:span text:style-name="T5">int</text:span></text:span><text:span text:style-name="T12">), or -1 on error. The key value must be passed to it as its only argument.</text:span></text:p>
      <text:p text:style-name="P20"/>
      <text:h text:style-name="P14" text:outline-level="3"><text:bookmark-start text:name="SECTION00742400000000000000"/><text:span text:style-name="T9">SYSTEM CALL: msgsnd()</text:span><text:bookmark-end text:name="SECTION00742400000000000000"/></text:h>
      <text:p text:style-name="P19"><text:span text:style-name="T12">Once we have the queue identifier, we can begin performing operations on it. To deliver a message to a queue, you use the </text:span><text:span text:style-name="HTML_20_Typewriter"><text:span text:style-name="T5">msgsnd</text:span></text:span><text:span text:style-name="T12"> system call: </text:span></text:p>
      <text:p text:style-name="P3"/>
      <text:p text:style-name="P17"><text:span text:style-name="T5"><text:s text:c="2"/>SYSTEM CALL: msgsnd(); <text:s text:c="57"/></text:span></text:p>
      <text:p text:style-name="P18"/>
      <text:p text:style-name="P17"><text:span text:style-name="T5"><text:s text:c="2"/>PROTOTYPE: int msgsnd ( int msqid, struct msgbuf *msgp, int msgsz, int msgflg );</text:span></text:p>
      <text:p text:style-name="P17"><text:span text:style-name="T5"><text:s text:c="4"/>RETURNS: 0 on success</text:span></text:p>
      <text:p text:style-name="P17"><text:span text:style-name="T5"><text:s text:c="13"/>-1 on error: errno = EAGAIN (queue is full, and IPC_NOWAIT was asserted)</text:span></text:p>
      <text:p text:style-name="P17"><text:span text:style-name="T5"><text:s text:c="34"/>EACCES (permission denied, no write permission)</text:span></text:p>
      <text:p text:style-name="P17"><text:span text:style-name="T5"><text:s text:c="34"/>EFAULT (msgp address isn't accessable - invalid)</text:span></text:p>
      <text:p text:style-name="P17"><text:span text:style-name="T5"><text:s text:c="34"/>EIDRM <text:s/>(The message queue has been removed)</text:span></text:p>
      <text:p text:style-name="P17"><text:span text:style-name="T5"><text:s text:c="34"/>EINTR <text:s/>(Received a signal while waiting to write)</text:span></text:p>
      <text:p text:style-name="P17"><text:span text:style-name="T5"><text:s text:c="34"/>EINVAL (Invalid message queue identifier, nonpositive</text:span></text:p>
      <text:p text:style-name="P17"><text:span text:style-name="T5"><text:s text:c="42"/>message type, or invalid message size) </text:span></text:p>
      <text:p text:style-name="P17"><text:span text:style-name="T5"><text:s text:c="34"/>ENOMEM (Not enough memory to copy message buffer)</text:span></text:p>
      <text:p text:style-name="P17"><text:span text:style-name="T5"><text:s text:c="2"/>NOTES:</text:span></text:p>
      <text:p text:style-name="P3"/>
      <text:p text:style-name="P1"><text:span text:style-name="T9">The first argument to </text:span><text:span text:style-name="HTML_20_Typewriter"><text:span text:style-name="T6">msgsnd</text:span></text:span><text:span text:style-name="T9"> is our queue identifier, returned by a previous call to </text:span><text:span text:style-name="HTML_20_Typewriter"><text:span text:style-name="T6">msgget</text:span></text:span><text:span text:style-name="T9">. The second argument, </text:span><text:span text:style-name="HTML_20_Typewriter"><text:span text:style-name="T6">msgp</text:span></text:span><text:span text:style-name="T9">, is a pointer to our redeclared and loaded message buffer. The </text:span><text:span text:style-name="HTML_20_Typewriter"><text:span text:style-name="T6">msgsz</text:span></text:span><text:span text:style-name="T9"> argument contains the size of the message in bytes, excluding the length of the message type (4 byte long). </text:span></text:p>
      <text:p text:style-name="P19"><text:span text:style-name="T12">The </text:span><text:span text:style-name="HTML_20_Typewriter"><text:span text:style-name="T5">msgflg</text:span></text:span><text:span text:style-name="T12"> argument can be set to 0 (ignored), or: </text:span></text:p>
      <text:p text:style-name="P1"><text:span text:style-name="Strong_20_Emphasis"><text:span text:style-name="T9">IPC_NOWAIT</text:span></text:span><text:span text:style-name="T9"> </text:span></text:p>
      <text:p text:style-name="P19"><text:span text:style-name="T12">If the message queue is full, then the message is not written to the queue, and control is returned to the calling process. If not specified, then the calling process will suspend (block) until the message can be written. </text:span></text:p>
      <text:p text:style-name="P19"><text:span text:style-name="T12">Let's create another wrapper function for sending messages: </text:span></text:p>
      <text:p text:style-name="P3"/>
      <text:p text:style-name="P17"><text:span text:style-name="T5">int send_message( int qid, struct mymsgbuf *qbuf )</text:span></text:p>
      <text:p text:style-name="P17"><text:span text:style-name="T5">{</text:span></text:p>
      <text:p text:style-name="P17"><text:span text:style-name="T5"><text:s text:c="8"/>int <text:s text:c="4"/>result, length;</text:span></text:p>
      <text:p text:style-name="P18"/>
      <text:p text:style-name="P17"><text:span text:style-name="T5"><text:s text:c="8"/>/* The length is essentially the size of the structure minus sizeof(mtype) */</text:span></text:p>
      <text:p text:style-name="P17"><text:span text:style-name="T5"><text:s text:c="8"/>length = sizeof(struct mymsgbuf) - sizeof(long); <text:s text:c="7"/></text:span></text:p>
      <text:p text:style-name="P18"><text:soft-page-break/></text:p>
      <text:p text:style-name="P17"><text:span text:style-name="T5"><text:s text:c="8"/>if((result = msgsnd( qid, qbuf, length, 0)) == -1)</text:span></text:p>
      <text:p text:style-name="P17"><text:span text:style-name="T5"><text:s text:c="8"/>{</text:span></text:p>
      <text:p text:style-name="P17"><text:span text:style-name="T5"><text:s text:c="16"/>return(-1);</text:span></text:p>
      <text:p text:style-name="P17"><text:span text:style-name="T5"><text:s text:c="8"/>}</text:span></text:p>
      <text:p text:style-name="P17"><text:span text:style-name="T5"><text:s text:c="8"/></text:span></text:p>
      <text:p text:style-name="P17"><text:span text:style-name="T5"><text:s text:c="8"/>return(result);</text:span></text:p>
      <text:p text:style-name="P17"><text:span text:style-name="T5">}</text:span></text:p>
      <text:p text:style-name="P3"/>
      <text:p text:style-name="P1"><text:span text:style-name="T9">This small function attempts to send the message residing at the passed address (</text:span><text:span text:style-name="HTML_20_Typewriter"><text:span text:style-name="T6">qbuf</text:span></text:span><text:span text:style-name="T9">) to the message queue designated by the passed queue identifier (</text:span><text:span text:style-name="HTML_20_Typewriter"><text:span text:style-name="T6">qid</text:span></text:span><text:span text:style-name="T9">). Here is a sample code snippet utilizing the two wrapper functions we have developed so far: </text:span></text:p>
      <text:p text:style-name="P3"/>
      <text:p text:style-name="P17"><text:span text:style-name="T5">#include &lt;stdio.h&gt;</text:span></text:p>
      <text:p text:style-name="P17"><text:span text:style-name="T5">#include &lt;stdlib.h&gt;</text:span></text:p>
      <text:p text:style-name="P17"><text:span text:style-name="T5">#include &lt;linux/ipc.h&gt;</text:span></text:p>
      <text:p text:style-name="P17"><text:span text:style-name="T5">#include &lt;linux/msg.h&gt;</text:span></text:p>
      <text:p text:style-name="P18"/>
      <text:p text:style-name="P17"><text:span text:style-name="T5">main()</text:span></text:p>
      <text:p text:style-name="P17"><text:span text:style-name="T5">{</text:span></text:p>
      <text:p text:style-name="P17"><text:span text:style-name="T5"><text:s text:c="8"/>int <text:s text:c="3"/>qid;</text:span></text:p>
      <text:p text:style-name="P17"><text:span text:style-name="T5"><text:s text:c="8"/>key_t <text:s/>msgkey;</text:span></text:p>
      <text:p text:style-name="P17"><text:span text:style-name="T5"><text:s text:c="8"/>struct mymsgbuf {</text:span></text:p>
      <text:p text:style-name="P17"><text:span text:style-name="T5"><text:s text:c="16"/>long <text:s text:c="3"/>mtype; <text:s text:c="9"/>/* Message type */</text:span></text:p>
      <text:p text:style-name="P17"><text:span text:style-name="T5"><text:s text:c="16"/>int <text:s text:c="4"/>request; <text:s text:c="7"/>/* Work request number */</text:span></text:p>
      <text:p text:style-name="P17"><text:span text:style-name="T5"><text:s text:c="16"/>double <text:s/>salary; <text:s text:c="8"/>/* Employee's salary */</text:span></text:p>
      <text:p text:style-name="P17"><text:span text:style-name="T5"><text:s text:c="8"/>} msg;</text:span></text:p>
      <text:p text:style-name="P18"/>
      <text:p text:style-name="P17"><text:span text:style-name="T5"><text:s text:c="8"/>/* Generate our IPC key value */</text:span></text:p>
      <text:p text:style-name="P17"><text:span text:style-name="T5"><text:s text:c="8"/>msgkey = ftok(".", 'm');</text:span></text:p>
      <text:p text:style-name="P18"/>
      <text:p text:style-name="P17"><text:span text:style-name="T5"><text:s text:c="8"/>/* Open/create the queue */</text:span></text:p>
      <text:p text:style-name="P17"><text:span text:style-name="T5"><text:s text:c="8"/>if(( qid = open_queue( msgkey)) == -1) {</text:span></text:p>
      <text:p text:style-name="P17"><text:span text:style-name="T5"><text:s text:c="16"/>perror("open_queue");</text:span></text:p>
      <text:p text:style-name="P17"><text:span text:style-name="T5"><text:s text:c="16"/>exit(1);</text:span></text:p>
      <text:p text:style-name="P17"><text:span text:style-name="T5"><text:s text:c="8"/>}</text:span></text:p>
      <text:p text:style-name="P18"/>
      <text:p text:style-name="P17"><text:span text:style-name="T5"><text:s text:c="8"/>/* Load up the message with arbitrary test data */</text:span></text:p>
      <text:p text:style-name="P17"><text:span text:style-name="T5"><text:s text:c="8"/>msg.mtype <text:s text:c="2"/>= 1; <text:s text:c="7"/>/* Message type must be a positive number! */ <text:s text:c="2"/></text:span></text:p>
      <text:p text:style-name="P17"><text:span text:style-name="T5"><text:s text:c="8"/>msg.request = 1; <text:s text:c="7"/>/* Data element #1 */</text:span></text:p>
      <text:p text:style-name="P17"><text:span text:style-name="T5"><text:s text:c="8"/>msg.salary <text:s/>= 1000.00; <text:s/>/* Data element #2 (my yearly salary!) */</text:span></text:p>
      <text:p text:style-name="P17"><text:span text:style-name="T5"><text:s text:c="8"/></text:span></text:p>
      <text:p text:style-name="P17"><text:span text:style-name="T5"><text:s text:c="8"/>/* Bombs away! */</text:span></text:p>
      <text:p text:style-name="P17"><text:span text:style-name="T5"><text:s text:c="8"/>if((send_message( qid, &amp;msg )) == -1) {</text:span></text:p>
      <text:p text:style-name="P17"><text:span text:style-name="T5"><text:s text:c="16"/>perror("send_message");</text:span></text:p>
      <text:p text:style-name="P17"><text:span text:style-name="T5"><text:s text:c="16"/>exit(1);</text:span></text:p>
      <text:p text:style-name="P17"><text:span text:style-name="T5"><text:s text:c="8"/>}</text:span></text:p>
      <text:p text:style-name="P17"><text:span text:style-name="T5">}</text:span></text:p>
      <text:p text:style-name="P3"/>
      <text:p text:style-name="P1"><text:soft-page-break/><text:span text:style-name="T9">After creating/opening our message queue, we proceed to load up the message buffer with test data (</text:span><text:span text:style-name="Emphasis"><text:span text:style-name="T9">note the lack of character data to illustrate our point about sending binary information</text:span></text:span><text:span text:style-name="T9">). A quick call to </text:span><text:span text:style-name="HTML_20_Typewriter"><text:span text:style-name="T6">send_message</text:span></text:span><text:span text:style-name="T9"> merrily distributes our message out to the message queue. </text:span></text:p>
      <text:p text:style-name="P19"><text:span text:style-name="T12">Now that we have a message on our queue, try the </text:span><text:span text:style-name="HTML_20_Typewriter"><text:span text:style-name="T5">ipcs</text:span></text:span><text:span text:style-name="T12"> command to view the status of your queue. Now let's turn the discussion to actually retrieving the message from the queue. To do this, you use the </text:span><text:span text:style-name="HTML_20_Typewriter"><text:span text:style-name="T5">msgrcv()</text:span></text:span><text:span text:style-name="T12"> system call: </text:span></text:p>
      <text:p text:style-name="P3"/>
      <text:p text:style-name="P17"><text:span text:style-name="T5"><text:s text:c="2"/>SYSTEM CALL: msgrcv(); <text:s text:c="57"/></text:span></text:p>
      <text:p text:style-name="P17"><text:span text:style-name="T5"><text:s text:c="2"/>PROTOTYPE: int msgrcv ( int msqid, struct msgbuf *msgp, int msgsz, long mtype, int msgflg );</text:span></text:p>
      <text:p text:style-name="P17"><text:span text:style-name="T5"><text:s text:c="4"/>RETURNS: Number of bytes copied into message buffer</text:span></text:p>
      <text:p text:style-name="P17"><text:span text:style-name="T5"><text:s text:c="13"/>-1 on error: errno = E2BIG <text:s/>(Message length is greater than msgsz, no MSG_NOERROR)</text:span></text:p>
      <text:p text:style-name="P17"><text:span text:style-name="T5"><text:s text:c="34"/>EACCES (No read permission)</text:span></text:p>
      <text:p text:style-name="P17"><text:span text:style-name="T5"><text:s text:c="34"/>EFAULT (Address pointed to by msgp is invalid)</text:span></text:p>
      <text:p text:style-name="P17"><text:span text:style-name="T5"><text:s text:c="34"/>EIDRM <text:s/>(Queue was removed during retrieval)</text:span></text:p>
      <text:p text:style-name="P17"><text:span text:style-name="T5"><text:s text:c="34"/>EINTR <text:s/>(Interrupted by arriving signal)</text:span></text:p>
      <text:p text:style-name="P17"><text:span text:style-name="T5"><text:s text:c="34"/>EINVAL (msgqid invalid, or msgsz less than 0)</text:span></text:p>
      <text:p text:style-name="P17"><text:span text:style-name="T5"><text:s text:c="34"/>ENOMSG (IPC_NOWAIT asserted, and no message exists</text:span></text:p>
      <text:p text:style-name="P17"><text:span text:style-name="T5"><text:s text:c="42"/>in the queue to satisfy the request) </text:span></text:p>
      <text:p text:style-name="P17"><text:span text:style-name="T5"><text:s text:c="2"/>NOTES:</text:span></text:p>
      <text:p text:style-name="P3"/>
      <text:p text:style-name="P1"><text:span text:style-name="T9">Obviously, the first argument is used to specify the queue to be used during the message retrieval process (should have been returned by an earlier call to </text:span><text:span text:style-name="HTML_20_Typewriter"><text:span text:style-name="T6">msgget</text:span></text:span><text:span text:style-name="T9">). The second argument (</text:span><text:span text:style-name="HTML_20_Typewriter"><text:span text:style-name="T6">msgp</text:span></text:span><text:span text:style-name="T9">) represents the address of a message buffer variable to store the retrieved message at. The third argument (</text:span><text:span text:style-name="HTML_20_Typewriter"><text:span text:style-name="T6">msgsz</text:span></text:span><text:span text:style-name="T9">) represents the size of the message buffer structure, excluding the length of the </text:span><text:span text:style-name="HTML_20_Typewriter"><text:span text:style-name="T6">mtype</text:span></text:span><text:span text:style-name="T9"> member. Once again, this can easily be calculated as: </text:span></text:p>
      <text:p text:style-name="P3"/>
      <text:p text:style-name="P17"><text:span text:style-name="T5">msgsz = sizeof(struct mymsgbuf) - sizeof(long);</text:span></text:p>
      <text:p text:style-name="P3"/>
      <text:p text:style-name="P1"><text:span text:style-name="T9">The fourth argument (</text:span><text:span text:style-name="HTML_20_Typewriter"><text:span text:style-name="T6">mtype</text:span></text:span><text:span text:style-name="T9">) specifies the </text:span><text:span text:style-name="Emphasis"><text:span text:style-name="T9">type</text:span></text:span><text:span text:style-name="T9"> of message to retrieve from the queue. The kernel will search the queue for the oldest message having a matching type, and will return a copy of it in the address pointed to by the </text:span><text:span text:style-name="HTML_20_Typewriter"><text:span text:style-name="T6">msgp</text:span></text:span><text:span text:style-name="T9"> argument. One special case exists. If the </text:span><text:span text:style-name="HTML_20_Typewriter"><text:span text:style-name="T6">mtype</text:span></text:span><text:span text:style-name="T9"> argument is passed with a value of zero, then the oldest message on the queue is returned, regardless of type. </text:span></text:p>
      <text:p text:style-name="P19"><text:span text:style-name="T12">If </text:span><text:span text:style-name="T13">IPC_NOWAIT</text:span><text:span text:style-name="T12"> is passed as a flag, and no messages are available, the call returns ENOMSG to the calling process. Otherwise, the calling process blocks until a message arrives in the queue that satisfies the </text:span><text:span text:style-name="HTML_20_Typewriter"><text:span text:style-name="T5">msgrcv()</text:span></text:span><text:span text:style-name="T12"> parameters. If the queue is deleted while a client is waiting on a message, EIDRM is returned. EINTR is returned if a signal is caught while the process is in the middle of blocking, and waiting for a message to arrive. </text:span></text:p>
      <text:p text:style-name="P19"><text:span text:style-name="T12">Let's examine a quick wrapper function for retrieving a message from our queue: </text:span></text:p>
      <text:p text:style-name="P3"/>
      <text:p text:style-name="P17"><text:span text:style-name="T5">int read_message( int qid, long type, struct mymsgbuf *qbuf )</text:span></text:p>
      <text:p text:style-name="P17"><text:span text:style-name="T5">{</text:span></text:p>
      <text:p text:style-name="P17"><text:span text:style-name="T5"><text:s text:c="8"/>int <text:s text:c="4"/>result, length;</text:span></text:p>
      <text:p text:style-name="P18"/>
      <text:p text:style-name="P17"><text:span text:style-name="T5"><text:s text:c="8"/>/* The length is essentially the size of the structure minus sizeof(mtype) */</text:span></text:p>
      <text:p text:style-name="P17"><text:span text:style-name="T5"><text:s text:c="8"/>length = sizeof(struct mymsgbuf) - sizeof(long); <text:s text:c="7"/></text:span></text:p>
      <text:p text:style-name="P18"/>
      <text:p text:style-name="P17"><text:span text:style-name="T5"><text:s text:c="8"/>if((result = msgrcv( qid, qbuf, length, type, <text:s/>0)) == -1)</text:span></text:p>
      <text:p text:style-name="P17"><text:span text:style-name="T5"><text:s text:c="8"/>{</text:span></text:p>
      <text:p text:style-name="P17"><text:soft-page-break/><text:span text:style-name="T5"><text:s text:c="16"/>return(-1);</text:span></text:p>
      <text:p text:style-name="P17"><text:span text:style-name="T5"><text:s text:c="8"/>}</text:span></text:p>
      <text:p text:style-name="P17"><text:span text:style-name="T5"><text:s text:c="8"/></text:span></text:p>
      <text:p text:style-name="P17"><text:span text:style-name="T5"><text:s text:c="8"/>return(result);</text:span></text:p>
      <text:p text:style-name="P17"><text:span text:style-name="T5">}</text:span></text:p>
      <text:p text:style-name="P3"/>
      <text:p text:style-name="P1"><text:span text:style-name="T9">After successfully retrieving a message from the queue, the message entry within the queue is destroyed. </text:span></text:p>
      <text:p text:style-name="P19"><text:span text:style-name="T12">The </text:span><text:span text:style-name="T13">MSG_NOERROR</text:span><text:span text:style-name="T12"> bit in the </text:span><text:span text:style-name="HTML_20_Typewriter"><text:span text:style-name="T5">msgflg</text:span></text:span><text:span text:style-name="T12"> argument provides some additional capabilities. If the size of the physical message data is greater than </text:span><text:span text:style-name="HTML_20_Typewriter"><text:span text:style-name="T5">msgsz</text:span></text:span><text:span text:style-name="T12">, and </text:span><text:span text:style-name="T13">MSG_NOERROR</text:span><text:span text:style-name="T12"> is asserted, then the message is truncated, and only </text:span><text:span text:style-name="HTML_20_Typewriter"><text:span text:style-name="T5">msgsz</text:span></text:span><text:span text:style-name="T12"> bytes are returned. Normally, the </text:span><text:span text:style-name="HTML_20_Typewriter"><text:span text:style-name="T5">msgrcv()</text:span></text:span><text:span text:style-name="T12"> system call returns -1 (</text:span><text:span text:style-name="T13">E2BIG</text:span><text:span text:style-name="T12">), and the message will remain on the queue for later retrieval. This behavior can used to create another wrapper function, which will allow us to ``peek'' inside the queue, to see if a message has arrived that satisfies our request: </text:span></text:p>
      <text:p text:style-name="P3"/>
      <text:p text:style-name="P17"><text:span text:style-name="T5">int peek_message( int qid, long type )</text:span></text:p>
      <text:p text:style-name="P17"><text:span text:style-name="T5">{</text:span></text:p>
      <text:p text:style-name="P17"><text:span text:style-name="T5"><text:s text:c="8"/>int <text:s text:c="4"/>result, length;</text:span></text:p>
      <text:p text:style-name="P18"/>
      <text:p text:style-name="P17"><text:span text:style-name="T5"><text:s text:c="8"/>if((result = msgrcv( qid, NULL, 0, type, <text:s/>IPC_NOWAIT)) == -1)</text:span></text:p>
      <text:p text:style-name="P17"><text:span text:style-name="T5"><text:s text:c="8"/>{</text:span></text:p>
      <text:p text:style-name="P17"><text:span text:style-name="T5"><text:s text:c="16"/>if(errno == E2BIG)</text:span></text:p>
      <text:p text:style-name="P17"><text:span text:style-name="T5"><text:s text:c="24"/>return(TRUE);</text:span></text:p>
      <text:p text:style-name="P17"><text:span text:style-name="T5"><text:s text:c="8"/>}</text:span></text:p>
      <text:p text:style-name="P17"><text:span text:style-name="T5"><text:s text:c="8"/></text:span></text:p>
      <text:p text:style-name="P17"><text:span text:style-name="T5"><text:s text:c="8"/>return(FALSE);</text:span></text:p>
      <text:p text:style-name="P17"><text:span text:style-name="T5">}</text:span></text:p>
      <text:p text:style-name="P3"/>
      <text:p text:style-name="P1"><text:span text:style-name="T9">Above, you will notice the lack of a buffer address and a length. In this particular case, we </text:span><text:span text:style-name="Emphasis"><text:span text:style-name="T9">want</text:span></text:span><text:span text:style-name="T9"> the call to fail. However, we check for the return of </text:span><text:span text:style-name="T2">E2BIG</text:span><text:span text:style-name="T9"> which indicates that a message does exist which matches our requested type. The wrapper function returns </text:span><text:span text:style-name="T2">TRUE</text:span><text:span text:style-name="T9"> on success, </text:span><text:span text:style-name="T2">FALSE</text:span><text:span text:style-name="T9"> otherwise. Also note the use of the </text:span><text:span text:style-name="T2">IPC_NOWAIT</text:span><text:span text:style-name="T9"> flag, which prevents the blocking behavior described earlier.</text:span></text:p>
      <text:p text:style-name="P3"/>
      <text:h text:style-name="P14" text:outline-level="3"><text:bookmark-start text:name="SECTION00742500000000000000"/><text:span text:style-name="T9">SYSTEM CALL: msgctl()</text:span><text:bookmark-end text:name="SECTION00742500000000000000"/></text:h>
      <text:p text:style-name="P19"><text:span text:style-name="T12">Through the development of the wrapper functions presented earlier, you now have a simple, somewhat elegant approach to creating and utilizing message queues in your applications. Now, we will turn the discussion to directly manipulating the internal structures associated with a given message queue. </text:span></text:p>
      <text:p text:style-name="P19"><text:span text:style-name="T12">To perform control operations on a message queue, you use the </text:span><text:span text:style-name="HTML_20_Typewriter"><text:span text:style-name="T5">msgctl()</text:span></text:span><text:span text:style-name="T12"> system call. </text:span></text:p>
      <text:p text:style-name="P3"/>
      <text:p text:style-name="P17"><text:span text:style-name="T5"><text:s text:c="2"/>SYSTEM CALL: msgctl();</text:span></text:p>
      <text:p text:style-name="P17"><text:span text:style-name="T5"><text:s text:c="2"/>PROTOTYPE: int msgctl ( int msgqid, int cmd, struct msqid_ds *buf );</text:span></text:p>
      <text:p text:style-name="P17"><text:span text:style-name="T5"><text:s text:c="4"/>RETURNS: 0 on success</text:span></text:p>
      <text:p text:style-name="P17"><text:span text:style-name="T5"><text:s text:c="13"/>-1 on error: errno = EACCES (No read permission and cmd is IPC_STAT)</text:span></text:p>
      <text:p text:style-name="P17"><text:span text:style-name="T5"><text:s text:c="34"/>EFAULT (Address pointed to by buf is invalid with IPC_SET and</text:span></text:p>
      <text:p text:style-name="P17"><text:span text:style-name="T5"><text:s text:c="42"/>IPC_STAT commands)</text:span></text:p>
      <text:p text:style-name="P17"><text:span text:style-name="T5"><text:s text:c="34"/>EIDRM <text:s/>(Queue was removed during retrieval)</text:span></text:p>
      <text:p text:style-name="P17"><text:span text:style-name="T5"><text:s text:c="34"/>EINVAL (msgqid invalid, or msgsz less than 0)</text:span></text:p>
      <text:p text:style-name="P17"><text:span text:style-name="T5"><text:s text:c="34"/>EPERM <text:s/>(IPC_SET or IPC_RMID command was issued, but</text:span></text:p>
      <text:p text:style-name="P17"><text:soft-page-break/><text:span text:style-name="T5"><text:s text:c="42"/>calling process does not have write (alter)</text:span></text:p>
      <text:p text:style-name="P17"><text:span text:style-name="T5"><text:s text:c="42"/>access to the queue)</text:span></text:p>
      <text:p text:style-name="P17"><text:span text:style-name="T5"><text:s text:c="2"/>NOTES:</text:span></text:p>
      <text:p text:style-name="P3"/>
      <text:p text:style-name="P1"><text:span text:style-name="T9">Now, common sense dictates that direct manipulation of the internal kernel data structures could lead to some late night fun. Unfortunately, the resulting duties on the part of the programmer could only be classified as fun if you like trashing the IPC subsystem. By using </text:span><text:span text:style-name="HTML_20_Typewriter"><text:span text:style-name="T6">msgctl()</text:span></text:span><text:span text:style-name="T9"> with a selective set of commands, you have the ability to manipulate those items which are less likely to cause grief. Let's look at these commands: </text:span></text:p>
      <text:p text:style-name="P1"><text:span text:style-name="Strong_20_Emphasis"><text:span text:style-name="T9">IPC_STAT</text:span></text:span><text:span text:style-name="T9"> </text:span></text:p>
      <text:p text:style-name="P19"><text:span text:style-name="T12">Retrieves the msqid_ds structure for a queue, and stores it in the address of the buf argument. </text:span></text:p>
      <text:p text:style-name="P1"><text:span text:style-name="Strong_20_Emphasis"><text:span text:style-name="T9">IPC_SET</text:span></text:span><text:span text:style-name="T9"> </text:span></text:p>
      <text:p text:style-name="P19"><text:span text:style-name="T12">Sets the value of the ipc_perm member of the msqid_ds structure for a queue. Takes the values from the buf argument. </text:span></text:p>
      <text:p text:style-name="P1"><text:span text:style-name="Strong_20_Emphasis"><text:span text:style-name="T9">IPC_RMID</text:span></text:span><text:span text:style-name="T9"> </text:span></text:p>
      <text:p text:style-name="P19"><text:span text:style-name="T12">Removes the queue from the kernel. </text:span></text:p>
      <text:p text:style-name="P19"><text:span text:style-name="T12">Recall our discussion about the internal data structure for message queues (</text:span><text:span text:style-name="HTML_20_Typewriter"><text:span text:style-name="T5">msqid_ds</text:span></text:span><text:span text:style-name="T12">). The kernel maintains an instance of this structure for each queue which exists in the system. By using the </text:span><text:span text:style-name="T13">IPC_STAT</text:span><text:span text:style-name="T12"> command, we can retrieve a copy of this structure for examination. Let's look at a quick wrapper function that will retrieve the internal structure and copy it into a passed address: </text:span></text:p>
      <text:p text:style-name="P3"/>
      <text:p text:style-name="P17"><text:span text:style-name="T5">int get_queue_ds( int qid, struct msgqid_ds *qbuf )</text:span></text:p>
      <text:p text:style-name="P17"><text:span text:style-name="T5">{</text:span></text:p>
      <text:p text:style-name="P17"><text:span text:style-name="T5"><text:s text:c="8"/>if( msgctl( qid, IPC_STAT, qbuf) == -1)</text:span></text:p>
      <text:p text:style-name="P17"><text:span text:style-name="T5"><text:s text:c="8"/>{</text:span></text:p>
      <text:p text:style-name="P17"><text:span text:style-name="T5"><text:s text:c="16"/>return(-1);</text:span></text:p>
      <text:p text:style-name="P17"><text:span text:style-name="T5"><text:s text:c="8"/>}</text:span></text:p>
      <text:p text:style-name="P17"><text:span text:style-name="T5"><text:s text:c="8"/></text:span></text:p>
      <text:p text:style-name="P17"><text:span text:style-name="T5"><text:s text:c="8"/>return(0);</text:span></text:p>
      <text:p text:style-name="P17"><text:span text:style-name="T5">}</text:span></text:p>
      <text:p text:style-name="P3"/>
      <text:p text:style-name="P1"><text:span text:style-name="T9">If we are unable to copy the internal buffer, -1 is returned to the calling function. If all went well, a value of 0 (zero) is returned, and the passed buffer should contain a copy of the internal data structure for the message queue represented by the passed queue identifier (</text:span><text:span text:style-name="HTML_20_Typewriter"><text:span text:style-name="T6">qid</text:span></text:span><text:span text:style-name="T9">). </text:span></text:p>
      <text:p text:style-name="P19"><text:span text:style-name="T12">Now that we have a copy of the internal data structure for a queue, what attributes can be manipulated, and how can we alter them? The only modifiable item in the data structure is the </text:span><text:span text:style-name="HTML_20_Typewriter"><text:span text:style-name="T5">ipc_perm</text:span></text:span><text:span text:style-name="T12"> member. This contains the permissions for the queue, as well as information about the owner and creator. However, the only members of the </text:span><text:span text:style-name="HTML_20_Typewriter"><text:span text:style-name="T5">ipc_perm</text:span></text:span><text:span text:style-name="T12"> structure that are modifiable are </text:span><text:span text:style-name="HTML_20_Typewriter"><text:span text:style-name="T5">mode</text:span></text:span><text:span text:style-name="T12">, </text:span><text:span text:style-name="HTML_20_Typewriter"><text:span text:style-name="T5">uid</text:span></text:span><text:span text:style-name="T12">, and </text:span><text:span text:style-name="HTML_20_Typewriter"><text:span text:style-name="T5">gid</text:span></text:span><text:span text:style-name="T12">. You can change the owner's user id, the owner's group id, and the access permissions for the queue. </text:span></text:p>
      <text:p text:style-name="P19"><text:span text:style-name="T12">Let's create a wrapper function designed to change the mode of a queue. The mode must be passed in as a character array (i.e. </text:span><text:span text:style-name="Emphasis"><text:span text:style-name="T12">``660''</text:span></text:span><text:span text:style-name="T12">). </text:span></text:p>
      <text:p text:style-name="P3"/>
      <text:p text:style-name="P17"><text:span text:style-name="T5">int change_queue_mode( int qid, char *mode )</text:span></text:p>
      <text:p text:style-name="P17"><text:span text:style-name="T5">{</text:span></text:p>
      <text:p text:style-name="P17"><text:span text:style-name="T5"><text:s text:c="8"/>struct msqid_ds tmpbuf;</text:span></text:p>
      <text:p text:style-name="P18"><text:soft-page-break/></text:p>
      <text:p text:style-name="P17"><text:span text:style-name="T5"><text:s text:c="8"/>/* Retrieve a current copy of the internal data structure */</text:span></text:p>
      <text:p text:style-name="P17"><text:span text:style-name="T5"><text:s text:c="8"/>get_queue_ds( qid, &amp;tmpbuf);</text:span></text:p>
      <text:p text:style-name="P18"/>
      <text:p text:style-name="P17"><text:span text:style-name="T5"><text:s text:c="8"/>/* Change the permissions using an old trick */</text:span></text:p>
      <text:p text:style-name="P17"><text:span text:style-name="T5"><text:s text:c="8"/>sscanf(mode, "%ho", &amp;tmpbuf.msg_perm.mode);</text:span></text:p>
      <text:p text:style-name="P18"/>
      <text:p text:style-name="P17"><text:span text:style-name="T5"><text:s text:c="8"/>/* Update the internal data structure */</text:span></text:p>
      <text:p text:style-name="P17"><text:span text:style-name="T5"><text:s text:c="8"/>if( msgctl( qid, IPC_SET, &amp;tmpbuf) == -1)</text:span></text:p>
      <text:p text:style-name="P17"><text:span text:style-name="T5"><text:s text:c="8"/>{</text:span></text:p>
      <text:p text:style-name="P17"><text:span text:style-name="T5"><text:s text:c="16"/>return(-1);</text:span></text:p>
      <text:p text:style-name="P17"><text:span text:style-name="T5"><text:s text:c="8"/>}</text:span></text:p>
      <text:p text:style-name="P17"><text:span text:style-name="T5"><text:s text:c="8"/></text:span></text:p>
      <text:p text:style-name="P17"><text:span text:style-name="T5"><text:s text:c="8"/>return(0);</text:span></text:p>
      <text:p text:style-name="P17"><text:span text:style-name="T5">}</text:span></text:p>
      <text:p text:style-name="P3"/>
      <text:p text:style-name="P1"><text:span text:style-name="T9">We retrieve a current copy of the internal data structure by a quick call to our </text:span><text:span text:style-name="HTML_20_Typewriter"><text:span text:style-name="T6">get_queue_ds</text:span></text:span><text:span text:style-name="T9"> wrapper function. We then make a call to </text:span><text:span text:style-name="HTML_20_Typewriter"><text:span text:style-name="T6">sscanf()</text:span></text:span><text:span text:style-name="T9"> to alter the </text:span><text:span text:style-name="HTML_20_Typewriter"><text:span text:style-name="T6">mode</text:span></text:span><text:span text:style-name="T9"> member of the associated </text:span><text:span text:style-name="HTML_20_Typewriter"><text:span text:style-name="T6">msg_perm</text:span></text:span><text:span text:style-name="T9"> structure. No changes take place, however, until the new copy is used to update the internal version. This duty is performed by a call to </text:span><text:span text:style-name="HTML_20_Typewriter"><text:span text:style-name="T6">msgctl()</text:span></text:span><text:span text:style-name="T9"> using the </text:span><text:span text:style-name="T2">IPC_SET</text:span><text:span text:style-name="T9"> command. </text:span></text:p>
      <text:p text:style-name="P19"><text:span text:style-name="Emphasis"><text:span text:style-name="T12">BE CAREFUL!</text:span></text:span><text:span text:style-name="T12"> It is possible to alter the permissions on a queue, and in doing so, inadvertently lock yourself out! Remember, these IPC objects don't go away unless they are properly removed, or the system is rebooted. So, even if you can't see a queue with </text:span><text:span text:style-name="HTML_20_Typewriter"><text:span text:style-name="T5">ipcs</text:span></text:span><text:span text:style-name="T12"> doesn't mean that it isn't there. </text:span></text:p>
      <text:p text:style-name="P1"><text:span text:style-name="Emphasis"><text:span text:style-name="T9">To illustrate this point, a somewhat humorous anecdote seems to be in order. While teaching a class on UNIX internals at the University of South Florida, I ran into a rather embarrassing stumbling block. I had dialed into their lab server the night before, in order to compile and test the labwork to be used in the week-long class. In the process of my testing, I realized that I had made a typo in the code used to alter the permissions on a message queue. I created a simple message queue, and tested the sending and receiving capabilities with no incident. However, when I attempted to change the mode of the queue from ``660'' to ``600'', the resulting action was that I was locked out of my own queue! As a result, I could not test the message queue labwork in the same area of my source directory. Since I used the ftok() function to create the IPC key, I was trying to access a queue that I did not have proper permissions for. I ended up contacting the local system administrator on the morning of the class, only to spend an hour explaining to him what a message queue was, and why I needed him to run the ipcrm command for me. grrrr.</text:span></text:span><text:span text:style-name="T9"> </text:span></text:p>
      <text:p text:style-name="P19"><text:span text:style-name="T12">After successfully retrieving a message from a queue, the message is removed. However, as mentioned earlier, IPC objects remain in the system unless explicitly removed, or the system is rebooted. Therefore, our message queue still exists within the kernel, available for use long after a single message disappears. To complete the life cycle of a message queue, they should be removed with a call to </text:span><text:span text:style-name="HTML_20_Typewriter"><text:span text:style-name="T5">msgctl()</text:span></text:span><text:span text:style-name="T12">, using the </text:span><text:span text:style-name="T13">IPC_RMID</text:span><text:span text:style-name="T12"> command: </text:span></text:p>
      <text:p text:style-name="P3"/>
      <text:p text:style-name="P17"><text:span text:style-name="T5">int remove_queue( int qid )</text:span></text:p>
      <text:p text:style-name="P17"><text:span text:style-name="T5">{</text:span></text:p>
      <text:p text:style-name="P17"><text:span text:style-name="T5"><text:s text:c="8"/>if( msgctl( qid, IPC_RMID, 0) == -1)</text:span></text:p>
      <text:p text:style-name="P17"><text:span text:style-name="T5"><text:s text:c="8"/>{</text:span></text:p>
      <text:p text:style-name="P17"><text:span text:style-name="T5"><text:s text:c="16"/>return(-1);</text:span></text:p>
      <text:p text:style-name="P17"><text:span text:style-name="T5"><text:s text:c="8"/>}</text:span></text:p>
      <text:p text:style-name="P17"><text:span text:style-name="T5"><text:s text:c="8"/></text:span></text:p>
      <text:p text:style-name="P17"><text:soft-page-break/><text:span text:style-name="T5"><text:s text:c="8"/>return(0);</text:span></text:p>
      <text:p text:style-name="P17"><text:span text:style-name="T5">}</text:span></text:p>
      <text:p text:style-name="P3"/>
      <text:p text:style-name="P1"><text:span text:style-name="T9">This wrapper function returns 0 if the queue was removed without incident, else a value of -1. The removal of the queue is atomic in nature, and any subsequent accesses to the queue for whatever purpose will fail miserably. </text:span></text:p>
      <text:p text:style-name="P3"/>
      <text:h text:style-name="P14" text:outline-level="3"><text:bookmark-start text:name="SECTION00742600000000000000"/><text:span text:style-name="T9">msgtool: An interactive message queue manipulator</text:span><text:bookmark-end text:name="SECTION00742600000000000000"/></text:h>
      <text:p text:style-name="P19"><text:span text:style-name="T12">Few can deny the immediate benefit of having accurate technical information readily available. Such materials provide a tremendous mechanism for learning and exploring new areas. On the same note, having real world examples to accompany any technical information will speed up and reinforce the learning process. </text:span></text:p>
      <text:p text:style-name="P19"><text:span text:style-name="T12">Until now, the only useful examples which have been presented were the wrapper functions for manipulating message queues. While they are extremely useful, they have not been presented in a manner which would warrant further study and experimentation. To remedy this, you will be presented with </text:span><text:span text:style-name="Emphasis"><text:span text:style-name="T12">msgtool</text:span></text:span><text:span text:style-name="T12">, an interactive command line utility for manipulating IPC message queues. While it certainly functions as an adequate tool for education reinforcement, it can be applied directly into real world assignments, by providing message queue functionality via standard shell scripts. </text:span></text:p>
      <text:h text:style-name="P13" text:outline-level="4"><text:bookmark-start text:name="SECTION00742610000000000000"/><text:span text:style-name="T9">Background</text:span><text:bookmark-end text:name="SECTION00742610000000000000"/></text:h>
      <text:p text:style-name="P19"><text:span text:style-name="T12">The </text:span><text:span text:style-name="HTML_20_Typewriter"><text:span text:style-name="T5">msgtool</text:span></text:span><text:span text:style-name="T12"> program relies on command line arguments to determine its behavior. This is what makes it especially useful when called from a shell script. All of the capabilities are provided, from creating, sending, and retrieving, to changing the permissions and finally removing a queue. Currently, it uses a character array for data, allowing you to send textual messages. Changing it to facilitate additional data types is left as an exercise to the reader. </text:span></text:p>
      <text:h text:style-name="P12" text:outline-level="5"><text:bookmark-start text:name="SECTION00742621000000000000"/><text:span text:style-name="T9">Sending Messages </text:span><text:bookmark-end text:name="SECTION00742621000000000000"/></text:h>
      <text:p text:style-name="P17"><text:span text:style-name="T5">msgtool s (type) "text"</text:span></text:p>
      <text:p text:style-name="P3"/>
      <text:h text:style-name="P12" text:outline-level="5"><text:bookmark-start text:name="SECTION00742622000000000000"/><text:span text:style-name="T9">Retrieving Messages</text:span><text:bookmark-end text:name="SECTION00742622000000000000"/></text:h>
      <text:p text:style-name="P17"><text:span text:style-name="T5">msgtool r (type)</text:span></text:p>
      <text:p text:style-name="P3"/>
      <text:h text:style-name="P12" text:outline-level="5"><text:bookmark-start text:name="SECTION00742623000000000000"/><text:span text:style-name="T9">Changing the Permissions (mode)</text:span><text:bookmark-end text:name="SECTION00742623000000000000"/></text:h>
      <text:p text:style-name="P17"><text:span text:style-name="T5">msgtool m (mode)</text:span></text:p>
      <text:p text:style-name="P3"/>
      <text:h text:style-name="P12" text:outline-level="5"><text:bookmark-start text:name="SECTION00742624000000000000"/><text:span text:style-name="T9">Deleting a Queue</text:span><text:bookmark-end text:name="SECTION00742624000000000000"/></text:h>
      <text:p text:style-name="P17"><text:span text:style-name="T5">msgtool d</text:span></text:p>
      <text:p text:style-name="P3"/>
      <text:h text:style-name="P13" text:outline-level="4"><text:bookmark-start text:name="SECTION00742630000000000000"/><text:span text:style-name="T9">Examples</text:span><text:bookmark-end text:name="SECTION00742630000000000000"/></text:h>
      <text:p text:style-name="P3"/>
      <text:p text:style-name="P17"><text:span text:style-name="T5">msgtool <text:s/>s <text:s text:c="2"/>1 test</text:span></text:p>
      <text:p text:style-name="P17"><text:span text:style-name="T5">msgtool <text:s/>s <text:s text:c="2"/>5 test</text:span></text:p>
      <text:p text:style-name="P17"><text:span text:style-name="T5">msgtool <text:s/>s <text:s text:c="2"/>1 "This is a test"</text:span></text:p>
      <text:p text:style-name="P17"><text:span text:style-name="T5">msgtool <text:s/>r <text:s text:c="2"/>1</text:span></text:p>
      <text:p text:style-name="P17"><text:span text:style-name="T5">msgtool <text:s/>d</text:span></text:p>
      <text:p text:style-name="P17"><text:span text:style-name="T5">msgtool <text:s/>m <text:s text:c="2"/>660</text:span></text:p>
      <text:p text:style-name="P3"/>
      <text:h text:style-name="P13" text:outline-level="4"><text:bookmark-start text:name="SECTION00742640000000000000"/><text:soft-page-break/><text:span text:style-name="T9">The Source</text:span><text:bookmark-end text:name="SECTION00742640000000000000"/></text:h>
      <text:p text:style-name="P19"><text:span text:style-name="T12">The following is the source code for the </text:span><text:span text:style-name="HTML_20_Typewriter"><text:span text:style-name="T5">msgtool</text:span></text:span><text:span text:style-name="T12"> facility. It should compile clean on any recent (decent) kernel revision that supports System V IPC. Be sure to enable System V IPC in your kernel when doing a rebuild! </text:span></text:p>
      <text:p text:style-name="P19"><text:span text:style-name="T12">On a side note, this utility will </text:span><text:span text:style-name="Emphasis"><text:span text:style-name="T12">create</text:span></text:span><text:span text:style-name="T12"> a message queue if it does not exist, no matter what type of action is requested. </text:span></text:p>
      <text:p text:style-name="P1"><text:span text:style-name="T2">NOTE:</text:span><text:span text:style-name="T9"> </text:span><text:span text:style-name="Emphasis"><text:span text:style-name="T9">Since this tool uses the ftok() function to generate IPC key values, you may encounter directory conflicts. If you change directories at any point in your script, it probably won't work. Another solution would be to hardcode a more complete path into msgtool, such as ``/tmp/msgtool'', or possibly even allow the path to be passed on the command line, along with the operational arguments. </text:span></text:span></text:p>
      <text:p text:style-name="P3"/>
      <text:p text:style-name="P17"><text:span text:style-name="T5">/*****************************************************************************</text:span></text:p>
      <text:p text:style-name="P17"><text:span text:style-name="T5"><text:s/>Excerpt from "Linux Programmer's Guide - Chapter 6"</text:span></text:p>
      <text:p text:style-name="P17"><text:span text:style-name="T5"><text:s/>(C)opyright 1994-1995, Scott Burkett</text:span></text:p>
      <text:p text:style-name="P17"><text:span text:style-name="T5"><text:s/>***************************************************************************** </text:span></text:p>
      <text:p text:style-name="P17"><text:span text:style-name="T5"><text:s/>MODULE: msgtool.c</text:span></text:p>
      <text:p text:style-name="P17"><text:span text:style-name="T5"><text:s/>*****************************************************************************</text:span></text:p>
      <text:p text:style-name="P17"><text:span text:style-name="T5"><text:s/>A command line tool for tinkering with SysV style Message Queues</text:span></text:p>
      <text:p text:style-name="P17"><text:span text:style-name="T5"><text:s/>*****************************************************************************/</text:span></text:p>
      <text:p text:style-name="P18"/>
      <text:p text:style-name="P17"><text:span text:style-name="T5">#include &lt;stdio.h&gt;</text:span></text:p>
      <text:p text:style-name="P17"><text:span text:style-name="T5">#include &lt;stdlib.h&gt;</text:span></text:p>
      <text:p text:style-name="P17"><text:span text:style-name="T5">#include &lt;ctype.h&gt;</text:span></text:p>
      <text:p text:style-name="P17"><text:span text:style-name="T5">#include &lt;sys/types.h&gt;</text:span></text:p>
      <text:p text:style-name="P17"><text:span text:style-name="T5">#include &lt;sys/ipc.h&gt;</text:span></text:p>
      <text:p text:style-name="P17"><text:span text:style-name="T5">#include &lt;sys/msg.h&gt;</text:span></text:p>
      <text:p text:style-name="P18"/>
      <text:p text:style-name="P17"><text:span text:style-name="T5">#define MAX_SEND_SIZE 80</text:span></text:p>
      <text:p text:style-name="P18"/>
      <text:p text:style-name="P17"><text:span text:style-name="T5">struct mymsgbuf {</text:span></text:p>
      <text:p text:style-name="P17"><text:span text:style-name="T5"><text:s text:c="8"/>long mtype;</text:span></text:p>
      <text:p text:style-name="P17"><text:span text:style-name="T5"><text:s text:c="8"/>char mtext[MAX_SEND_SIZE];</text:span></text:p>
      <text:p text:style-name="P17"><text:span text:style-name="T5">};</text:span></text:p>
      <text:p text:style-name="P18"/>
      <text:p text:style-name="P17"><text:span text:style-name="T5">void send_message(int qid, struct mymsgbuf *qbuf, long type, char *text);</text:span></text:p>
      <text:p text:style-name="P17"><text:span text:style-name="T5">void read_message(int qid, struct mymsgbuf *qbuf, long type);</text:span></text:p>
      <text:p text:style-name="P17"><text:span text:style-name="T5">void remove_queue(int qid);</text:span></text:p>
      <text:p text:style-name="P17"><text:span text:style-name="T5">void change_queue_mode(int qid, char *mode);</text:span></text:p>
      <text:p text:style-name="P17"><text:span text:style-name="T5">void usage(void);</text:span></text:p>
      <text:p text:style-name="P18"/>
      <text:p text:style-name="P18"/>
      <text:p text:style-name="P17"><text:span text:style-name="T5">int main(int argc, char *argv[])</text:span></text:p>
      <text:p text:style-name="P17"><text:span text:style-name="T5">{</text:span></text:p>
      <text:p text:style-name="P17"><text:span text:style-name="T5"><text:s text:c="8"/>key_t key;</text:span></text:p>
      <text:p text:style-name="P17"><text:span text:style-name="T5"><text:s text:c="8"/>int <text:s text:c="2"/>msgqueue_id;</text:span></text:p>
      <text:p text:style-name="P17"><text:span text:style-name="T5"><text:s text:c="8"/>struct mymsgbuf qbuf;</text:span></text:p>
      <text:p text:style-name="P18"/>
      <text:p text:style-name="P17"><text:span text:style-name="T5"><text:s text:c="8"/>if(argc == 1)</text:span></text:p>
      <text:p text:style-name="P17"><text:span text:style-name="T5"><text:s text:c="16"/>usage();</text:span></text:p>
      <text:p text:style-name="P18"/>
      <text:p text:style-name="P17"><text:soft-page-break/><text:span text:style-name="T5"><text:s text:c="8"/>/* Create unique key via call to ftok() */</text:span></text:p>
      <text:p text:style-name="P17"><text:span text:style-name="T5"><text:s text:c="8"/>key = ftok(".", 'm');</text:span></text:p>
      <text:p text:style-name="P18"/>
      <text:p text:style-name="P17"><text:span text:style-name="T5"><text:s text:c="8"/>/* Open the queue - create if necessary */</text:span></text:p>
      <text:p text:style-name="P17"><text:span text:style-name="T5"><text:s text:c="8"/>if((msgqueue_id = msgget(key, IPC_CREAT|0660)) == -1) {</text:span></text:p>
      <text:p text:style-name="P17"><text:span text:style-name="T5"><text:s text:c="16"/>perror("msgget");</text:span></text:p>
      <text:p text:style-name="P17"><text:span text:style-name="T5"><text:s text:c="16"/>exit(1);</text:span></text:p>
      <text:p text:style-name="P17"><text:span text:style-name="T5"><text:s text:c="8"/>}</text:span></text:p>
      <text:p text:style-name="P17"><text:span text:style-name="T5"><text:s text:c="8"/></text:span></text:p>
      <text:p text:style-name="P17"><text:span text:style-name="T5"><text:s text:c="8"/>switch(tolower(argv[1][0]))</text:span></text:p>
      <text:p text:style-name="P17"><text:span text:style-name="T5"><text:s text:c="8"/>{</text:span></text:p>
      <text:p text:style-name="P17"><text:span text:style-name="T5"><text:s text:c="16"/>case 's': send_message(msgqueue_id, (struct mymsgbuf *)&amp;qbuf,</text:span></text:p>
      <text:p text:style-name="P17"><text:span text:style-name="T5"><text:s text:c="39"/>atol(argv[2]), argv[3]); </text:span></text:p>
      <text:p text:style-name="P17"><text:span text:style-name="T5"><text:s text:c="26"/>break;</text:span></text:p>
      <text:p text:style-name="P17"><text:span text:style-name="T5"><text:s text:c="16"/>case 'r': read_message(msgqueue_id, &amp;qbuf, atol(argv[2])); </text:span></text:p>
      <text:p text:style-name="P17"><text:span text:style-name="T5"><text:s text:c="26"/>break;</text:span></text:p>
      <text:p text:style-name="P17"><text:span text:style-name="T5"><text:s text:c="16"/>case 'd': remove_queue(msgqueue_id); </text:span></text:p>
      <text:p text:style-name="P17"><text:span text:style-name="T5"><text:s text:c="26"/>break; <text:s text:c="7"/></text:span></text:p>
      <text:p text:style-name="P17"><text:span text:style-name="T5"><text:s text:c="16"/>case 'm': change_queue_mode(msgqueue_id, argv[2]); </text:span></text:p>
      <text:p text:style-name="P17"><text:span text:style-name="T5"><text:s text:c="26"/>break;</text:span></text:p>
      <text:p text:style-name="P18"/>
      <text:p text:style-name="P17"><text:span text:style-name="T5"><text:s text:c="17"/>default: usage();</text:span></text:p>
      <text:p text:style-name="P18"/>
      <text:p text:style-name="P17"><text:span text:style-name="T5"><text:s text:c="8"/>}</text:span></text:p>
      <text:p text:style-name="P17"><text:span text:style-name="T5"><text:s text:c="8"/></text:span></text:p>
      <text:p text:style-name="P17"><text:span text:style-name="T5"><text:s text:c="8"/>return(0);</text:span></text:p>
      <text:p text:style-name="P17"><text:span text:style-name="T5">}</text:span></text:p>
      <text:p text:style-name="P18"/>
      <text:p text:style-name="P17"><text:span text:style-name="T5">void send_message(int qid, struct mymsgbuf *qbuf, long type, char *text)</text:span></text:p>
      <text:p text:style-name="P17"><text:span text:style-name="T5">{</text:span></text:p>
      <text:p text:style-name="P17"><text:span text:style-name="T5"><text:s text:c="8"/>/* Send a message to the queue */</text:span></text:p>
      <text:p text:style-name="P17"><text:span text:style-name="T5"><text:s text:c="8"/>printf("Sending a message ...\n");</text:span></text:p>
      <text:p text:style-name="P17"><text:span text:style-name="T5"><text:s text:c="8"/>qbuf-&gt;mtype = type;</text:span></text:p>
      <text:p text:style-name="P17"><text:span text:style-name="T5"><text:s text:c="8"/>strcpy(qbuf-&gt;mtext, text);</text:span></text:p>
      <text:p text:style-name="P18"/>
      <text:p text:style-name="P17"><text:span text:style-name="T5"><text:s text:c="8"/>if((msgsnd(qid, (struct msgbuf *)qbuf,</text:span></text:p>
      <text:p text:style-name="P17"><text:span text:style-name="T5"><text:s text:c="16"/>strlen(qbuf-&gt;mtext)+1, 0)) ==-1)</text:span></text:p>
      <text:p text:style-name="P17"><text:span text:style-name="T5"><text:s text:c="8"/>{</text:span></text:p>
      <text:p text:style-name="P17"><text:span text:style-name="T5"><text:s text:c="16"/>perror("msgsnd");</text:span></text:p>
      <text:p text:style-name="P17"><text:span text:style-name="T5"><text:s text:c="16"/>exit(1);</text:span></text:p>
      <text:p text:style-name="P17"><text:span text:style-name="T5"><text:s text:c="8"/>}</text:span></text:p>
      <text:p text:style-name="P17"><text:span text:style-name="T5">}</text:span></text:p>
      <text:p text:style-name="P18"/>
      <text:p text:style-name="P17"><text:span text:style-name="T5">void read_message(int qid, struct mymsgbuf *qbuf, long type)</text:span></text:p>
      <text:p text:style-name="P17"><text:span text:style-name="T5">{</text:span></text:p>
      <text:p text:style-name="P17"><text:span text:style-name="T5"><text:s text:c="8"/>/* Read a message from the queue */</text:span></text:p>
      <text:p text:style-name="P17"><text:span text:style-name="T5"><text:s text:c="8"/>printf("Reading a message ...\n");</text:span></text:p>
      <text:p text:style-name="P17"><text:span text:style-name="T5"><text:s text:c="8"/>qbuf-&gt;mtype = type;</text:span></text:p>
      <text:p text:style-name="P17"><text:span text:style-name="T5"><text:s text:c="8"/>msgrcv(qid, (struct msgbuf *)qbuf, MAX_SEND_SIZE, type, 0);</text:span></text:p>
      <text:p text:style-name="P17"><text:span text:style-name="T5"><text:s text:c="8"/></text:span></text:p>
      <text:p text:style-name="P17"><text:span text:style-name="T5"><text:s text:c="8"/>printf("Type: %ld Text: %s\n", qbuf-&gt;mtype, qbuf-&gt;mtext);</text:span></text:p>
      <text:p text:style-name="P17"><text:soft-page-break/><text:span text:style-name="T5">}</text:span></text:p>
      <text:p text:style-name="P18"/>
      <text:p text:style-name="P17"><text:span text:style-name="T5">void remove_queue(int qid)</text:span></text:p>
      <text:p text:style-name="P17"><text:span text:style-name="T5">{</text:span></text:p>
      <text:p text:style-name="P17"><text:span text:style-name="T5"><text:s text:c="8"/>/* Remove the queue */</text:span></text:p>
      <text:p text:style-name="P17"><text:span text:style-name="T5"><text:s text:c="8"/>msgctl(qid, IPC_RMID, 0);</text:span></text:p>
      <text:p text:style-name="P17"><text:span text:style-name="T5">}</text:span></text:p>
      <text:p text:style-name="P18"/>
      <text:p text:style-name="P17"><text:span text:style-name="T5">void change_queue_mode(int qid, char *mode)</text:span></text:p>
      <text:p text:style-name="P17"><text:span text:style-name="T5">{</text:span></text:p>
      <text:p text:style-name="P17"><text:span text:style-name="T5"><text:s text:c="8"/>struct msqid_ds myqueue_ds;</text:span></text:p>
      <text:p text:style-name="P18"/>
      <text:p text:style-name="P17"><text:span text:style-name="T5"><text:s text:c="8"/>/* Get current info */</text:span></text:p>
      <text:p text:style-name="P17"><text:span text:style-name="T5"><text:s text:c="8"/>msgctl(qid, IPC_STAT, &amp;myqueue_ds);</text:span></text:p>
      <text:p text:style-name="P18"/>
      <text:p text:style-name="P17"><text:span text:style-name="T5"><text:s text:c="8"/>/* Convert and load the mode */</text:span></text:p>
      <text:p text:style-name="P17"><text:span text:style-name="T5"><text:s text:c="8"/>sscanf(mode, "%ho", &amp;myqueue_ds.msg_perm.mode);</text:span></text:p>
      <text:p text:style-name="P18"/>
      <text:p text:style-name="P17"><text:span text:style-name="T5"><text:s text:c="8"/>/* Update the mode */</text:span></text:p>
      <text:p text:style-name="P17"><text:span text:style-name="T5"><text:s text:c="8"/>msgctl(qid, IPC_SET, &amp;myqueue_ds);</text:span></text:p>
      <text:p text:style-name="P17"><text:span text:style-name="T5">}</text:span></text:p>
      <text:p text:style-name="P18"/>
      <text:p text:style-name="P17"><text:span text:style-name="T5">void usage(void)</text:span></text:p>
      <text:p text:style-name="P17"><text:span text:style-name="T5">{</text:span></text:p>
      <text:p text:style-name="P17"><text:span text:style-name="T5"><text:s text:c="8"/>fprintf(stderr, "msgtool - A utility for tinkering with msg queues\n");</text:span></text:p>
      <text:p text:style-name="P17"><text:span text:style-name="T5"><text:s text:c="8"/>fprintf(stderr, "\nUSAGE: msgtool (s)end &lt;type&gt; &lt;messagetext&gt;\n");</text:span></text:p>
      <text:p text:style-name="P17"><text:span text:style-name="T5"><text:s text:c="8"/>fprintf(stderr, " <text:s text:c="14"/>(r)ecv &lt;type&gt;\n");</text:span></text:p>
      <text:p text:style-name="P17"><text:span text:style-name="T5"><text:s text:c="8"/>fprintf(stderr, " <text:s text:c="14"/>(d)elete\n");</text:span></text:p>
      <text:p text:style-name="P17"><text:span text:style-name="T5"><text:s text:c="8"/>fprintf(stderr, " <text:s text:c="14"/>(m)ode &lt;octal mode&gt;\n");</text:span></text:p>
      <text:p text:style-name="P17"><text:span text:style-name="T5"><text:s text:c="8"/>exit(1);</text:span></text:p>
      <text:p text:style-name="P17"><text:span text:style-name="T5">}</text:span></text:p>
      <text:p text:style-name="P18"/>
      <text:p text:style-name="P1"><text:bookmark-start text:name="SECTION00743000000000000000"/><text:span text:style-name="T1">6.4.3 Semaphores</text:span><text:bookmark-end text:name="SECTION00743000000000000000"/></text:p>
      <text:p text:style-name="P4"/>
      <text:p text:style-name="P4"/>
      <text:list xml:id="list1574758913" text:style-name="L5">
        <text:list-item>
          <text:p text:style-name="P10"><text:bookmark-start text:name="tex2html943"/><text:a xlink:type="simple" xlink:href="http://www.tldp.org/LDP/lpg/node47.html"><text:span text:style-name="T14">Basic Concepts</text:span></text:a><text:bookmark-end text:name="tex2html943"/><text:span text:style-name="T4"> </text:span></text:p>
        </text:list-item>
        <text:list-item>
          <text:p text:style-name="P10"><text:bookmark-start text:name="tex2html944"/><text:a xlink:type="simple" xlink:href="http://www.tldp.org/LDP/lpg/node48.html"><text:span text:style-name="T14">Internal Data Structures</text:span></text:a><text:bookmark-end text:name="tex2html944"/><text:span text:style-name="T4"> </text:span></text:p>
          <text:list>
            <text:list-item>
              <text:p text:style-name="P10"><text:bookmark-start text:name="tex2html945"/><text:a xlink:type="simple" xlink:href="http://www.tldp.org/LDP/lpg/node49.html"><text:span text:style-name="T14">Kernel semid_ds structure</text:span></text:a><text:bookmark-end text:name="tex2html945"/><text:span text:style-name="T4"> </text:span></text:p>
            </text:list-item>
            <text:list-item>
              <text:p text:style-name="P10"><text:bookmark-start text:name="tex2html946"/><text:a xlink:type="simple" xlink:href="http://www.tldp.org/LDP/lpg/node50.html"><text:span text:style-name="T14">Kernel sem structure</text:span></text:a><text:bookmark-end text:name="tex2html946"/><text:span text:style-name="T4"> </text:span></text:p>
            </text:list-item>
          </text:list>
        </text:list-item>
        <text:list-item>
          <text:p text:style-name="P10"><text:bookmark-start text:name="tex2html947"/><text:a xlink:type="simple" xlink:href="http://www.tldp.org/LDP/lpg/node51.html"><text:span text:style-name="T14">SYSTEM CALL: semget()</text:span></text:a><text:bookmark-end text:name="tex2html947"/><text:span text:style-name="T4"> </text:span></text:p>
        </text:list-item>
        <text:list-item>
          <text:p text:style-name="P10"><text:bookmark-start text:name="tex2html948"/><text:a xlink:type="simple" xlink:href="http://www.tldp.org/LDP/lpg/node52.html"><text:span text:style-name="T14">SYSTEM CALL: semop()</text:span></text:a><text:bookmark-end text:name="tex2html948"/><text:span text:style-name="T4"> </text:span></text:p>
        </text:list-item>
        <text:list-item>
          <text:p text:style-name="P10"><text:bookmark-start text:name="tex2html949"/><text:a xlink:type="simple" xlink:href="http://www.tldp.org/LDP/lpg/node53.html"><text:span text:style-name="T14">SYSTEM CALL: semctl()</text:span></text:a><text:bookmark-end text:name="tex2html949"/><text:span text:style-name="T4"> </text:span></text:p>
        </text:list-item>
        <text:list-item>
          <text:p text:style-name="P10"><text:bookmark-start text:name="tex2html950"/><text:a xlink:type="simple" xlink:href="http://www.tldp.org/LDP/lpg/node54.html"><text:span text:style-name="T14">semtool: An interactive semaphore manipulator</text:span></text:a><text:bookmark-end text:name="tex2html950"/><text:span text:style-name="T4"> </text:span></text:p>
          <text:list>
            <text:list-item>
              <text:p text:style-name="P10"><text:bookmark-start text:name="tex2html951"/><text:a xlink:type="simple" xlink:href="http://www.tldp.org/LDP/lpg/node55.html"><text:span text:style-name="T14">Background</text:span></text:a><text:bookmark-end text:name="tex2html951"/><text:span text:style-name="T4"> </text:span></text:p>
            </text:list-item>
            <text:list-item>
              <text:p text:style-name="P10"><text:bookmark-start text:name="tex2html952"/><text:a xlink:type="simple" xlink:href="http://www.tldp.org/LDP/lpg/node56.html"><text:span text:style-name="T14">Command Line Syntax</text:span></text:a><text:bookmark-end text:name="tex2html952"/><text:span text:style-name="T4"> </text:span></text:p>
              <text:list>
                <text:list-item>
                  <text:p text:style-name="P10"><text:bookmark-start text:name="tex2html953"/><text:a xlink:type="simple" xlink:href="http://www.tldp.org/LDP/lpg/node57.html"><text:span text:style-name="T14">Creating a Semaphore Set</text:span></text:a><text:bookmark-end text:name="tex2html953"/><text:span text:style-name="T4"> </text:span></text:p>
                </text:list-item>
                <text:list-item>
                  <text:p text:style-name="P10"><text:bookmark-start text:name="tex2html954"/><text:a xlink:type="simple" xlink:href="http://www.tldp.org/LDP/lpg/node58.html"><text:span text:style-name="T14">Locking a Semaphore</text:span></text:a><text:bookmark-end text:name="tex2html954"/><text:span text:style-name="T4"> </text:span></text:p>
                </text:list-item>
                <text:list-item>
                  <text:p text:style-name="P10"><text:bookmark-start text:name="tex2html955"/><text:a xlink:type="simple" xlink:href="http://www.tldp.org/LDP/lpg/node59.html"><text:span text:style-name="T14">Unlocking a Semaphore</text:span></text:a><text:bookmark-end text:name="tex2html955"/><text:span text:style-name="T4"> </text:span></text:p>
                </text:list-item>
                <text:list-item>
                  <text:p text:style-name="P10"><text:bookmark-start text:name="tex2html956"/><text:a xlink:type="simple" xlink:href="http://www.tldp.org/LDP/lpg/node60.html"><text:span text:style-name="T14">Changing the Permissions (mode)</text:span></text:a><text:bookmark-end text:name="tex2html956"/><text:span text:style-name="T4"> </text:span></text:p>
                </text:list-item>
                <text:list-item>
                  <text:p text:style-name="P10"><text:bookmark-start text:name="tex2html957"/><text:a xlink:type="simple" xlink:href="http://www.tldp.org/LDP/lpg/node61.html"><text:span text:style-name="T14">Deleting a Semaphore Set</text:span></text:a><text:bookmark-end text:name="tex2html957"/><text:span text:style-name="T4"> </text:span></text:p>
                </text:list-item>
              </text:list>
            </text:list-item>
            <text:list-item>
              <text:p text:style-name="P10"><text:bookmark-start text:name="tex2html958"/><text:soft-page-break/><text:a xlink:type="simple" xlink:href="http://www.tldp.org/LDP/lpg/node62.html"><text:span text:style-name="T14">Examples</text:span></text:a><text:bookmark-end text:name="tex2html958"/><text:span text:style-name="T4"> </text:span></text:p>
            </text:list-item>
            <text:list-item>
              <text:p text:style-name="P10"><text:bookmark-start text:name="tex2html959"/><text:a xlink:type="simple" xlink:href="http://www.tldp.org/LDP/lpg/node63.html"><text:span text:style-name="T14">The Source</text:span></text:a><text:bookmark-end text:name="tex2html959"/><text:span text:style-name="T4"> </text:span></text:p>
            </text:list-item>
          </text:list>
        </text:list-item>
        <text:list-item>
          <text:p text:style-name="P10"><text:bookmark-start text:name="tex2html960"/><text:a xlink:type="simple" xlink:href="http://www.tldp.org/LDP/lpg/node64.html"><text:span text:style-name="T14">semstat: A semtool companion program</text:span></text:a><text:bookmark-end text:name="tex2html960"/><text:span text:style-name="T4"> </text:span></text:p>
        </text:list-item>
      </text:list>
      <text:p text:style-name="P18"/>
      <text:h text:style-name="P14" text:outline-level="3"><text:bookmark-start text:name="SECTION00743100000000000000"/><text:span text:style-name="T9">Basic Concepts</text:span><text:bookmark-end text:name="SECTION00743100000000000000"/></text:h>
      <text:p text:style-name="P19"><text:span text:style-name="T12">Semaphores can best be described as counters used to control access to shared resources by multiple processes. They are most often used as a locking mechanism to prevent processes from accessing a particular resource while another process is performing operations on it. Semaphores are often dubbed the most difficult to grasp of the three types of System V IPC objects. In order to fully understand semaphores, we'll discuss them briefly before engaging any system calls and operational theory. </text:span></text:p>
      <text:p text:style-name="P19"><text:span text:style-name="T12">The name </text:span><text:span text:style-name="Emphasis"><text:span text:style-name="T12">semaphore</text:span></text:span><text:span text:style-name="T12"> is actually an old railroad term, referring to the crossroad ``arms'' that prevent cars from crossing the tracks at intersections. The same can be said about a simple semaphore set. If the semaphore is </text:span><text:span text:style-name="Emphasis"><text:span text:style-name="T12">on</text:span></text:span><text:span text:style-name="T12"> (the arms are up), then a resource is available (cars may cross the tracks). However, if the semaphore is </text:span><text:span text:style-name="Emphasis"><text:span text:style-name="T12">off</text:span></text:span><text:span text:style-name="T12"> (the arms are down), then resources are not available (the cars must wait). </text:span></text:p>
      <text:p text:style-name="P19"><text:span text:style-name="T12">While this simple example may stand to introduce the concept, it is important to realize that semaphores are actually implemented as </text:span><text:span text:style-name="Emphasis"><text:span text:style-name="T12">sets</text:span></text:span><text:span text:style-name="T12">, rather than as single entities. Of course, a given semaphore set might only have one semaphore, as in our railroad example. </text:span></text:p>
      <text:p text:style-name="P19"><text:span text:style-name="T12">Perhaps another approach to the concept of semaphores, is to think of them as </text:span><text:span text:style-name="Emphasis"><text:span text:style-name="T12">resource counters</text:span></text:span><text:span text:style-name="T12">. Let's apply this concept to another real world scenario. Consider a print spooler, capable of handling multiple printers, with each printer handling multiple print requests. A hypothetical print spool manager will utilize semaphore sets to monitor access to each printer. </text:span></text:p>
      <text:p text:style-name="P19"><text:span text:style-name="T12">Assume that in our corporate print room, we have 5 printers online. Our print spool manager allocates a semaphore set with 5 semaphores in it, one for each printer on the system. Since each printer is only physically capable of printing one job at a time, each of our five semaphores in our set will be initialized to a value of 1 (one), meaning that they are all online, and accepting requests. </text:span></text:p>
      <text:p text:style-name="P19"><text:span text:style-name="T12">John sends a print request to the spooler. The print manager looks at the semaphore set, and finds the first semaphore which has a value of one. Before sending John's request to the physical device, the print manager </text:span><text:span text:style-name="Emphasis"><text:span text:style-name="T12">decrements</text:span></text:span><text:span text:style-name="T12"> the semaphore for the corresponding printer by a value of negative one (-1). Now, that semaphore's value is zero. In the world of System V semaphores, a value of zero represents 100% resource utilization on that semaphore. In our example, no other request can be sent to that printer until it is no longer equal to zero. </text:span></text:p>
      <text:p text:style-name="P19"><text:span text:style-name="T12">When John's print job has completed, the print manager </text:span><text:span text:style-name="Emphasis"><text:span text:style-name="T12">increments</text:span></text:span><text:span text:style-name="T12"> the value of the semaphore which corresponds to the printer. Its value is now back up to one (1), which means it is available again. Naturally, if all 5 semaphores had a value of zero, that would indicate that they are all busy printing requests, and that no printers are available. </text:span></text:p>
      <text:p text:style-name="P19"><text:soft-page-break/><text:span text:style-name="T12">Although this was a simple example, please do not be confused by the initial value of one (1) which was assigned to each semaphore in the set. Semaphores, when thought of as resource counters, may be initialized to </text:span><text:span text:style-name="Emphasis"><text:span text:style-name="T12">any positive</text:span></text:span><text:span text:style-name="T12"> integer value, and are not limited to either being zero or one. If it were possible for each of our five printers to handle 10 print jobs at a time, we could initialize each of our semaphores to 10, decrementing by one for every new job, and incrementing by one whenever a print job was finished. As you will discover in the next chapter, semaphores have a close working relationship with shared memory segments, acting as a </text:span><text:span text:style-name="Emphasis"><text:span text:style-name="T12">watchdog</text:span></text:span><text:span text:style-name="T12"> to prevent multiple writes to the same memory segment. </text:span></text:p>
      <text:p text:style-name="P19"><text:span text:style-name="T12">Before delving into the associated system calls, lets take a brief tour through the various internal data structures utilized during semaphore operations. </text:span></text:p>
      <text:p text:style-name="P18"/>
      <text:h text:style-name="P14" text:outline-level="3"><text:bookmark-start text:name="SECTION00743200000000000000"/><text:span text:style-name="T9">Internal Data Structures</text:span><text:bookmark-end text:name="SECTION00743200000000000000"/></text:h>
      <text:p text:style-name="P19"><text:span text:style-name="T12">Let's briefly look at data structures maintained by the kernel for semaphore sets. </text:span></text:p>
      <text:p text:style-name="P20"/>
      <text:p text:style-name="P3"/>
      <text:list xml:id="list1319052286" text:style-name="L6">
        <text:list-item>
          <text:p text:style-name="P11"><text:bookmark-start text:name="tex2html983"/><text:a xlink:type="simple" xlink:href="http://www.tldp.org/LDP/lpg/node49.html"><text:span text:style-name="Internet_20_link"><text:span text:style-name="T9">Kernel </text:span></text:span></text:a><text:a xlink:type="simple" xlink:href="http://www.tldp.org/LDP/lpg/node49.html"><text:span text:style-name="HTML_20_Typewriter"><text:span text:style-name="T15">semid_ds</text:span></text:span></text:a><text:a xlink:type="simple" xlink:href="http://www.tldp.org/LDP/lpg/node49.html"><text:span text:style-name="Internet_20_link"><text:span text:style-name="T9"> structure</text:span></text:span></text:a><text:bookmark-end text:name="tex2html983"/><text:span text:style-name="T9"> </text:span></text:p>
        </text:list-item>
        <text:list-item>
          <text:p text:style-name="P11"><text:bookmark-start text:name="tex2html984"/><text:a xlink:type="simple" xlink:href="http://www.tldp.org/LDP/lpg/node50.html"><text:span text:style-name="Internet_20_link"><text:span text:style-name="T9">Kernel </text:span></text:span></text:a><text:a xlink:type="simple" xlink:href="http://www.tldp.org/LDP/lpg/node50.html"><text:span text:style-name="HTML_20_Typewriter"><text:span text:style-name="T15">sem</text:span></text:span></text:a><text:a xlink:type="simple" xlink:href="http://www.tldp.org/LDP/lpg/node50.html"><text:span text:style-name="Internet_20_link"><text:span text:style-name="T9"> structure</text:span></text:span></text:a><text:bookmark-end text:name="tex2html984"/><text:span text:style-name="T9"> </text:span></text:p>
        </text:list-item>
      </text:list>
      <text:h text:style-name="P13" text:outline-level="4"><text:bookmark-start text:name="SECTION00743210000000000000"/><text:span text:style-name="T9">Kernel </text:span><text:span text:style-name="HTML_20_Typewriter"><text:span text:style-name="T7">semid_ds</text:span></text:span><text:span text:style-name="T9"> structure</text:span><text:bookmark-end text:name="SECTION00743210000000000000"/></text:h>
      <text:p text:style-name="P19"><text:span text:style-name="T12">As with message queues, the kernel maintains a special internal data structure for each semaphore set which exists within its addressing space. This structure is of type </text:span><text:span text:style-name="HTML_20_Typewriter"><text:span text:style-name="T5">semid_ds</text:span></text:span><text:span text:style-name="T12">, and is defined in </text:span><text:span text:style-name="HTML_20_Typewriter"><text:span text:style-name="T5">linux/sem.h</text:span></text:span><text:span text:style-name="T12"> as follows: </text:span></text:p>
      <text:p text:style-name="P3"/>
      <text:p text:style-name="P17"><text:span text:style-name="T5"><text:s text:c="8"/>/* One semid data structure for each set of semaphores in the system. */</text:span></text:p>
      <text:p text:style-name="P17"><text:span text:style-name="T5"><text:s text:c="8"/>struct semid_ds {</text:span></text:p>
      <text:p text:style-name="P17"><text:span text:style-name="T5"><text:s text:c="16"/>struct ipc_perm sem_perm; <text:s text:c="6"/>/* permissions .. see ipc.h */</text:span></text:p>
      <text:p text:style-name="P17"><text:span text:style-name="T5"><text:s text:c="16"/>time_t <text:s text:c="9"/>sem_otime; <text:s text:c="5"/>/* last semop time */</text:span></text:p>
      <text:p text:style-name="P17"><text:span text:style-name="T5"><text:s text:c="16"/>time_t <text:s text:c="9"/>sem_ctime; <text:s text:c="5"/>/* last change time */</text:span></text:p>
      <text:p text:style-name="P17"><text:span text:style-name="T5"><text:s text:c="16"/>struct sem <text:s text:c="5"/>*sem_base; <text:s text:c="5"/>/* ptr to first semaphore in array */</text:span></text:p>
      <text:p text:style-name="P17"><text:span text:style-name="T5"><text:s text:c="16"/>struct wait_queue *eventn;</text:span></text:p>
      <text:p text:style-name="P17"><text:span text:style-name="T5"><text:s text:c="16"/>struct wait_queue *eventz;</text:span></text:p>
      <text:p text:style-name="P17"><text:span text:style-name="T5"><text:s text:c="16"/>struct sem_undo <text:s/>*undo; <text:s text:c="8"/>/* undo requests on this array */</text:span></text:p>
      <text:p text:style-name="P17"><text:span text:style-name="T5"><text:s text:c="16"/>ushort <text:s text:c="9"/>sem_nsems; <text:s text:c="5"/>/* no. of semaphores in array */</text:span></text:p>
      <text:p text:style-name="P17"><text:span text:style-name="T5"><text:s text:c="8"/>};</text:span></text:p>
      <text:p text:style-name="P3"/>
      <text:p text:style-name="P1"><text:span text:style-name="T9">As with message queues, operations on this structure are performed by a special system call, and should not be tinkered with directly. Here are descriptions of the more pertinent fields: </text:span></text:p>
      <text:p text:style-name="P1"><text:span text:style-name="HTML_20_Typewriter"><text:span text:style-name="T8">sem_perm</text:span></text:span><text:span text:style-name="T9"> </text:span></text:p>
      <text:p text:style-name="P19"><text:span text:style-name="T12">This is an instance of the </text:span><text:span text:style-name="HTML_20_Typewriter"><text:span text:style-name="T5">ipc_perm</text:span></text:span><text:span text:style-name="T12"> structure, which is defined for us in </text:span><text:span text:style-name="HTML_20_Typewriter"><text:span text:style-name="T5">linux/ipc.h</text:span></text:span><text:span text:style-name="T12">. This holds the permission information for the semaphore set, including the access permissions, and information about the creator of the set (uid, etc). </text:span></text:p>
      <text:p text:style-name="P1"><text:span text:style-name="HTML_20_Typewriter"><text:span text:style-name="T8">sem_otime</text:span></text:span><text:span text:style-name="T9"> </text:span></text:p>
      <text:p text:style-name="P19"><text:span text:style-name="T12">Time of the last </text:span><text:span text:style-name="HTML_20_Typewriter"><text:span text:style-name="T5">semop()</text:span></text:span><text:span text:style-name="T12"> operation (more on this in a moment) </text:span></text:p>
      <text:p text:style-name="P1"><text:span text:style-name="HTML_20_Typewriter"><text:span text:style-name="T8">sem_ctime</text:span></text:span><text:span text:style-name="T9"> </text:span></text:p>
      <text:p text:style-name="P19"><text:span text:style-name="T12">Time of the last change to this structure (mode change, etc) </text:span></text:p>
      <text:p text:style-name="P1"><text:span text:style-name="HTML_20_Typewriter"><text:span text:style-name="T8">sem_base</text:span></text:span><text:span text:style-name="T9"> </text:span></text:p>
      <text:p text:style-name="P19"><text:span text:style-name="T12">Pointer to the first semaphore in the array (see next structure) </text:span></text:p>
      <text:p text:style-name="P1"><text:soft-page-break/><text:span text:style-name="HTML_20_Typewriter"><text:span text:style-name="T8">sem_undo</text:span></text:span><text:span text:style-name="T9"> </text:span></text:p>
      <text:p text:style-name="P19"><text:span text:style-name="T12">Number of </text:span><text:span text:style-name="Emphasis"><text:span text:style-name="T12">undo</text:span></text:span><text:span text:style-name="T12"> requests in this array (more on this in a moment) </text:span></text:p>
      <text:p text:style-name="P1"><text:span text:style-name="HTML_20_Typewriter"><text:span text:style-name="T8">sem_nsems</text:span></text:span><text:span text:style-name="T9"> </text:span></text:p>
      <text:p text:style-name="P19"><text:span text:style-name="T12">Number of semaphores in the semaphore set (the array) </text:span></text:p>
      <text:p text:style-name="P18"/>
      <text:p text:style-name="P18"/>
      <text:p text:style-name="P3"/>
      <text:h text:style-name="P13" text:outline-level="4"><text:bookmark-start text:name="SECTION00743220000000000000"/><text:span text:style-name="T9">Kernel </text:span><text:span text:style-name="HTML_20_Typewriter"><text:span text:style-name="T7">sem</text:span></text:span><text:span text:style-name="T9"> structure</text:span><text:bookmark-end text:name="SECTION00743220000000000000"/></text:h>
      <text:p text:style-name="P19"><text:span text:style-name="T12">In the </text:span><text:span text:style-name="HTML_20_Typewriter"><text:span text:style-name="T5">semid_ds</text:span></text:span><text:span text:style-name="T12"> structure, there exists a pointer to the base of the semaphore array itself. Each array member is of the </text:span><text:span text:style-name="HTML_20_Typewriter"><text:span text:style-name="T5">sem</text:span></text:span><text:span text:style-name="T12"> structure type. It is also defined in </text:span><text:span text:style-name="HTML_20_Typewriter"><text:span text:style-name="T5">linux/sem.h</text:span></text:span><text:span text:style-name="T12">: </text:span></text:p>
      <text:p text:style-name="P3"/>
      <text:p text:style-name="P17"><text:span text:style-name="T5"><text:s text:c="8"/>/* One semaphore structure for each semaphore in the system. */</text:span></text:p>
      <text:p text:style-name="P17"><text:span text:style-name="T5"><text:s text:c="8"/>struct sem {</text:span></text:p>
      <text:p text:style-name="P17"><text:span text:style-name="T5"><text:s text:c="16"/>short <text:s text:c="2"/>sempid; <text:s text:c="8"/>/* pid of last operation */</text:span></text:p>
      <text:p text:style-name="P17"><text:span text:style-name="T5"><text:s text:c="16"/>ushort <text:s/>semval; <text:s text:c="8"/>/* current value */</text:span></text:p>
      <text:p text:style-name="P17"><text:span text:style-name="T5"><text:s text:c="16"/>ushort <text:s/>semncnt; <text:s text:c="7"/>/* num procs awaiting increase in semval */</text:span></text:p>
      <text:p text:style-name="P17"><text:span text:style-name="T5"><text:s text:c="16"/>ushort <text:s/>semzcnt; <text:s text:c="7"/>/* num procs awaiting semval = 0 */</text:span></text:p>
      <text:p text:style-name="P17"><text:span text:style-name="T5"><text:s text:c="8"/>};</text:span></text:p>
      <text:p text:style-name="P3"/>
      <text:p text:style-name="P1"><text:span text:style-name="HTML_20_Typewriter"><text:span text:style-name="T8">sem_pid</text:span></text:span><text:span text:style-name="T9"> </text:span></text:p>
      <text:p text:style-name="P19"><text:span text:style-name="T12">The PID (process ID) that performed the last operation </text:span></text:p>
      <text:p text:style-name="P1"><text:span text:style-name="HTML_20_Typewriter"><text:span text:style-name="T8">sem_semval</text:span></text:span><text:span text:style-name="T9"> </text:span></text:p>
      <text:p text:style-name="P19"><text:span text:style-name="T12">The current value of the semaphore </text:span></text:p>
      <text:p text:style-name="P1"><text:span text:style-name="HTML_20_Typewriter"><text:span text:style-name="T8">sem_semncnt</text:span></text:span><text:span text:style-name="T9"> </text:span></text:p>
      <text:p text:style-name="P19"><text:span text:style-name="T12">Number of processes waiting for resources to become available </text:span></text:p>
      <text:p text:style-name="P1"><text:span text:style-name="HTML_20_Typewriter"><text:span text:style-name="T8">sem_semzcnt</text:span></text:span><text:span text:style-name="T9"> </text:span></text:p>
      <text:p text:style-name="P19"><text:span text:style-name="T12">Number of processes waiting for 100% resource utilization </text:span></text:p>
      <text:h text:style-name="P14" text:outline-level="3"><text:bookmark-start text:name="SECTION00743300000000000000"/><text:span text:style-name="T9">SYSTEM CALL: semget()</text:span><text:bookmark-end text:name="SECTION00743300000000000000"/></text:h>
      <text:p text:style-name="P19"><text:span text:style-name="T12">In order to create a new semaphore set, or access an existing set, the </text:span><text:span text:style-name="HTML_20_Typewriter"><text:span text:style-name="T5">semget()</text:span></text:span><text:span text:style-name="T12"> system call is used. </text:span></text:p>
      <text:p text:style-name="P3"/>
      <text:p text:style-name="P17"><text:span text:style-name="T5"><text:s text:c="2"/>SYSTEM CALL: semget(); <text:s text:c="57"/></text:span></text:p>
      <text:p text:style-name="P18"/>
      <text:p text:style-name="P17"><text:span text:style-name="T5"><text:s text:c="2"/>PROTOTYPE: int semget ( key_t key, int nsems, int semflg ); <text:s text:c="44"/></text:span></text:p>
      <text:p text:style-name="P17"><text:span text:style-name="T5"><text:s text:c="4"/>RETURNS: semaphore set IPC identifier on success</text:span></text:p>
      <text:p text:style-name="P17"><text:span text:style-name="T5"><text:s text:c="13"/>-1 on error: errno = EACCESS (permission denied)</text:span></text:p>
      <text:p text:style-name="P17"><text:span text:style-name="T5"><text:s text:c="34"/>EEXIST (set exists, cannot create (IPC_EXCL))</text:span></text:p>
      <text:p text:style-name="P17"><text:span text:style-name="T5"><text:s text:c="34"/>EIDRM (set is marked for deletion)</text:span></text:p>
      <text:p text:style-name="P17"><text:span text:style-name="T5"><text:s text:c="34"/>ENOENT (set does not exist, no IPC_CREAT was used)</text:span></text:p>
      <text:p text:style-name="P17"><text:span text:style-name="T5"><text:s text:c="34"/>ENOMEM (Not enough memory to create new set)</text:span></text:p>
      <text:p text:style-name="P17"><text:span text:style-name="T5"><text:s text:c="34"/>ENOSPC (Maximum set limit exceeded)</text:span></text:p>
      <text:p text:style-name="P17"><text:span text:style-name="T5"><text:s text:c="2"/>NOTES:</text:span></text:p>
      <text:p text:style-name="P3"/>
      <text:p text:style-name="P1"><text:span text:style-name="T9">The first argument to </text:span><text:span text:style-name="HTML_20_Typewriter"><text:span text:style-name="T6">semget()</text:span></text:span><text:span text:style-name="T9"> is the key value (in our case returned by a call to </text:span><text:span text:style-name="HTML_20_Typewriter"><text:span text:style-name="T6">ftok()</text:span></text:span><text:span text:style-name="T9">). This key value is then compared to existing key values that exist within the kernel for other semaphore sets. At that point, the open or access operation is dependent upon the contents of the </text:span><text:span text:style-name="HTML_20_Typewriter"><text:span text:style-name="T6">semflg</text:span></text:span><text:span text:style-name="T9"> argument. </text:span></text:p>
      <text:p text:style-name="P1"><text:span text:style-name="Strong_20_Emphasis"><text:span text:style-name="T9">IPC_CREAT</text:span></text:span><text:span text:style-name="T9"> </text:span></text:p>
      <text:p text:style-name="P19"><text:span text:style-name="T12">Create the semaphore set if it doesn't already exist in the kernel. </text:span></text:p>
      <text:p text:style-name="P1"><text:span text:style-name="Strong_20_Emphasis"><text:span text:style-name="T9">IPC_EXCL</text:span></text:span><text:span text:style-name="T9"> </text:span></text:p>
      <text:p text:style-name="P19"><text:soft-page-break/><text:span text:style-name="T12">When used with IPC_CREAT, fail if semaphore set already exists. </text:span></text:p>
      <text:p text:style-name="P19"><text:span text:style-name="T12">If </text:span><text:span text:style-name="HTML_20_Typewriter"><text:span text:style-name="T5">IPC_CREAT</text:span></text:span><text:span text:style-name="T12"> is used alone, </text:span><text:span text:style-name="HTML_20_Typewriter"><text:span text:style-name="T5">semget()</text:span></text:span><text:span text:style-name="T12"> either returns the semaphore set identifier for a newly created set, or returns the identifier for a set which exists with the same key value. If </text:span><text:span text:style-name="HTML_20_Typewriter"><text:span text:style-name="T5">IPC_EXCL</text:span></text:span><text:span text:style-name="T12"> is used along with </text:span><text:span text:style-name="HTML_20_Typewriter"><text:span text:style-name="T5">IPC_CREAT</text:span></text:span><text:span text:style-name="T12">, then either a new set is created, or if the set exists, the call fails with -1. </text:span><text:span text:style-name="HTML_20_Typewriter"><text:span text:style-name="T5">IPC_EXCL</text:span></text:span><text:span text:style-name="T12"> is useless by itself, but when combined with </text:span><text:span text:style-name="HTML_20_Typewriter"><text:span text:style-name="T5">IPC_CREAT</text:span></text:span><text:span text:style-name="T12">, it can be used as a facility to guarantee that no existing semaphore set is opened for access. </text:span></text:p>
      <text:p text:style-name="P19"><text:span text:style-name="T12">As with the other forms of System V IPC, an optional octal mode may be OR'd into the mask to form the permissions on the semaphore set. </text:span></text:p>
      <text:p text:style-name="P19"><text:span text:style-name="T12">The </text:span><text:span text:style-name="HTML_20_Typewriter"><text:span text:style-name="T5">nsems</text:span></text:span><text:span text:style-name="T12"> argument specifies the number of semaphores that should be created in a new set. This represents the number of printers in our fictional print room described earlier. The maximum number of semaphores in a set is defined in ``linux/sem.h'' as: </text:span></text:p>
      <text:p text:style-name="P17"><text:span text:style-name="T5"><text:s text:c="8"/>#define SEMMSL <text:s/>32 <text:s text:c="5"/>/* &lt;=512 max num of semaphores per id */</text:span></text:p>
      <text:p text:style-name="P19"><text:span text:style-name="T12">Note that the </text:span><text:span text:style-name="HTML_20_Typewriter"><text:span text:style-name="T5">nsems</text:span></text:span><text:span text:style-name="T12"> argument is ignored if you are explicitly opening an existing set. </text:span></text:p>
      <text:p text:style-name="P19"><text:span text:style-name="T12">Let's create a wrapper function for opening or creating semaphore sets: </text:span></text:p>
      <text:p text:style-name="P3"/>
      <text:p text:style-name="P17"><text:span text:style-name="T5">int open_semaphore_set( key_t keyval, int numsems )</text:span></text:p>
      <text:p text:style-name="P17"><text:span text:style-name="T5">{</text:span></text:p>
      <text:p text:style-name="P17"><text:span text:style-name="T5"><text:s text:c="8"/>int <text:s text:c="4"/>sid;</text:span></text:p>
      <text:p text:style-name="P18"/>
      <text:p text:style-name="P17"><text:span text:style-name="T5"><text:s text:c="8"/>if ( ! numsems )</text:span></text:p>
      <text:p text:style-name="P17"><text:span text:style-name="T5"><text:s text:c="16"/>return(-1);</text:span></text:p>
      <text:p text:style-name="P17"><text:span text:style-name="T5"><text:s text:c="8"/></text:span></text:p>
      <text:p text:style-name="P17"><text:span text:style-name="T5"><text:s text:c="8"/>if((sid = semget( mykey, numsems, IPC_CREAT | 0660 )) == -1)</text:span></text:p>
      <text:p text:style-name="P17"><text:span text:style-name="T5"><text:s text:c="8"/>{</text:span></text:p>
      <text:p text:style-name="P17"><text:span text:style-name="T5"><text:s text:c="16"/>return(-1);</text:span></text:p>
      <text:p text:style-name="P17"><text:span text:style-name="T5"><text:s text:c="8"/>}</text:span></text:p>
      <text:p text:style-name="P17"><text:span text:style-name="T5"><text:s text:c="8"/></text:span></text:p>
      <text:p text:style-name="P17"><text:span text:style-name="T5"><text:s text:c="8"/>return(sid);</text:span></text:p>
      <text:p text:style-name="P17"><text:span text:style-name="T5">}</text:span></text:p>
      <text:p text:style-name="P3"/>
      <text:p text:style-name="P1"><text:span text:style-name="T9">Note the use of the explicit permissions of </text:span><text:span text:style-name="HTML_20_Typewriter"><text:span text:style-name="T6">0660</text:span></text:span><text:span text:style-name="T9">. This small function either returns a semaphore set identifier (</text:span><text:span text:style-name="HTML_20_Typewriter"><text:span text:style-name="T6">int</text:span></text:span><text:span text:style-name="T9">), or -1 on error. The key value must be passed to it, as well as the number of semaphores to allocate space for if creating a new set. In the example presented at the end of this section, notice the use of the IPC_EXCL flag to determine whether or not the semaphore set exists or not.</text:span></text:p>
      <text:p text:style-name="P3"/>
      <text:h text:style-name="P14" text:outline-level="3"><text:bookmark-start text:name="SECTION00743400000000000000"/><text:span text:style-name="T9">SYSTEM CALL: semop()</text:span><text:bookmark-end text:name="SECTION00743400000000000000"/></text:h>
      <text:p text:style-name="P3"/>
      <text:p text:style-name="P17"><text:span text:style-name="T5"><text:s text:c="2"/>SYSTEM CALL: semop(); <text:s text:c="57"/></text:span></text:p>
      <text:p text:style-name="P17"><text:span text:style-name="T5"><text:s text:c="2"/>PROTOTYPE: int semop ( int semid, struct sembuf *sops, unsigned nsops);</text:span></text:p>
      <text:p text:style-name="P17"><text:span text:style-name="T5"><text:s text:c="4"/>RETURNS: 0 on success (all operations performed)</text:span></text:p>
      <text:p text:style-name="P17"><text:span text:style-name="T5"><text:s text:c="13"/>-1 on error: errno = E2BIG (nsops greater than max number of ops allowed atomically)</text:span></text:p>
      <text:p text:style-name="P17"><text:span text:style-name="T5"><text:s text:c="34"/>EACCESS (permission denied)</text:span></text:p>
      <text:p text:style-name="P17"><text:span text:style-name="T5"><text:s text:c="34"/>EAGAIN (IPC_NOWAIT asserted, operation could not go through)</text:span></text:p>
      <text:p text:style-name="P17"><text:span text:style-name="T5"><text:s text:c="34"/>EFAULT (invalid address pointed to by sops argument)</text:span></text:p>
      <text:p text:style-name="P17"><text:span text:style-name="T5"><text:s text:c="34"/>EIDRM (semaphore set was removed)</text:span></text:p>
      <text:p text:style-name="P17"><text:span text:style-name="T5"><text:s text:c="34"/>EINTR (Signal received while sleeping)</text:span></text:p>
      <text:p text:style-name="P17"><text:soft-page-break/><text:span text:style-name="T5"><text:s text:c="34"/>EINVAL (set doesn't exist, or semid is invalid)</text:span></text:p>
      <text:p text:style-name="P17"><text:span text:style-name="T5"><text:s text:c="34"/>ENOMEM (SEM_UNDO asserted, not enough memory to create the</text:span></text:p>
      <text:p text:style-name="P17"><text:span text:style-name="T5"><text:s text:c="42"/>undo structure necessary)</text:span></text:p>
      <text:p text:style-name="P17"><text:span text:style-name="T5"><text:s text:c="34"/>ERANGE (semaphore value out of range)</text:span></text:p>
      <text:p text:style-name="P17"><text:span text:style-name="T5"><text:s text:c="2"/>NOTES:</text:span></text:p>
      <text:p text:style-name="P3"/>
      <text:p text:style-name="P1"><text:span text:style-name="T9">The first argument to </text:span><text:span text:style-name="HTML_20_Typewriter"><text:span text:style-name="T6">semget()</text:span></text:span><text:span text:style-name="T9"> is the key value (in our case returned by a call to </text:span><text:span text:style-name="HTML_20_Typewriter"><text:span text:style-name="T6">semget</text:span></text:span><text:span text:style-name="T9">). The second argument (</text:span><text:span text:style-name="HTML_20_Typewriter"><text:span text:style-name="T6">sops</text:span></text:span><text:span text:style-name="T9">) is a pointer to an array of </text:span><text:span text:style-name="Emphasis"><text:span text:style-name="T9">operations</text:span></text:span><text:span text:style-name="T9"> to be performed on the semaphore set, while the third argument (</text:span><text:span text:style-name="HTML_20_Typewriter"><text:span text:style-name="T6">nsops</text:span></text:span><text:span text:style-name="T9">) is the number of operations in that array. </text:span></text:p>
      <text:p text:style-name="P19"><text:span text:style-name="T12">The </text:span><text:span text:style-name="HTML_20_Typewriter"><text:span text:style-name="T5">sops</text:span></text:span><text:span text:style-name="T12"> argument points to an array of type </text:span><text:span text:style-name="HTML_20_Typewriter"><text:span text:style-name="T5">sembuf</text:span></text:span><text:span text:style-name="T12">. This structure is declared in </text:span><text:span text:style-name="HTML_20_Typewriter"><text:span text:style-name="T5">linux/sem.h</text:span></text:span><text:span text:style-name="T12"> as follows: </text:span></text:p>
      <text:p text:style-name="P3"/>
      <text:p text:style-name="P17"><text:span text:style-name="T5"><text:s text:c="8"/>/* semop system call takes an array of these */</text:span></text:p>
      <text:p text:style-name="P17"><text:span text:style-name="T5"><text:s text:c="8"/>struct sembuf {</text:span></text:p>
      <text:p text:style-name="P17"><text:span text:style-name="T5"><text:s text:c="16"/>ushort <text:s/>sem_num; <text:s text:c="7"/>/* semaphore index in array */</text:span></text:p>
      <text:p text:style-name="P17"><text:span text:style-name="T5"><text:s text:c="16"/>short <text:s text:c="2"/>sem_op; <text:s text:c="8"/>/* semaphore operation */</text:span></text:p>
      <text:p text:style-name="P17"><text:span text:style-name="T5"><text:s text:c="16"/>short <text:s text:c="2"/>sem_flg; <text:s text:c="7"/>/* operation flags */</text:span></text:p>
      <text:p text:style-name="P17"><text:span text:style-name="T5"><text:s text:c="8"/>};</text:span></text:p>
      <text:p text:style-name="P3"/>
      <text:p text:style-name="P1"><text:span text:style-name="HTML_20_Typewriter"><text:span text:style-name="T8">sem_num</text:span></text:span><text:span text:style-name="T9"> </text:span></text:p>
      <text:p text:style-name="P19"><text:span text:style-name="T12">The number of the semaphore you wish to deal with </text:span></text:p>
      <text:p text:style-name="P1"><text:span text:style-name="HTML_20_Typewriter"><text:span text:style-name="T8">sem_op</text:span></text:span><text:span text:style-name="T9"> </text:span></text:p>
      <text:p text:style-name="P19"><text:span text:style-name="T12">The operation to perform (positive, negative, or zero) </text:span></text:p>
      <text:p text:style-name="P1"><text:span text:style-name="HTML_20_Typewriter"><text:span text:style-name="T8">sem_flg</text:span></text:span><text:span text:style-name="T9"> </text:span></text:p>
      <text:p text:style-name="P19"><text:span text:style-name="T12">Operational flags </text:span></text:p>
      <text:p text:style-name="P19"><text:span text:style-name="T12">If </text:span><text:span text:style-name="HTML_20_Typewriter"><text:span text:style-name="T5">sem_op</text:span></text:span><text:span text:style-name="T12"> is negative, then its value is subtracted from the semaphore. This correlates with obtaining resources that the semaphore controls or monitors access of. If </text:span><text:span text:style-name="T13">IPC_NOWAIT</text:span><text:span text:style-name="T12"> is not specified, then the calling process sleeps until the requested amount of resources are available in the semaphore (another process has released some). </text:span></text:p>
      <text:p text:style-name="P19"><text:span text:style-name="T12">If </text:span><text:span text:style-name="HTML_20_Typewriter"><text:span text:style-name="T5">sem_op</text:span></text:span><text:span text:style-name="T12"> is positive, then it's value is added to the semaphore. This correlates with returning resources back to the application's semaphore set. Resources should always be returned to a semaphore set when they are no longer needed! </text:span></text:p>
      <text:p text:style-name="P19"><text:span text:style-name="T12">Finally, if </text:span><text:span text:style-name="HTML_20_Typewriter"><text:span text:style-name="T5">sem_op</text:span></text:span><text:span text:style-name="T12"> is zero (0), then the calling process will sleep() until the semaphore's value is 0. This correlates to waiting for a semaphore to reach 100% utilization. A good example of this would be a daemon running with superuser permissions that could dynamically adjust the size of the semaphore set if it reaches full utilization. </text:span></text:p>
      <text:p text:style-name="P19"><text:span text:style-name="T12">In order to explain the </text:span><text:span text:style-name="HTML_20_Typewriter"><text:span text:style-name="T5">semop</text:span></text:span><text:span text:style-name="T12"> call, let's revisit our print room scenario. Let's assume only one printer, capable of only one job at a time. We create a semaphore set with only one semaphore in it (only one printer), and initialize that one semaphore to a value of one (only one job at a time). </text:span></text:p>
      <text:p text:style-name="P19"><text:span text:style-name="T12">Each time we desire to send a job to this printer, we need to first make sure that the resource is available. We do this by attempting to obtain one </text:span><text:span text:style-name="Emphasis"><text:span text:style-name="T12">unit</text:span></text:span><text:span text:style-name="T12"> from the semaphore. Let's load up a sembuf array to perform the operation: </text:span></text:p>
      <text:p text:style-name="P3"/>
      <text:p text:style-name="P17"><text:span text:style-name="T5"><text:s text:c="8"/>struct sembuf sem_lock = { 0, -1, IPC_NOWAIT };</text:span></text:p>
      <text:p text:style-name="P3"><text:soft-page-break/></text:p>
      <text:p text:style-name="P1"><text:span text:style-name="T9">Translation of the above initialized structure dictates that a value of ``-1'' will be added to semaphore number 0 in the semaphore set. In other words, one unit of resources will be obtained from the only semaphore in our set (0th member). </text:span><text:span text:style-name="T2">IPC_NOWAIT</text:span><text:span text:style-name="T9"> is specified, so the call will either go through immediately, or fail if another print job is currently printing. Here is an example of using this initialized </text:span><text:span text:style-name="HTML_20_Typewriter"><text:span text:style-name="T6">sembuf</text:span></text:span><text:span text:style-name="T9"> structure with the </text:span><text:span text:style-name="HTML_20_Typewriter"><text:span text:style-name="T6">semop</text:span></text:span><text:span text:style-name="T9"> system call: </text:span></text:p>
      <text:p text:style-name="P3"/>
      <text:p text:style-name="P17"><text:span text:style-name="T5"><text:s text:c="8"/>if((semop(sid, &amp;sem_lock, 1) == -1)</text:span></text:p>
      <text:p text:style-name="P17"><text:span text:style-name="T5"><text:s text:c="16"/>perror("semop");</text:span></text:p>
      <text:p text:style-name="P3"/>
      <text:p text:style-name="P1"><text:span text:style-name="T9">The third argument (</text:span><text:span text:style-name="HTML_20_Typewriter"><text:span text:style-name="T6">nsops</text:span></text:span><text:span text:style-name="T9">) says that we are only performing one (1) operation (there is only one </text:span><text:span text:style-name="HTML_20_Typewriter"><text:span text:style-name="T6">sembuf</text:span></text:span><text:span text:style-name="T9"> structure in our array of operations). The </text:span><text:span text:style-name="HTML_20_Typewriter"><text:span text:style-name="T6">sid</text:span></text:span><text:span text:style-name="T9"> argument is the IPC identifier for our semaphore set. </text:span></text:p>
      <text:p text:style-name="P19"><text:span text:style-name="T12">When our print job has completed, we must </text:span><text:span text:style-name="Emphasis"><text:span text:style-name="T12">return</text:span></text:span><text:span text:style-name="T12"> the resources back to the semaphore set, so that others may use the printer. </text:span></text:p>
      <text:p text:style-name="P3"/>
      <text:p text:style-name="P17"><text:span text:style-name="T5"><text:s text:c="8"/>struct sembuf sem_unlock = { 0, 1, IPC_NOWAIT };</text:span></text:p>
      <text:p text:style-name="P3"/>
      <text:p text:style-name="P1"><text:span text:style-name="T9">Translation of the above initialized structure dictates that a value of ``1'' will be added to semaphore number 0 in the semaphore set. In other words, one unit of resources will be returned to the set.</text:span></text:p>
      <text:p text:style-name="P3"/>
      <text:h text:style-name="P14" text:outline-level="3"><text:bookmark-start text:name="SECTION00743500000000000000"/><text:span text:style-name="T9">SYSTEM CALL: semctl()</text:span><text:bookmark-end text:name="SECTION00743500000000000000"/></text:h>
      <text:p text:style-name="P3"/>
      <text:p text:style-name="P17"><text:span text:style-name="T5"><text:s text:c="2"/>SYSTEM CALL: semctl(); <text:s text:c="57"/></text:span></text:p>
      <text:p text:style-name="P17"><text:span text:style-name="T5"><text:s text:c="2"/>PROTOTYPE: int semctl ( int semid, int semnum, int cmd, union semun arg );</text:span></text:p>
      <text:p text:style-name="P17"><text:span text:style-name="T5"><text:s text:c="4"/>RETURNS: positive integer on success </text:span></text:p>
      <text:p text:style-name="P17"><text:span text:style-name="T5"><text:s text:c="13"/>-1 on error: errno = EACCESS (permission denied)</text:span></text:p>
      <text:p text:style-name="P17"><text:span text:style-name="T5"><text:s text:c="34"/>EFAULT (invalid address pointed to by arg argument)</text:span></text:p>
      <text:p text:style-name="P17"><text:span text:style-name="T5"><text:s text:c="34"/>EIDRM (semaphore set was removed)</text:span></text:p>
      <text:p text:style-name="P17"><text:span text:style-name="T5"><text:s text:c="34"/>EINVAL (set doesn't exist, or semid is invalid)</text:span></text:p>
      <text:p text:style-name="P17"><text:span text:style-name="T5"><text:s text:c="34"/>EPERM (EUID has no privileges for cmd in arg)</text:span></text:p>
      <text:p text:style-name="P17"><text:span text:style-name="T5"><text:s text:c="34"/>ERANGE (semaphore value out of range)</text:span></text:p>
      <text:p text:style-name="P17"><text:span text:style-name="T5"><text:s text:c="2"/>NOTES: Performs control operations on a semaphore set</text:span></text:p>
      <text:p text:style-name="P3"/>
      <text:p text:style-name="P1"><text:span text:style-name="T9">The </text:span><text:span text:style-name="Emphasis"><text:span text:style-name="T9">semctl</text:span></text:span><text:span text:style-name="T9"> system call is used to perform control operations on a semaphore set. This call is analogous to the </text:span><text:span text:style-name="Emphasis"><text:span text:style-name="T9">msgctl</text:span></text:span><text:span text:style-name="T9"> system call which is used for operations on message queues. If you compare the argument lists of the two system calls, you will notice that the list for </text:span><text:span text:style-name="Emphasis"><text:span text:style-name="T9">semctl</text:span></text:span><text:span text:style-name="T9"> varies slightly from that of </text:span><text:span text:style-name="Emphasis"><text:span text:style-name="T9">msgctl</text:span></text:span><text:span text:style-name="T9">. Recall that semaphores are actually implemented as sets, rather than as single entities. With semaphore operations, not only does the IPC key need to be passed, but the target semaphore within the set as well. </text:span></text:p>
      <text:p text:style-name="P19"><text:span text:style-name="T12">Both system calls utilize a </text:span><text:span text:style-name="Emphasis"><text:span text:style-name="T12">cmd</text:span></text:span><text:span text:style-name="T12"> argument, for specification of the command to be performed on the IPC object. The remaining difference lies in the final argument to both calls. In </text:span><text:span text:style-name="Emphasis"><text:span text:style-name="T12">msgctl</text:span></text:span><text:span text:style-name="T12">, the final argument represents a copy of the internal data structure used by the kernel. Recall that we used this structure to retrieve internal information about a message queue, as well as to set or change permissions and ownership of the queue. With semaphores, additional operational commands are supported, thus requiring a more complex data type as the final argument. The use of a </text:span><text:span text:style-name="Emphasis"><text:span text:style-name="T12">union</text:span></text:span><text:span text:style-name="T12"> confuses many neophyte semaphore programmers to a substantial degree. We will dissect this structure carefully, in an effort to prevent any confusion. </text:span></text:p>
      <text:p text:style-name="P19"><text:span text:style-name="T12">The first argument to </text:span><text:span text:style-name="HTML_20_Typewriter"><text:span text:style-name="T5">semctl()</text:span></text:span><text:span text:style-name="T12"> is the key value (in our case returned by a call to </text:span><text:span text:style-name="HTML_20_Typewriter"><text:span text:style-name="T5">semget</text:span></text:span><text:span text:style-name="T12">). The second argument (</text:span><text:span text:style-name="HTML_20_Typewriter"><text:span text:style-name="T5">semun</text:span></text:span><text:span text:style-name="T12">) is the semaphore number that an operation is </text:span><text:soft-page-break/><text:span text:style-name="T12">targeted towards. In essence, this can be thought of as an </text:span><text:span text:style-name="Emphasis"><text:span text:style-name="T12">index</text:span></text:span><text:span text:style-name="T12"> into the semaphore set, with the first semaphore (or only one) in the set being represented by a value of zero (0). </text:span></text:p>
      <text:p text:style-name="P19"><text:span text:style-name="T12">The </text:span><text:span text:style-name="HTML_20_Typewriter"><text:span text:style-name="T5">cmd</text:span></text:span><text:span text:style-name="T12"> argument represents the command to be performed against the set. As you can see, the familiar IPC_STAT/IPC_SET commands are present, along with a wealth of additional commands specific to semaphore sets: </text:span></text:p>
      <text:p text:style-name="P1"><text:span text:style-name="Strong_20_Emphasis"><text:span text:style-name="T9">IPC_STAT</text:span></text:span><text:span text:style-name="T9"> </text:span></text:p>
      <text:p text:style-name="P19"><text:span text:style-name="T12">Retrieves the semid_ds structure for a set, and stores it in the address of the buf argument in the semun union. </text:span></text:p>
      <text:p text:style-name="P1"><text:span text:style-name="Strong_20_Emphasis"><text:span text:style-name="T9">IPC_SET</text:span></text:span><text:span text:style-name="T9"> </text:span></text:p>
      <text:p text:style-name="P19"><text:span text:style-name="T12">Sets the value of the ipc_perm member of the semid_ds structure for a set. Takes the values from the buf argument of the semun union. </text:span></text:p>
      <text:p text:style-name="P1"><text:span text:style-name="Strong_20_Emphasis"><text:span text:style-name="T9">IPC_RMID</text:span></text:span><text:span text:style-name="T9"> </text:span></text:p>
      <text:p text:style-name="P19"><text:span text:style-name="T12">Removes the set from the kernel. </text:span></text:p>
      <text:p text:style-name="P1"><text:span text:style-name="Strong_20_Emphasis"><text:span text:style-name="T9">GETALL</text:span></text:span><text:span text:style-name="T9"> </text:span></text:p>
      <text:p text:style-name="P19"><text:span text:style-name="T12">Used to obtain the values of all semaphores in a set. The integer values are stored in an array of unsigned short integers pointed to by the </text:span><text:span text:style-name="Emphasis"><text:span text:style-name="T12">array</text:span></text:span><text:span text:style-name="T12"> member of the union. </text:span></text:p>
      <text:p text:style-name="P1"><text:span text:style-name="Strong_20_Emphasis"><text:span text:style-name="T9">GETNCNT</text:span></text:span><text:span text:style-name="T9"> </text:span></text:p>
      <text:p text:style-name="P19"><text:span text:style-name="T12">Returns the number of processes currently waiting for resources. </text:span></text:p>
      <text:p text:style-name="P1"><text:span text:style-name="Strong_20_Emphasis"><text:span text:style-name="T9">GETPID</text:span></text:span><text:span text:style-name="T9"> </text:span></text:p>
      <text:p text:style-name="P19"><text:span text:style-name="T12">Returns the PID of the process which performed the last </text:span><text:span text:style-name="Emphasis"><text:span text:style-name="T12">semop</text:span></text:span><text:span text:style-name="T12"> call. </text:span></text:p>
      <text:p text:style-name="P1"><text:span text:style-name="Strong_20_Emphasis"><text:span text:style-name="T9">GETVAL</text:span></text:span><text:span text:style-name="T9"> </text:span></text:p>
      <text:p text:style-name="P19"><text:span text:style-name="T12">Returns the value of a single semaphore within the set. </text:span></text:p>
      <text:p text:style-name="P1"><text:span text:style-name="Strong_20_Emphasis"><text:span text:style-name="T9">GETZCNT</text:span></text:span><text:span text:style-name="T9"> </text:span></text:p>
      <text:p text:style-name="P19"><text:span text:style-name="T12">Returns the number of processes currently waiting for 100% resource utilization. </text:span></text:p>
      <text:p text:style-name="P1"><text:span text:style-name="Strong_20_Emphasis"><text:span text:style-name="T9">SETALL</text:span></text:span><text:span text:style-name="T9"> </text:span></text:p>
      <text:p text:style-name="P19"><text:span text:style-name="T12">Sets all semaphore values with a set to the matching values contained in the </text:span><text:span text:style-name="Emphasis"><text:span text:style-name="T12">array</text:span></text:span><text:span text:style-name="T12"> member of the union. </text:span></text:p>
      <text:p text:style-name="P1"><text:span text:style-name="Strong_20_Emphasis"><text:span text:style-name="T9">SETVAL</text:span></text:span><text:span text:style-name="T9"> </text:span></text:p>
      <text:p text:style-name="P19"><text:span text:style-name="T12">Sets the value of an individual semaphore within the set to the </text:span><text:span text:style-name="Emphasis"><text:span text:style-name="T12">val</text:span></text:span><text:span text:style-name="T12"> member of the union. </text:span></text:p>
      <text:p text:style-name="P19"><text:span text:style-name="T12">The </text:span><text:span text:style-name="HTML_20_Typewriter"><text:span text:style-name="T5">arg</text:span></text:span><text:span text:style-name="T12"> argument represents an instance of type </text:span><text:span text:style-name="HTML_20_Typewriter"><text:span text:style-name="T5">semun</text:span></text:span><text:span text:style-name="T12">. This particular union is declared in </text:span><text:span text:style-name="HTML_20_Typewriter"><text:span text:style-name="T5">linux/sem.h</text:span></text:span><text:span text:style-name="T12"> as follows: </text:span></text:p>
      <text:p text:style-name="P3"/>
      <text:p text:style-name="P17"><text:span text:style-name="T5"><text:s text:c="8"/>/* arg for semctl system calls. */</text:span></text:p>
      <text:p text:style-name="P17"><text:span text:style-name="T5"><text:s text:c="8"/>union semun {</text:span></text:p>
      <text:p text:style-name="P17"><text:span text:style-name="T5"><text:s text:c="16"/>int val; <text:s text:c="15"/>/* value for SETVAL */</text:span></text:p>
      <text:p text:style-name="P17"><text:span text:style-name="T5"><text:s text:c="16"/>struct semid_ds *buf; <text:s text:c="2"/>/* buffer for IPC_STAT &amp; IPC_SET */</text:span></text:p>
      <text:p text:style-name="P17"><text:span text:style-name="T5"><text:s text:c="16"/>ushort *array; <text:s text:c="9"/>/* array for GETALL &amp; SETALL */</text:span></text:p>
      <text:p text:style-name="P17"><text:span text:style-name="T5"><text:s text:c="16"/>struct seminfo *__buf; <text:s/>/* buffer for IPC_INFO */</text:span></text:p>
      <text:p text:style-name="P17"><text:span text:style-name="T5"><text:s text:c="16"/>void *__pad;</text:span></text:p>
      <text:p text:style-name="P17"><text:span text:style-name="T5"><text:s text:c="8"/>};</text:span></text:p>
      <text:p text:style-name="P3"/>
      <text:p text:style-name="P1"><text:span text:style-name="HTML_20_Typewriter"><text:span text:style-name="T8">val</text:span></text:span><text:span text:style-name="T9"> </text:span></text:p>
      <text:p text:style-name="P19"><text:span text:style-name="T12">Used when the SETVAL command is performed. Specifies the value to set the semaphore to. </text:span></text:p>
      <text:p text:style-name="P1"><text:span text:style-name="HTML_20_Typewriter"><text:span text:style-name="T8">buf</text:span></text:span><text:span text:style-name="T9"> </text:span></text:p>
      <text:p text:style-name="P19"><text:soft-page-break/><text:span text:style-name="T12">Used in the IPC_STAT/IPC_SET commands. Represents a copy of the internal semaphore data structure used in the kernel. </text:span></text:p>
      <text:p text:style-name="P1"><text:span text:style-name="HTML_20_Typewriter"><text:span text:style-name="T8">array</text:span></text:span><text:span text:style-name="T9"> </text:span></text:p>
      <text:p text:style-name="P19"><text:span text:style-name="T12">A pointer used in the GETALL/SETALL commands. Should point to an array of integer values to be used in setting or retrieving all semaphore values in a set. </text:span></text:p>
      <text:p text:style-name="P19"><text:span text:style-name="T12">The remaining arguments </text:span><text:span text:style-name="Emphasis"><text:span text:style-name="T12">__buf</text:span></text:span><text:span text:style-name="T12"> and </text:span><text:span text:style-name="Emphasis"><text:span text:style-name="T12">__pad</text:span></text:span><text:span text:style-name="T12"> are used internally in the semaphore code within the kernel, and are of little or no use to the application developer. As a matter of fact, these two arguments are specific to the Linux operating system, and are not found in other UNIX implementations. </text:span></text:p>
      <text:p text:style-name="P19"><text:span text:style-name="T12">Since this particular system call is arguably the most difficult to grasp of all the System V IPC calls, we'll examine multiple examples of it in action. </text:span></text:p>
      <text:p text:style-name="P19"><text:span text:style-name="T12">The following snippet returns the value of the passed semaphore. The final argument (the union) is ignored when the GETVAL command is used: </text:span></text:p>
      <text:p text:style-name="P3"/>
      <text:p text:style-name="P17"><text:span text:style-name="T5">int get_sem_val( int sid, int semnum )</text:span></text:p>
      <text:p text:style-name="P17"><text:span text:style-name="T5">{</text:span></text:p>
      <text:p text:style-name="P17"><text:span text:style-name="T5"><text:s text:c="8"/>return( semctl(sid, semnum, GETVAL, 0));</text:span></text:p>
      <text:p text:style-name="P17"><text:span text:style-name="T5">}</text:span></text:p>
      <text:p text:style-name="P3"/>
      <text:p text:style-name="P1"><text:span text:style-name="T9">To revisit the printer example, let's say the status of all five printers was required: </text:span></text:p>
      <text:p text:style-name="P3"/>
      <text:p text:style-name="P17"><text:span text:style-name="T5"><text:s text:c="8"/>#define MAX_PRINTERS 5</text:span></text:p>
      <text:p text:style-name="P18"/>
      <text:p text:style-name="P17"><text:span text:style-name="T5"><text:s text:c="8"/>printer_usage()</text:span></text:p>
      <text:p text:style-name="P17"><text:span text:style-name="T5"><text:s text:c="8"/>{</text:span></text:p>
      <text:p text:style-name="P17"><text:span text:style-name="T5"><text:s text:c="16"/>int x;</text:span></text:p>
      <text:p text:style-name="P18"/>
      <text:p text:style-name="P17"><text:span text:style-name="T5"><text:s text:c="16"/>for(x=0; x&lt;MAX_PRINTERS; x++)</text:span></text:p>
      <text:p text:style-name="P17"><text:span text:style-name="T5"><text:s text:c="24"/>printf("Printer %d: %d\n\r", x, get_sem_val( sid, x ));</text:span></text:p>
      <text:p text:style-name="P17"><text:span text:style-name="T5"><text:s text:c="8"/>}</text:span></text:p>
      <text:p text:style-name="P3"/>
      <text:p text:style-name="P1"><text:span text:style-name="T9">Consider the following function, which could be used to initialize a new semaphore value: </text:span></text:p>
      <text:p text:style-name="P3"/>
      <text:p text:style-name="P17"><text:span text:style-name="T5">void init_semaphore( int sid, int semnum, int initval)</text:span></text:p>
      <text:p text:style-name="P17"><text:span text:style-name="T5">{</text:span></text:p>
      <text:p text:style-name="P17"><text:span text:style-name="T5"><text:s text:c="8"/>union semun semopts; <text:s text:c="3"/></text:span></text:p>
      <text:p text:style-name="P18"/>
      <text:p text:style-name="P17"><text:span text:style-name="T5"><text:s text:c="8"/>semopts.val = initval;</text:span></text:p>
      <text:p text:style-name="P17"><text:span text:style-name="T5"><text:s text:c="8"/>semctl( sid, semnum, SETVAL, semopts);</text:span></text:p>
      <text:p text:style-name="P17"><text:span text:style-name="T5">}</text:span></text:p>
      <text:p text:style-name="P3"/>
      <text:p text:style-name="P1"><text:span text:style-name="T9">Note that the final argument of </text:span><text:span text:style-name="Emphasis"><text:span text:style-name="T9">semctl</text:span></text:span><text:span text:style-name="T9"> is a copy of the union, rather than a pointer to it. While we're on the subject of the union as an argument, allow me to demonstrate a rather common mistake when using this system call. </text:span></text:p>
      <text:p text:style-name="P19"><text:span text:style-name="T12">Recall from the msgtool project that the IPC_STAT and IPC_SET commands were used to alter permissions on the queue. While these commands are supported in the semaphore implementation, their usage is a bit different, as the internal data </text:span><text:soft-page-break/><text:span text:style-name="T12">structure is retrieved and copied from a member of the union, rather than as a single entity. Can you locate the bug in this code? </text:span></text:p>
      <text:p text:style-name="P3"/>
      <text:p text:style-name="P17"><text:span text:style-name="T5">/* Required permissions should be passed in as text (ex: "660") */</text:span></text:p>
      <text:p text:style-name="P18"/>
      <text:p text:style-name="P17"><text:span text:style-name="T5">void changemode(int sid, char *mode)</text:span></text:p>
      <text:p text:style-name="P17"><text:span text:style-name="T5">{</text:span></text:p>
      <text:p text:style-name="P17"><text:span text:style-name="T5"><text:s text:c="8"/>int rc;</text:span></text:p>
      <text:p text:style-name="P17"><text:span text:style-name="T5"><text:s text:c="8"/>struct semid_ds mysemds;</text:span></text:p>
      <text:p text:style-name="P18"/>
      <text:p text:style-name="P17"><text:span text:style-name="T5"><text:s text:c="8"/>/* Get current values for internal data structure */</text:span></text:p>
      <text:p text:style-name="P17"><text:span text:style-name="T5"><text:s text:c="8"/>if((rc = semctl(sid, 0, IPC_STAT, semopts)) == -1)</text:span></text:p>
      <text:p text:style-name="P17"><text:span text:style-name="T5"><text:s text:c="8"/>{</text:span></text:p>
      <text:p text:style-name="P17"><text:span text:style-name="T5"><text:s text:c="16"/>perror("semctl");</text:span></text:p>
      <text:p text:style-name="P17"><text:span text:style-name="T5"><text:s text:c="16"/>exit(1);</text:span></text:p>
      <text:p text:style-name="P17"><text:span text:style-name="T5"><text:s text:c="8"/>}</text:span></text:p>
      <text:p text:style-name="P17"><text:span text:style-name="T5"><text:s text:c="16"/></text:span></text:p>
      <text:p text:style-name="P17"><text:span text:style-name="T5"><text:s text:c="8"/>printf("Old permissions were %o\n", semopts.buf-&gt;sem_perm.mode);</text:span></text:p>
      <text:p text:style-name="P17"><text:span text:style-name="T5"><text:s text:c="16"/></text:span></text:p>
      <text:p text:style-name="P17"><text:span text:style-name="T5"><text:s text:c="8"/>/* Change the permissions on the semaphore */</text:span></text:p>
      <text:p text:style-name="P17"><text:span text:style-name="T5"><text:s text:c="8"/>sscanf(mode, "%o", &amp;semopts.buf-&gt;sem_perm.mode);</text:span></text:p>
      <text:p text:style-name="P18"/>
      <text:p text:style-name="P17"><text:span text:style-name="T5"><text:s text:c="8"/>/* Update the internal data structure */</text:span></text:p>
      <text:p text:style-name="P17"><text:span text:style-name="T5"><text:s text:c="8"/>semctl(sid, 0, IPC_SET, semopts);</text:span></text:p>
      <text:p text:style-name="P18"/>
      <text:p text:style-name="P17"><text:span text:style-name="T5"><text:s text:c="8"/>printf("Updated...\n");</text:span></text:p>
      <text:p text:style-name="P17"><text:span text:style-name="T5">}</text:span></text:p>
      <text:p text:style-name="P3"/>
      <text:p text:style-name="P1"><text:span text:style-name="T9">The code is attempting to make a local copy of the internal data structure for the set, modify the permissions, and IPC_SET them back to the kernel. However, the first call to </text:span><text:span text:style-name="Emphasis"><text:span text:style-name="T9">semctl</text:span></text:span><text:span text:style-name="T9"> promptly returns EFAULT, or bad address for the last argument (the union!). In addition, if we hadn't checked for errors from that call, we would have gotten a memory fault. Why? </text:span></text:p>
      <text:p text:style-name="P19"><text:span text:style-name="T12">Recall that the IPC_SET/IPC_STAT commands use the </text:span><text:span text:style-name="Emphasis"><text:span text:style-name="T12">buf</text:span></text:span><text:span text:style-name="T12"> member of the union, which is a </text:span><text:span text:style-name="Emphasis"><text:span text:style-name="T12">pointer</text:span></text:span><text:span text:style-name="T12"> to a type </text:span><text:span text:style-name="Emphasis"><text:span text:style-name="T12">semid_ds</text:span></text:span><text:span text:style-name="T12">. Pointers are pointers are pointers are pointers! The </text:span><text:span text:style-name="Emphasis"><text:span text:style-name="T12">buf</text:span></text:span><text:span text:style-name="T12"> member must point to some valid storage location in order for our function to work properly. Consider this revamped version: </text:span></text:p>
      <text:p text:style-name="P3"/>
      <text:p text:style-name="P17"><text:span text:style-name="T5">void changemode(int sid, char *mode)</text:span></text:p>
      <text:p text:style-name="P17"><text:span text:style-name="T5">{</text:span></text:p>
      <text:p text:style-name="P17"><text:span text:style-name="T5"><text:s text:c="8"/>int rc;</text:span></text:p>
      <text:p text:style-name="P17"><text:span text:style-name="T5"><text:s text:c="8"/>struct semid_ds mysemds;</text:span></text:p>
      <text:p text:style-name="P18"/>
      <text:p text:style-name="P17"><text:span text:style-name="T5"><text:s text:c="8"/>/* Get current values for internal data structure */</text:span></text:p>
      <text:p text:style-name="P18"/>
      <text:p text:style-name="P17"><text:span text:style-name="T5"><text:s text:c="8"/>/* Point to our local copy first! */</text:span></text:p>
      <text:p text:style-name="P17"><text:span text:style-name="T5"><text:s text:c="8"/>semopts.buf = &amp;mysemds;</text:span></text:p>
      <text:p text:style-name="P18"/>
      <text:p text:style-name="P17"><text:span text:style-name="T5"><text:s text:c="8"/>/* Let's try this again! */</text:span></text:p>
      <text:p text:style-name="P17"><text:span text:style-name="T5"><text:s text:c="8"/>if((rc = semctl(sid, 0, IPC_STAT, semopts)) == -1)</text:span></text:p>
      <text:p text:style-name="P17"><text:span text:style-name="T5"><text:s text:c="8"/>{</text:span></text:p>
      <text:p text:style-name="P17"><text:soft-page-break/><text:span text:style-name="T5"><text:s text:c="16"/>perror("semctl");</text:span></text:p>
      <text:p text:style-name="P17"><text:span text:style-name="T5"><text:s text:c="16"/>exit(1);</text:span></text:p>
      <text:p text:style-name="P17"><text:span text:style-name="T5"><text:s text:c="8"/>}</text:span></text:p>
      <text:p text:style-name="P17"><text:span text:style-name="T5"><text:s text:c="16"/></text:span></text:p>
      <text:p text:style-name="P17"><text:span text:style-name="T5"><text:s text:c="8"/>printf("Old permissions were %o\n", semopts.buf-&gt;sem_perm.mode);</text:span></text:p>
      <text:p text:style-name="P17"><text:span text:style-name="T5"><text:s text:c="16"/></text:span></text:p>
      <text:p text:style-name="P17"><text:span text:style-name="T5"><text:s text:c="8"/>/* Change the permissions on the semaphore */</text:span></text:p>
      <text:p text:style-name="P17"><text:span text:style-name="T5"><text:s text:c="8"/>sscanf(mode, "%o", &amp;semopts.buf-&gt;sem_perm.mode);</text:span></text:p>
      <text:p text:style-name="P18"/>
      <text:p text:style-name="P17"><text:span text:style-name="T5"><text:s text:c="8"/>/* Update the internal data structure */</text:span></text:p>
      <text:p text:style-name="P17"><text:span text:style-name="T5"><text:s text:c="8"/>semctl(sid, 0, IPC_SET, semopts);</text:span></text:p>
      <text:p text:style-name="P18"/>
      <text:p text:style-name="P17"><text:span text:style-name="T5"><text:s text:c="8"/>printf("Updated...\n");</text:span></text:p>
      <text:p text:style-name="P17"><text:span text:style-name="T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1">SHARED MEMORY CONCEPTS</text:span></text:p>
      <text:h text:style-name="P14" text:outline-level="3"><text:bookmark-start text:name="SECTION00744100000000000000"/><text:span text:style-name="T9">Basic Concepts</text:span><text:bookmark-end text:name="SECTION00744100000000000000"/></text:h>
      <text:p text:style-name="P19"><text:span text:style-name="T12">Shared memory can best be described as the mapping of an area (segment) of memory that will be mapped and shared by more than one process. This is by far the fastest form of IPC, because there is no intermediation (i.e. a pipe, a message queue, etc). Instead, information is mapped directly from a memory segment, and into the addressing space of the calling process. A segment can be created by one process, and subsequently written to and read from by any number of processes.</text:span></text:p>
      <text:p text:style-name="P20"/>
      <text:h text:style-name="P13" text:outline-level="4"><text:bookmark-start text:name="SECTION00744210000000000000"/><text:soft-page-break/><text:span text:style-name="T9">Kernel </text:span><text:span text:style-name="HTML_20_Typewriter"><text:span text:style-name="T7">shmid_ds</text:span></text:span><text:span text:style-name="T9"> structure</text:span><text:bookmark-end text:name="SECTION00744210000000000000"/></text:h>
      <text:p text:style-name="P19"><text:span text:style-name="T12">As with message queues and semaphore sets, the kernel maintains a special internal data structure for each shared memory segment which exists within its addressing space. This structure is of type </text:span><text:span text:style-name="HTML_20_Typewriter"><text:span text:style-name="T5">shmid_ds</text:span></text:span><text:span text:style-name="T12">, and is defined in </text:span><text:span text:style-name="HTML_20_Typewriter"><text:span text:style-name="T5">linux/shm.h</text:span></text:span><text:span text:style-name="T12"> as follows: </text:span></text:p>
      <text:p text:style-name="P3"/>
      <text:p text:style-name="P17"><text:span text:style-name="T5"><text:s text:c="8"/>/* One shmid data structure for each shared memory segment in the system. */</text:span></text:p>
      <text:p text:style-name="P17"><text:span text:style-name="T5"><text:s text:c="8"/>struct shmid_ds {</text:span></text:p>
      <text:p text:style-name="P17"><text:span text:style-name="T5"><text:s text:c="16"/>struct ipc_perm shm_perm; <text:s text:c="7"/>/* operation perms */</text:span></text:p>
      <text:p text:style-name="P17"><text:span text:style-name="T5"><text:s text:c="16"/>int <text:s text:c="4"/>shm_segsz; <text:s text:c="14"/>/* size of segment (bytes) */</text:span></text:p>
      <text:p text:style-name="P17"><text:span text:style-name="T5"><text:s text:c="16"/>time_t <text:s/>shm_atime; <text:s text:c="14"/>/* last attach time */</text:span></text:p>
      <text:p text:style-name="P17"><text:span text:style-name="T5"><text:s text:c="16"/>time_t <text:s/>shm_dtime; <text:s text:c="14"/>/* last detach time */</text:span></text:p>
      <text:p text:style-name="P17"><text:span text:style-name="T5"><text:s text:c="16"/>time_t <text:s/>shm_ctime; <text:s text:c="14"/>/* last change time */</text:span></text:p>
      <text:p text:style-name="P17"><text:span text:style-name="T5"><text:s text:c="16"/>unsigned short <text:s/>shm_cpid; <text:s text:c="7"/>/* pid of creator */</text:span></text:p>
      <text:p text:style-name="P17"><text:span text:style-name="T5"><text:s text:c="16"/>unsigned short <text:s/>shm_lpid; <text:s text:c="7"/>/* pid of last operator */</text:span></text:p>
      <text:p text:style-name="P17"><text:span text:style-name="T5"><text:s text:c="16"/>short <text:s text:c="2"/>shm_nattch; <text:s text:c="13"/>/* no. of current attaches */</text:span></text:p>
      <text:p text:style-name="P18"/>
      <text:p text:style-name="P17"><text:span text:style-name="T5"><text:s text:c="49"/>/* the following are private */</text:span></text:p>
      <text:p text:style-name="P18"/>
      <text:p text:style-name="P17"><text:span text:style-name="T5"><text:s text:c="16"/>unsigned short <text:s text:c="2"/>shm_npages; <text:s text:c="4"/>/* size of segment (pages) */</text:span></text:p>
      <text:p text:style-name="P17"><text:span text:style-name="T5"><text:s text:c="16"/>unsigned long <text:s text:c="2"/>*shm_pages; <text:s text:c="5"/>/* array of ptrs to frames -&gt; SHMMAX */ </text:span></text:p>
      <text:p text:style-name="P17"><text:span text:style-name="T5"><text:s text:c="16"/>struct vm_area_struct *attaches; /* descriptors for attaches */</text:span></text:p>
      <text:p text:style-name="P17"><text:span text:style-name="T5"><text:s text:c="8"/>};</text:span></text:p>
      <text:p text:style-name="P3"/>
      <text:p text:style-name="P1"><text:span text:style-name="T9">Operations on this structure are performed by a special system call, and should not be tinkered with directly. Here are descriptions of the more pertinent fields: </text:span></text:p>
      <text:p text:style-name="P1"><text:span text:style-name="HTML_20_Typewriter"><text:span text:style-name="T8">shm_perm</text:span></text:span><text:span text:style-name="T9"> </text:span></text:p>
      <text:p text:style-name="P19"><text:span text:style-name="T12">This is an instance of the </text:span><text:span text:style-name="HTML_20_Typewriter"><text:span text:style-name="T5">ipc_perm</text:span></text:span><text:span text:style-name="T12"> structure, which is defined for us in </text:span><text:span text:style-name="HTML_20_Typewriter"><text:span text:style-name="T5">linux/ipc.h</text:span></text:span><text:span text:style-name="T12">. This holds the permission information for the segment, including the access permissions, and information about the creator of the segment (uid, etc). </text:span></text:p>
      <text:p text:style-name="P1"><text:span text:style-name="HTML_20_Typewriter"><text:span text:style-name="T8">shm_segsz</text:span></text:span><text:span text:style-name="T9">: Size of the segment (measured in bytes). </text:span></text:p>
      <text:p text:style-name="P1"><text:span text:style-name="HTML_20_Typewriter"><text:span text:style-name="T8">shm_atime</text:span></text:span><text:span text:style-name="T9">: Time the last process attached the segment. </text:span></text:p>
      <text:p text:style-name="P1"><text:span text:style-name="HTML_20_Typewriter"><text:span text:style-name="T8">shm_dtime</text:span></text:span><text:span text:style-name="T9">: Time the last process detached the segment. </text:span></text:p>
      <text:p text:style-name="P1"><text:span text:style-name="HTML_20_Typewriter"><text:span text:style-name="T8">shm_ctime</text:span></text:span><text:span text:style-name="T9">: Time of the last change to this structure (mode change, etc). </text:span></text:p>
      <text:p text:style-name="P1"><text:span text:style-name="HTML_20_Typewriter"><text:span text:style-name="T8">shm_cpid</text:span></text:span><text:span text:style-name="T9">: The PID of the creating process. </text:span></text:p>
      <text:p text:style-name="P1"><text:span text:style-name="HTML_20_Typewriter"><text:span text:style-name="T8">shm_lpid</text:span></text:span><text:span text:style-name="T9">: The PID of the last process to operate on the segment. </text:span></text:p>
      <text:p text:style-name="P1"><text:span text:style-name="HTML_20_Typewriter"><text:span text:style-name="T8">shm_nattch</text:span></text:span><text:span text:style-name="T9">: Number of processes currently attached to the segment. </text:span></text:p>
      <text:p text:style-name="P20"/>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Symbol" svg:font-family="Symbol"/>
    <style:font-face style:name="Wingdings" svg:font-family="Wingding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2" style:display-name="Heading 2" style:family="paragraph" style:parent-style-name="Standard" style:next-style-name="Text_20_body" style:default-outline-level="2" style:class="text"/>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with-next="always"/>
      <style:text-properties fo:color="#243f60" style:font-name="Cambria" style:font-name-complex="F"/>
    </style:style>
    <style:style style:name="Normal_20__28_Web_29_" style:display-name="Normal (Web)" style:family="paragraph" style:parent-style-name="Standard"/>
    <style:style style:name="HTML_20_Preformatted" style:display-name="HTML Preformatted"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Emphasis"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5_20_Char" style:display-name="Heading 5 Char" style:family="text" style:parent-style-name="Default_20_Paragraph_20_Font">
      <style:text-properties fo:color="#243f60" style:font-name="Cambria" style:font-name-complex="F"/>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Converted1">
      <style:paragraph-properties fo:text-align="center" style:justify-single-word="false" style:page-numb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text:p text:style-name="Footer"/>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gam</meta:initial-creator>
    <dc:creator>Nigam</dc:creator>
    <meta:editing-cycles>22</meta:editing-cycles>
    <meta:print-date>2016-01-20T04:52:00</meta:print-date>
    <meta:creation-date>2016-01-20T04:29:00</meta:creation-date>
    <dc:date>2016-01-20T04:57:00</dc:date>
    <meta:editing-duration>PT00H00M28S</meta:editing-duration>
    <meta:generator>OpenOffice.org/3.1$Unix OpenOffice.org_project/310m19$Build-9420</meta:generator>
    <meta:document-statistic meta:table-count="0" meta:image-count="0" meta:object-count="0" meta:page-count="31" meta:paragraph-count="904" meta:word-count="9933" meta:character-count="66760"/>
    <meta:template xlink:type="simple" xlink:actuate="onRequest" xlink:title="Normal" xlink:href=""/>
  </office:meta>
</office:document-meta>
</file>